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11.43mm"/>
    </style:style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15.24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77.61mm"/>
    </style:style>
    <style:style style:name="co17" style:family="table-column">
      <style:table-column-properties fo:break-before="auto" style:column-width="95.85mm"/>
    </style:style>
    <style:style style:name="co18" style:family="table-column">
      <style:table-column-properties fo:break-before="auto" style:column-width="110.01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 style:data-style-name="N84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 style:data-style-name="N84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 style:data-style-name="N84">
      <style:table-cell-properties fo:background-color="#ffffcc"/>
    </style:style>
    <style:style style:name="ce13" style:family="table-cell" style:parent-style-name="Default" style:data-style-name="N84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84">
      <style:table-cell-properties fo:border-bottom="0.06pt solid #000000" fo:background-color="#ffffcc" fo:border-left="none" fo:border-right="none" fo:border-top="none"/>
    </style:style>
    <style:style style:name="ce15" style:family="table-cell" style:parent-style-name="Default" style:data-style-name="N84">
      <style:table-cell-properties fo:background-color="#ffcccc"/>
    </style:style>
    <style:style style:name="ce16" style:family="table-cell" style:parent-style-name="Default" style:data-style-name="N84">
      <style:text-properties fo:color="#999999"/>
    </style:style>
    <style:style style:name="ce17" style:family="table-cell" style:parent-style-name="Default" style:data-style-name="N84">
      <style:table-cell-properties fo:border-bottom="none" fo:background-color="#ffcccc" fo:border-left="none" fo:border-right="none" fo:border-top="0.06pt solid #000000"/>
    </style:style>
    <style:style style:name="ce18" style:family="table-cell" style:parent-style-name="Default" style:data-style-name="N84">
      <style:table-cell-properties fo:border-bottom="none" fo:background-color="#dddddd" fo:border-left="none" fo:border-right="none" fo:border-top="0.99pt ridge #000000"/>
    </style:style>
    <style:style style:name="ce19" style:family="table-cell" style:parent-style-name="Default" style:data-style-name="N84">
      <style:table-cell-properties fo:background-color="#cccc99"/>
    </style:style>
    <style:style style:name="ce20" style:family="table-cell" style:parent-style-name="Default" style:data-style-name="N84">
      <style:table-cell-properties fo:border-bottom="none" fo:border-left="none" fo:border-right="none" fo:border-top="0.06pt solid #000000"/>
      <style:text-properties fo:color="#999999"/>
    </style:style>
    <style:style style:name="ce21" style:family="table-cell" style:parent-style-name="Default" style:data-style-name="N84">
      <style:table-cell-properties fo:background-color="transparent"/>
    </style:style>
    <style:style style:name="ce22" style:family="table-cell" style:parent-style-name="Default" style:data-style-name="N84">
      <style:table-cell-properties fo:border-bottom="none" fo:background-color="#ffd7d7" fo:border-left="none" fo:border-right="none" fo:border-top="0.06pt solid #000000"/>
    </style:style>
    <style:style style:name="ce23" style:family="table-cell" style:parent-style-name="Default" style:data-style-name="N84">
      <style:table-cell-properties fo:border-bottom="none" fo:border-left="none" fo:border-right="none" fo:border-top="0.99pt ridge #000000"/>
    </style:style>
    <style:style style:name="ce24" style:family="table-cell" style:parent-style-name="Default" style:data-style-name="N84">
      <style:text-properties fo:color="#808080"/>
    </style:style>
    <style:style style:name="ce25" style:family="table-cell" style:parent-style-name="Default" style:data-style-name="N84">
      <style:table-cell-properties fo:border-bottom="none" fo:background-color="#cccc99" fo:border-left="none" fo:border-right="none" fo:border-top="0.06pt solid #000000"/>
    </style:style>
    <style:style style:name="ce26" style:family="table-cell" style:parent-style-name="Default" style:data-style-name="N84">
      <style:table-cell-properties fo:background-color="#ffcccc"/>
      <style:text-properties fo:color="#999999"/>
    </style:style>
    <style:style style:name="ce27" style:family="table-cell" style:parent-style-name="Default" style:data-style-name="N84">
      <style:table-cell-properties fo:background-color="transparent"/>
      <style:text-properties fo:color="#999999"/>
    </style:style>
    <style:style style:name="ce28" style:family="table-cell" style:parent-style-name="Default" style:data-style-name="N84">
      <style:table-cell-properties fo:border-bottom="none" fo:background-color="#ffcc99" fo:border-left="none" fo:border-right="none" fo:border-top="0.06pt solid #000000"/>
    </style:style>
    <style:style style:name="ce29" style:family="table-cell" style:parent-style-name="Default" style:data-style-name="N84">
      <style:table-cell-properties fo:background-color="#ffcc99"/>
    </style:style>
    <style:style style:name="ce30" style:family="table-cell" style:parent-style-name="Default" style:data-style-name="N84">
      <style:table-cell-properties fo:background-color="#ffd7d7"/>
    </style:style>
    <style:style style:name="ce31" style:family="table-cell" style:parent-style-name="Default" style:data-style-name="N84">
      <style:table-cell-properties fo:background-color="#ffd7d7"/>
      <style:text-properties style:use-window-font-color="true"/>
    </style:style>
    <style:style style:name="ce32" style:family="table-cell" style:parent-style-name="Default" style:data-style-name="N84">
      <style:table-cell-properties fo:border-bottom="none" fo:border-left="none" fo:border-right="none" fo:border-top="0.99pt dotted #000000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4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40" style:family="table-cell" style:parent-style-name="Default">
      <style:table-cell-properties fo:background-color="#ffcccc"/>
    </style:style>
    <style:style style:name="ce41" style:family="table-cell" style:parent-style-name="Default">
      <style:text-properties fo:color="#999999"/>
    </style:style>
    <style:style style:name="ce42" style:family="table-cell" style:parent-style-name="Default">
      <style:table-cell-properties fo:border-bottom="none" fo:background-color="#ffcccc" fo:border-left="none" fo:border-right="none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none" fo:border-top="0.99pt ridge #000000"/>
    </style:style>
    <style:style style:name="ce44" style:family="table-cell" style:parent-style-name="Default">
      <style:table-cell-properties fo:background-color="#cccc99"/>
    </style:style>
    <style:style style:name="ce45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8" style:family="table-cell" style:parent-style-name="Default">
      <style:table-cell-properties fo:border-bottom="none" fo:border-left="none" fo:border-right="none" fo:border-top="0.99pt ridge #000000"/>
    </style:style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border-bottom="none" fo:background-color="#cccc99" fo:border-left="none" fo:border-right="none" fo:border-top="0.06pt solid #000000"/>
    </style:style>
    <style:style style:name="ce51" style:family="table-cell" style:parent-style-name="Default">
      <style:table-cell-properties fo:background-color="#ffcccc"/>
      <style:text-properties fo:color="#999999"/>
    </style:style>
    <style:style style:name="ce52" style:family="table-cell" style:parent-style-name="Default">
      <style:table-cell-properties fo:background-color="transparent"/>
      <style:text-properties fo:color="#999999"/>
    </style:style>
    <style:style style:name="ce53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54" style:family="table-cell" style:parent-style-name="Default">
      <style:table-cell-properties fo:background-color="#ffcc99"/>
    </style:style>
    <style:style style:name="ce55" style:family="table-cell" style:parent-style-name="Default">
      <style:table-cell-properties fo:background-color="#ffd7d7"/>
    </style:style>
    <style:style style:name="ce56" style:family="table-cell" style:parent-style-name="Default">
      <style:table-cell-properties fo:background-color="#ffd7d7"/>
      <style:text-properties style:use-window-font-color="true"/>
    </style:style>
    <style:style style:name="ce57" style:family="table-cell" style:parent-style-name="Default">
      <style:table-cell-properties fo:border-bottom="none" fo:border-left="none" fo:border-right="none" fo:border-top="0.99pt dotted #000000"/>
    </style:style>
    <style:style style:name="ce58" style:family="table-cell" style:parent-style-name="Default" style:data-style-name="N40">
      <style:text-properties fo:font-weight="bold" style:font-weight-asian="bold" style:font-weight-complex="bold"/>
    </style:style>
    <style:style style:name="ce59" style:family="table-cell" style:parent-style-name="Default" style:data-style-name="N4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40"/>
    <style:style style:name="ce61" style:family="table-cell" style:parent-style-name="Default" style:data-style-name="N40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40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40">
      <style:table-cell-properties fo:border-bottom="none" fo:border-left="none" fo:border-right="none" fo:border-top="0.99pt ridge #000000"/>
    </style:style>
    <style:style style:name="ce64" style:family="table-cell" style:parent-style-name="Default" style:data-style-name="N40">
      <style:table-cell-properties fo:border-bottom="none" fo:border-left="none" fo:border-right="none" fo:border-top="0.99pt dotted #000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80808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99pt dotted #000000"/>
      <style:paragraph-properties fo:text-align="center" fo:margin-left="0mm"/>
    </style:style>
    <style:style style:name="ce73" style:family="table-cell" style:parent-style-name="Default" style:data-style-name="N108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 style:data-style-name="N108"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8">
      <style:text-properties fo:font-weight="bold" style:font-weight-asian="bold" style:font-weight-complex="bold"/>
    </style:style>
    <style:style style:name="ce77" style:family="table-cell" style:parent-style-name="Default" style:data-style-name="N108"/>
    <style:style style:name="ce78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79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08">
      <style:table-cell-properties fo:background-color="#ffcccc"/>
    </style:style>
    <style:style style:name="ce81" style:family="table-cell" style:parent-style-name="Default" style:data-style-name="N108">
      <style:table-cell-properties fo:border-bottom="none" fo:background-color="#f7d1d5" fo:border-left="none" fo:border-right="none" fo:border-top="0.06pt solid #000000"/>
    </style:style>
    <style:style style:name="ce82" style:family="table-cell" style:parent-style-name="Default" style:data-style-name="N108">
      <style:table-cell-properties fo:border-bottom="none" fo:background-color="#ffcccc" fo:border-left="none" fo:border-right="none" fo:border-top="0.06pt solid #000000"/>
    </style:style>
    <style:style style:name="ce83" style:family="table-cell" style:parent-style-name="Default" style:data-style-name="N108">
      <style:table-cell-properties fo:border-bottom="none" fo:background-color="#dddddd" fo:border-left="none" fo:border-right="none" fo:border-top="0.99pt ridge #000000"/>
    </style:style>
    <style:style style:name="ce84" style:family="table-cell" style:parent-style-name="Default" style:data-style-name="N108">
      <style:table-cell-properties fo:border-bottom="none" fo:background-color="#ffd7d7" fo:border-left="none" fo:border-right="none" fo:border-top="0.06pt solid #000000"/>
    </style:style>
    <style:style style:name="ce85" style:family="table-cell" style:parent-style-name="Default" style:data-style-name="N108">
      <style:table-cell-properties fo:border-bottom="none" fo:border-left="none" fo:border-right="none" fo:border-top="0.99pt ridge #000000"/>
    </style:style>
    <style:style style:name="ce86" style:family="table-cell" style:parent-style-name="Default" style:data-style-name="N108">
      <style:table-cell-properties fo:background-color="#ffd7d7"/>
    </style:style>
    <style:style style:name="ce87" style:family="table-cell" style:parent-style-name="Default" style:data-style-name="N108">
      <style:table-cell-properties fo:background-color="#f7d1d5"/>
    </style:style>
    <style:style style:name="ce88" style:family="table-cell" style:parent-style-name="Default" style:data-style-name="N108">
      <style:table-cell-properties fo:background-color="transparent"/>
    </style:style>
    <style:style style:name="ce89" style:family="table-cell" style:parent-style-name="Default" style:data-style-name="N108">
      <style:table-cell-properties fo:border-bottom="none" fo:border-left="none" fo:border-right="none" fo:border-top="0.99pt dotted #000000"/>
    </style:style>
    <style:style style:name="ce90" style:family="table-cell" style:parent-style-name="Default" style:data-style-name="N2"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2"/>
    <style:style style:name="ce9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5" style:family="table-cell" style:parent-style-name="Default" style:data-style-name="N2">
      <style:table-cell-properties fo:background-color="transparent"/>
    </style:style>
    <style:style style:name="ce96" style:family="table-cell" style:parent-style-name="Default" style:data-style-name="N2">
      <style:table-cell-properties fo:border-bottom="none" fo:border-left="none" fo:border-right="none" fo:border-top="0.99pt ridge #000000"/>
    </style:style>
    <style:style style:name="ce97" style:family="table-cell" style:parent-style-name="Default" style:data-style-name="N2">
      <style:table-cell-properties fo:border-bottom="none" fo:border-left="none" fo:border-right="none" fo:border-top="0.99pt dotted #000000"/>
    </style:style>
    <style:style style:name="ce98" style:family="table-cell" style:parent-style-name="Default" style:data-style-name="N2">
      <style:text-properties fo:color="#999999" fo:font-weight="normal" style:font-weight-asian="normal" style:font-weight-complex="normal"/>
    </style:style>
    <style:style style:name="ce99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00" style:family="table-cell" style:parent-style-name="Default" style:data-style-name="N2">
      <style:table-cell-properties fo:border-bottom="none" fo:border-left="none" fo:border-right="none" fo:border-top="0.06pt solid #000000"/>
      <style:text-properties fo:color="#808080"/>
    </style:style>
    <style:style style:name="ce101" style:family="table-cell" style:parent-style-name="Default" style:data-style-name="N2">
      <style:text-properties fo:color="#808080"/>
    </style:style>
    <style:style style:name="ce102" style:family="table-cell" style:parent-style-name="Default" style:data-style-name="N2">
      <style:table-cell-properties fo:border-bottom="0.06pt solid #000000" fo:background-color="#ffffcc" fo:border-left="none" fo:border-right="none" fo:border-top="none"/>
    </style:style>
    <style:style style:name="ce103" style:family="table-cell" style:parent-style-name="Default" style:data-style-name="N2">
      <style:table-cell-properties fo:background-color="#ffffcc"/>
    </style:style>
    <style:style style:name="ce104" style:family="table-cell" style:parent-style-name="Default" style:data-style-name="N2">
      <style:table-cell-properties fo:border-bottom="none" fo:background-color="#ffffcc" fo:border-left="none" fo:border-right="none" fo:border-top="0.06pt solid #000000"/>
    </style:style>
    <style:style style:name="ce105" style:family="table-cell" style:parent-style-name="Default" style:data-style-name="N2">
      <style:table-cell-properties fo:background-color="#ffffd7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fo:background-color="#ffcccc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0"/>
        <table:table-column table:style-name="co4" table:default-cell-style-name="ce60"/>
        <table:table-column table:style-name="co5" table:default-cell-style-name="ce66"/>
        <table:table-column table:style-name="co6" table:default-cell-style-name="ce66"/>
        <table:table-column table:style-name="co7" table:default-cell-style-name="ce77"/>
        <table:table-column table:style-name="co8" table:default-cell-style-name="ce92"/>
        <table:table-column table:style-name="co9" table:default-cell-style-name="Default"/>
        <table:table-column table:style-name="co10" table:default-cell-style-name="ce92"/>
        <table:table-column table:style-name="co11" table:default-cell-style-name="ce66"/>
        <table:table-column table:style-name="co12" table:default-cell-style-name="Default"/>
        <table:table-column table:style-name="co13" table:default-cell-style-name="ce66"/>
        <table:table-column table:style-name="co14" table:default-cell-style-name="ce92"/>
        <table:table-column table:style-name="co15" table:default-cell-style-name="ce92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>
            <text:p>aetherise -ignore all dcm/csv/*.csv dcm/csv/*/*.csv -aggregate list &gt; list.csv</text:p>
          </table:table-cell>
          <table:table-cell table:style-name="ce33"/>
          <table:table-cell table:style-name="ce58" table:number-columns-repeated="2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1"/>
          <table:table-cell table:style-name="ce33"/>
          <table:table-cell table:style-name="ce58" table:number-columns-repeated="2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2" office:value-type="string" calcext:value-type="string">
            <text:p>canceled</text:p>
          </table:table-cell>
          <table:table-cell table:style-name="ce33"/>
          <table:table-cell table:style-name="ce58"/>
          <table:table-cell table:style-name="ce34" office:value-type="string" calcext:value-type="string">
            <text:p>Visitor</text:p>
          </table:table-cell>
          <table:table-cell table:style-name="ce65" office:value-type="string" calcext:value-type="string">
            <text:p>v</text:p>
          </table:table-cell>
          <table:table-cell table:style-name="Default"/>
          <table:table-cell table:style-name="ce74" office:value-type="string" calcext:value-type="string">
            <text:p>Clear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33"/>
          <table:table-cell table:style-name="ce34"/>
          <table:table-cell table:style-name="ce34" office:value-type="string" calcext:value-type="string">
            <text:p>Desk SW</text:p>
          </table:table-cell>
          <table:table-cell table:style-name="ce65" office:value-type="string" calcext:value-type="string">
            <text:p>s</text:p>
          </table:table-cell>
          <table:table-cell table:style-name="ce65" office:value-type="string" calcext:value-type="string">
            <text:p>f</text:p>
          </table:table-cell>
          <table:table-cell table:style-name="ce75" office:value-type="string" calcext:value-type="string">
            <text:p>Fog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4" office:value-type="string" calcext:value-type="string">
            <text:p>error</text:p>
          </table:table-cell>
          <table:table-cell table:style-name="ce33"/>
          <table:table-cell table:style-name="ce58"/>
          <table:table-cell table:style-name="ce34" office:value-type="string" calcext:value-type="string">
            <text:p>Sign reversed</text:p>
          </table:table-cell>
          <table:table-cell table:style-name="ce65" office:value-type="string" calcext:value-type="string">
            <text:p>r</text:p>
          </table:table-cell>
          <table:table-cell table:style-name="ce65" office:value-type="string" calcext:value-type="string">
            <text:p>m</text:p>
          </table:table-cell>
          <table:table-cell table:style-name="ce74" office:value-type="string" calcext:value-type="string">
            <text:p>Mist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5" office:value-type="string" calcext:value-type="string">
            <text:p>outlier</text:p>
          </table:table-cell>
          <table:table-cell table:style-name="ce33"/>
          <table:table-cell table:style-name="ce58"/>
          <table:table-cell table:style-name="ce34" office:value-type="string" calcext:value-type="string">
            <text:p>Corrugated paper u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h</text:p>
          </table:table-cell>
          <table:table-cell table:style-name="ce74" office:value-type="string" calcext:value-type="string">
            <text:p>Haze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6" office:value-type="string" calcext:value-type="string">
            <text:p>unusual</text:p>
          </table:table-cell>
          <table:table-cell table:style-name="ce33"/>
          <table:table-cell table:style-name="ce58"/>
          <table:table-cell table:style-name="ce34" office:value-type="string" calcext:value-type="string">
            <text:p>Model: Desk signal missing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c</text:p>
          </table:table-cell>
          <table:table-cell table:style-name="ce75" office:value-type="string" calcext:value-type="string">
            <text:p>Clouds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7" office:value-type="string" calcext:value-type="string">
            <text:p>anomaly</text:p>
          </table:table-cell>
          <table:table-cell table:style-name="ce34" office:value-type="string" calcext:value-type="string">
            <text:p>possible outlier, something strange</text:p>
          </table:table-cell>
          <table:table-cell table:style-name="Default" office:value-type="string" calcext:value-type="string">
            <text:p><text:s/></text:p>
          </table:table-cell>
          <table:table-cell table:style-name="ce58"/>
          <table:table-cell table:style-name="ce65"/>
          <table:table-cell table:style-name="ce65" office:value-type="string" calcext:value-type="string">
            <text:p>w</text:p>
          </table:table-cell>
          <table:table-cell table:style-name="ce75" office:value-type="string" calcext:value-type="string">
            <text:p>Wind</text:p>
          </table:table-cell>
          <table:table-cell table:style-name="ce90"/>
          <table:table-cell table:style-name="ce33"/>
          <table:table-cell table:style-name="Default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7"/>
          <table:table-cell table:style-name="ce33"/>
          <table:table-cell table:style-name="ce34"/>
          <table:table-cell table:style-name="ce58"/>
          <table:table-cell table:style-name="ce65"/>
          <table:table-cell table:style-name="ce65" office:value-type="string" calcext:value-type="string">
            <text:p>r</text:p>
          </table:table-cell>
          <table:table-cell table:style-name="ce75" office:value-type="string" calcext:value-type="string">
            <text:p>Rain</text:p>
          </table:table-cell>
          <table:table-cell table:style-name="ce90"/>
          <table:table-cell table:style-name="ce33"/>
          <table:table-cell table:style-name="ce98" office:value-type="string" calcext:value-type="string">
            <text:p>Gray values are manually calculated and added.</text:p>
          </table:table-cell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/>
          <table:table-cell table:style-name="ce33"/>
          <table:table-cell table:style-name="ce58" table:number-columns-repeated="2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no</text:p>
          </table:table-cell>
          <table:table-cell table:style-name="ce59" office:value-type="string" calcext:value-type="string">
            <text:p>time</text:p>
          </table:table-cell>
          <table:table-cell table:style-name="ce58" office:value-type="string" calcext:value-type="string">
            <text:p>sidereal time</text:p>
          </table:table-cell>
          <table:table-cell table:style-name="ce65" office:value-type="string" calcext:value-type="string">
            <text:p>attributes</text:p>
          </table:table-cell>
          <table:table-cell table:style-name="ce65" office:value-type="string" calcext:value-type="string">
            <text:p>weather</text:p>
          </table:table-cell>
          <table:table-cell table:style-name="ce76" office:value-type="string" calcext:value-type="string">
            <text:p>uncertainty</text:p>
          </table:table-cell>
          <table:table-cell table:style-name="ce91" office:value-type="string" calcext:value-type="string">
            <text:p>T</text:p>
          </table:table-cell>
          <table:table-cell table:style-name="ce8" office:value-type="string" calcext:value-type="string">
            <text:p>TD</text:p>
          </table:table-cell>
          <table:table-cell table:style-name="ce91" office:value-type="string" calcext:value-type="string">
            <text:p>dT</text:p>
          </table:table-cell>
          <table:table-cell table:style-name="ce65" office:value-type="string" calcext:value-type="string">
            <text:p>sign</text:p>
          </table:table-cell>
          <table:table-cell table:style-name="ce33" office:value-type="string" calcext:value-type="string">
            <text:p>adjust</text:p>
          </table:table-cell>
          <table:table-cell table:style-name="ce65" office:value-type="string" calcext:value-type="string">
            <text:p>sign correct</text:p>
          </table:table-cell>
          <table:table-cell table:style-name="ce91" office:value-type="string" calcext:value-type="string">
            <text:p>drift</text:p>
          </table:table-cell>
          <table:table-cell table:style-name="ce91" office:value-type="string" calcext:value-type="string">
            <text:p>abs drift</text:p>
          </table:table-cell>
          <table:table-cell table:style-name="ce33" office:value-type="string" calcext:value-type="string">
            <text:p>Bemerkung</text:p>
          </table:table-cell>
          <table:table-cell table:style-name="ce33" office:value-type="string" calcext:value-type="string">
            <text:p>comment</text:p>
          </table:table-cell>
          <table:table-cell/>
          <table:table-cell table:style-name="ce33" table:number-columns-repeated="1004"/>
        </table:table-row>
        <table:table-row table:style-name="ro1">
          <table:table-cell table:style-name="ce9" office:value-type="date" office:date-value="1925-03-27" calcext:value-type="date">
            <text:p>1925-03-27</text:p>
          </table:table-cell>
          <table:table-cell office:value-type="float" office:value="101" calcext:value-type="float">
            <text:p>101</text:p>
          </table:table-cell>
          <table:table-cell office:value-type="time" office:time-value="PT18H10M00S" calcext:value-type="time">
            <text:p>18:10</text:p>
          </table:table-cell>
          <table:table-cell office:value-type="time" office:time-value="PT06H26M00S" calcext:value-type="time">
            <text:p>06:2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436" calcext:value-type="float">
            <text:p>0,013</text:p>
          </table:table-cell>
          <table:table-cell office:value-type="float" office:value="7.05" calcext:value-type="float">
            <text:p>7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89062" calcext:value-type="float">
            <text:p>0,79</text:p>
          </table:table-cell>
          <table:table-cell office:value-type="float" office:value="4.0625" calcext:value-type="float">
            <text:p>4,06</text:p>
          </table:table-cell>
          <table:table-cell/>
          <table:table-cell office:value-type="string" calcext:value-type="string">
            <text:p>Foggy</text:p>
          </table:table-cell>
          <table:table-cell table:number-columns-repeated="1005"/>
        </table:table-row>
        <table:table-row table:style-name="ro1">
          <table:table-cell table:style-name="ce10" office:value-type="date" office:date-value="1925-03-27" calcext:value-type="date">
            <text:p>1925-03-27</text:p>
          </table:table-cell>
          <table:table-cell table:style-name="ce35" office:value-type="float" office:value="102" calcext:value-type="float">
            <text:p>102</text:p>
          </table:table-cell>
          <table:table-cell table:style-name="ce61" office:value-type="time" office:time-value="PT21H10M00S" calcext:value-type="time">
            <text:p>21:10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94318" calcext:value-type="float">
            <text:p>0,019</text:p>
          </table:table-cell>
          <table:table-cell table:style-name="ce93" office:value-type="float" office:value="5.575" calcext:value-type="float">
            <text:p>5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2" calcext:value-type="float">
            <text:p>-0,20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0.446429" calcext:value-type="float">
            <text:p>-0,45</text:p>
          </table:table-cell>
          <table:table-cell table:style-name="ce93" office:value-type="float" office:value="6.32143" calcext:value-type="float">
            <text:p>6,32</text:p>
          </table:table-cell>
          <table:table-cell table:style-name="ce38"/>
          <table:table-cell table:style-name="ce38" office:value-type="string" calcext:value-type="string">
            <text:p>Weather: Heavy fog. Clearing at 9:00. Using medium wide fringes. Steady and straigh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1" office:value-type="date" office:date-value="1925-03-28" calcext:value-type="date">
            <text:p>1925-03-28</text:p>
          </table:table-cell>
          <table:table-cell table:style-name="ce36" office:value-type="float" office:value="103" calcext:value-type="float">
            <text:p>103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1" office:value-type="time" office:time-value="PT04H19M00S" calcext:value-type="time">
            <text:p>04:19</text:p>
          </table:table-cell>
          <table:table-cell table:style-name="ce67" office:value-type="string" calcext:value-type="string">
            <text:p>v</text:p>
          </table:table-cell>
          <table:table-cell table:style-name="ce67" office:value-type="string" calcext:value-type="string">
            <text:p>f</text:p>
          </table:table-cell>
          <table:table-cell table:style-name="ce78" office:value-type="float" office:value="0.0115175" calcext:value-type="float">
            <text:p>0,012</text:p>
          </table:table-cell>
          <table:table-cell table:style-name="ce93" office:value-type="float" office:value="13.55" calcext:value-type="float">
            <text:p>13,55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36054" calcext:value-type="float">
            <text:p>1,36</text:p>
          </table:table-cell>
          <table:table-cell table:style-name="ce93" office:value-type="float" office:value="2.57143" calcext:value-type="float">
            <text:p>2,57</text:p>
          </table:table-cell>
          <table:table-cell table:style-name="ce38"/>
          <table:table-cell table:style-name="ce38" office:value-type="string" calcext:value-type="string">
            <text:p>Weather - heavy fog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4" calcext:value-type="float">
            <text:p>10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4H54M00S" calcext:value-type="time">
            <text:p>04:5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2642" calcext:value-type="float">
            <text:p>0,014</text:p>
          </table:table-cell>
          <table:table-cell office:value-type="float" office:value="13.55" calcext:value-type="float">
            <text:p>13,55</text:p>
          </table:table-cell>
          <table:table-cell table:style-name="ce37" office:value-type="float" office:value="1.8" calcext:value-type="float">
            <text:p>1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0.934256" calcext:value-type="float">
            <text:p>-0,93</text:p>
          </table:table-cell>
          <table:table-cell office:value-type="float" office:value="2.58824" calcext:value-type="float">
            <text:p>2,59</text:p>
          </table:table-cell>
          <table:table-cell/>
          <table:table-cell office:value-type="string" calcext:value-type="string">
            <text:p>Weather foggy. (Increasing length gives negative readings. therefor signs reversed.) Fringes extra steady + straight, medium width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5" calcext:value-type="float">
            <text:p>105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05H24M00S" calcext:value-type="time">
            <text:p>05:24</text:p>
          </table:table-cell>
          <table:table-cell table:number-columns-repeated="2"/>
          <table:table-cell office:value-type="float" office:value="0.0141949" calcext:value-type="float">
            <text:p>0,014</text:p>
          </table:table-cell>
          <table:table-cell/>
          <table:table-cell table:style-name="ce46"/>
          <table:table-cell/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2.79167" calcext:value-type="float">
            <text:p>2,79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Weather clear. Sign correct. Fringes - straight, steady, wide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6" calcext:value-type="float">
            <text:p>106</text:p>
          </table:table-cell>
          <table:table-cell office:value-type="time" office:time-value="PT17H45M00S" calcext:value-type="time">
            <text:p>17:45</text:p>
          </table:table-cell>
          <table:table-cell office:value-type="time" office:time-value="PT06H04M00S" calcext:value-type="time">
            <text:p>06:04</text:p>
          </table:table-cell>
          <table:table-cell table:number-columns-repeated="2"/>
          <table:table-cell office:value-type="float" office:value="0.0140608" calcext:value-type="float">
            <text:p>0,014</text:p>
          </table:table-cell>
          <table:table-cell office:value-type="float" office:value="10.425" calcext:value-type="float">
            <text:p>10,43</text:p>
          </table:table-cell>
          <table:table-cell table:style-name="ce37" office:value-type="float" office:value="1.5" calcext:value-type="float">
            <text:p>1,5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4272" calcext:value-type="float">
            <text:p>2,64</text:p>
          </table:table-cell>
          <table:table-cell office:value-type="float" office:value="4.86957" calcext:value-type="float">
            <text:p>4,87</text:p>
          </table:table-cell>
          <table:table-cell/>
          <table:table-cell office:value-type="string" calcext:value-type="string">
            <text:p>clear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7" calcext:value-type="float">
            <text:p>107</text:p>
          </table:table-cell>
          <table:table-cell table:style-name="ce61" office:value-type="time" office:time-value="PT15H34M00S" calcext:value-type="time">
            <text:p>15:34</text:p>
          </table:table-cell>
          <table:table-cell table:style-name="ce61" office:value-type="time" office:time-value="PT04H01M00S" calcext:value-type="time">
            <text:p>04:01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602227" calcext:value-type="float">
            <text:p>0,006</text:p>
          </table:table-cell>
          <table:table-cell table:style-name="ce93" office:value-type="float" office:value="4.275" calcext:value-type="float">
            <text:p>4,28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1.55621" calcext:value-type="float">
            <text:p>-1,56</text:p>
          </table:table-cell>
          <table:table-cell table:style-name="ce93" office:value-type="float" office:value="2.61538" calcext:value-type="float">
            <text:p>2,62</text:p>
          </table:table-cell>
          <table:table-cell table:style-name="ce38"/>
          <table:table-cell table:style-name="ce38" office:value-type="string" calcext:value-type="string">
            <text:p>Weather - Foggy. cold. Found Acetylene water (?) frozen, solid ice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3-30" calcext:value-type="date">
            <text:p>1925-03-30</text:p>
          </table:table-cell>
          <table:table-cell office:value-type="float" office:value="108" calcext:value-type="float">
            <text:p>108</text:p>
          </table:table-cell>
          <table:table-cell office:value-type="time" office:time-value="PT16H15M00S" calcext:value-type="time">
            <text:p>16:15</text:p>
          </table:table-cell>
          <table:table-cell office:value-type="time" office:time-value="PT04H42M00S" calcext:value-type="time">
            <text:p>04:4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62977" calcext:value-type="float">
            <text:p>0,004</text:p>
          </table:table-cell>
          <table:table-cell office:value-type="float" office:value="4" calcext:value-type="float">
            <text:p>4,00</text:p>
          </table:table-cell>
          <table:table-cell office:value-type="float" office:value="0.4" calcext:value-type="float">
            <text:p>0,4</text:p>
          </table:table-cell>
          <table:table-cell office:value-type="float" office:value="-0.20122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23615" calcext:value-type="float">
            <text:p>0,32</text:p>
          </table:table-cell>
          <table:table-cell office:value-type="float" office:value="1.42857" calcext:value-type="float">
            <text:p>1,43</text:p>
          </table:table-cell>
          <table:table-cell/>
          <table:table-cell office:value-type="string" calcext:value-type="string">
            <text:p>Foggy to start, clear at end. fringes very steady, straight, medium width - field about 14 fringes wide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9" calcext:value-type="float">
            <text:p>109</text:p>
          </table:table-cell>
          <table:table-cell table:style-name="ce61" office:value-type="time" office:time-value="PT23H00M00S" calcext:value-type="time">
            <text:p>23:00</text:p>
          </table:table-cell>
          <table:table-cell table:style-name="ce61" office:value-type="time" office:time-value="PT11H28M00S" calcext:value-type="time">
            <text:p>11:28</text:p>
          </table:table-cell>
          <table:table-cell table:style-name="ce67" table:number-columns-repeated="2"/>
          <table:table-cell table:style-name="ce78" office:value-type="float" office:value="0.0157675" calcext:value-type="float">
            <text:p>0,016</text:p>
          </table:table-cell>
          <table:table-cell table:style-name="ce93" office:value-type="float" office:value="0.175" calcext:value-type="float">
            <text:p>0,1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214286" calcext:value-type="float">
            <text:p>0,02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1.29112" calcext:value-type="float">
            <text:p>1,29</text:p>
          </table:table-cell>
          <table:table-cell table:style-name="ce93" office:value-type="float" office:value="6.13043" calcext:value-type="float">
            <text:p>6,13</text:p>
          </table:table-cell>
          <table:table-cell table:style-name="ce38"/>
          <table:table-cell table:style-name="ce38" office:value-type="string" calcext:value-type="string">
            <text:p>clear. adjusted all mirrors completely. Fringes very steady. Medium width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3" office:value-type="date" office:date-value="1925-03-31" calcext:value-type="date">
            <text:p>1925-03-31</text:p>
          </table:table-cell>
          <table:table-cell table:style-name="ce38" office:value-type="float" office:value="110" calcext:value-type="float">
            <text:p>110</text:p>
          </table:table-cell>
          <table:table-cell table:style-name="ce61" office:value-type="time" office:time-value="PT00H38M00S" calcext:value-type="time">
            <text:p>00:38</text:p>
          </table:table-cell>
          <table:table-cell table:style-name="ce61" office:value-type="time" office:time-value="PT13H11M00S" calcext:value-type="time">
            <text:p>13:11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55968" calcext:value-type="float">
            <text:p>0,009</text:p>
          </table:table-cell>
          <table:table-cell table:style-name="ce93" office:value-type="float" office:value="0.475" calcext:value-type="float">
            <text:p>0,48</text:p>
          </table:table-cell>
          <table:table-cell table:style-name="ce38" office:value-type="float" office:value="0.3" calcext:value-type="float">
            <text:p>0,3</text:p>
          </table:table-cell>
          <table:table-cell table:style-name="ce100" office:value-type="float" office:value="0.15" calcext:value-type="float">
            <text:p>0,1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2.39062" calcext:value-type="float">
            <text:p>2,39</text:p>
          </table:table-cell>
          <table:table-cell table:style-name="ce93" office:value-type="float" office:value="4.9375" calcext:value-type="float">
            <text:p>4,94</text:p>
          </table:table-cell>
          <table:table-cell table:style-name="ce38"/>
          <table:table-cell table:style-name="ce38" office:value-type="string" calcext:value-type="string">
            <text:p>Foggy. Fringes steady. Medium width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3-31" calcext:value-type="date">
            <text:p>1925-03-31</text:p>
          </table:table-cell>
          <table:table-cell office:value-type="float" office:value="111" calcext:value-type="float">
            <text:p>111</text:p>
          </table:table-cell>
          <table:table-cell office:value-type="time" office:time-value="PT00H58M00S" calcext:value-type="time">
            <text:p>00:58</text:p>
          </table:table-cell>
          <table:table-cell office:value-type="time" office:time-value="PT13H29M00S" calcext:value-type="time">
            <text:p>13:2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31692" calcext:value-type="float">
            <text:p>0,006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</text:p>
          </table:table-cell>
          <table:table-cell table:style-name="ce101" office:value-type="float" office:value="0.15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" office:value-type="float" office:value="1.94768" calcext:value-type="float">
            <text:p>1,95</text:p>
          </table:table-cell>
          <table:table-cell table:style-name="ce95" office:value-type="float" office:value="3.10345" calcext:value-type="float">
            <text:p>3,10</text:p>
          </table:table-cell>
          <table:table-cell/>
          <table:table-cell office:value-type="string" calcext:value-type="string">
            <text:p>Foggy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4-01" calcext:value-type="date">
            <text:p>1925-04-01</text:p>
          </table:table-cell>
          <table:table-cell table:style-name="ce36" office:value-type="float" office:value="112" calcext:value-type="float">
            <text:p>112</text:p>
          </table:table-cell>
          <table:table-cell table:style-name="ce61" office:value-type="time" office:time-value="PT12H22M00S" calcext:value-type="time">
            <text:p>12:22</text:p>
          </table:table-cell>
          <table:table-cell table:style-name="ce61" office:value-type="time" office:time-value="PT00H59M00S" calcext:value-type="time">
            <text:p>00:59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37138" calcext:value-type="float">
            <text:p>0,014</text:p>
          </table:table-cell>
          <table:table-cell table:style-name="ce93" office:value-type="float" office:value="5.5" calcext:value-type="float">
            <text:p>5,50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/>
          <table:table-cell table:style-name="ce93" office:value-type="float" office:value="5.5124" calcext:value-type="float">
            <text:p>5,51</text:p>
          </table:table-cell>
          <table:table-cell table:style-name="ce93" office:value-type="float" office:value="8.72727" calcext:value-type="float">
            <text:p>8,73</text:p>
          </table:table-cell>
          <table:table-cell table:style-name="ce38"/>
          <table:table-cell table:style-name="ce38" office:value-type="string" calcext:value-type="string">
            <text:p>Faint fog, partly clear. Optical system carefully centered. (The sign is reversed. See second chart)?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3" calcext:value-type="float">
            <text:p>113</text:p>
          </table:table-cell>
          <table:table-cell table:style-name="ce61" office:value-type="time" office:time-value="PT01H52M00S" calcext:value-type="time">
            <text:p>01:52</text:p>
          </table:table-cell>
          <table:table-cell table:style-name="ce61" office:value-type="time" office:time-value="PT14H31M00S" calcext:value-type="time">
            <text:p>14:31</text:p>
          </table:table-cell>
          <table:table-cell table:style-name="ce67" table:number-columns-repeated="2"/>
          <table:table-cell table:style-name="ce78" office:value-type="float" office:value="0.00914221" calcext:value-type="float">
            <text:p>0,009</text:p>
          </table:table-cell>
          <table:table-cell table:style-name="ce93" office:value-type="float" office:value="0.85" calcext:value-type="float">
            <text:p>0,85</text:p>
          </table:table-cell>
          <table:table-cell table:style-name="ce38" office:value-type="float" office:value="0.7" calcext:value-type="float">
            <text:p>0,7</text:p>
          </table:table-cell>
          <table:table-cell table:style-name="ce100" office:value-type="float" office:value="0.1" calcext:value-type="float">
            <text:p>0,10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-0.1024" calcext:value-type="float">
            <text:p>-0,10</text:p>
          </table:table-cell>
          <table:table-cell table:style-name="ce93" office:value-type="float" office:value="3.88" calcext:value-type="float">
            <text:p>3,88</text:p>
          </table:table-cell>
          <table:table-cell table:style-name="ce38"/>
          <table:table-cell table:style-name="ce38" office:value-type="string" calcext:value-type="string">
            <text:p>clear. Optical system completely adjusted. Excellent se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4" calcext:value-type="float">
            <text:p>114</text:p>
          </table:table-cell>
          <table:table-cell office:value-type="time" office:time-value="PT02H52M00S" calcext:value-type="time">
            <text:p>02:52</text:p>
          </table:table-cell>
          <table:table-cell office:value-type="time" office:time-value="PT15H31M00S" calcext:value-type="time">
            <text:p>15:31</text:p>
          </table:table-cell>
          <table:table-cell table:number-columns-repeated="2"/>
          <table:table-cell office:value-type="float" office:value="0.00646433" calcext:value-type="float">
            <text:p>0,006</text:p>
          </table:table-cell>
          <table:table-cell office:value-type="float" office:value="1.475" calcext:value-type="float">
            <text:p>1,48</text:p>
          </table:table-cell>
          <table:table-cell office:value-type="float" office:value="0.5" calcext:value-type="float">
            <text:p>0,5</text:p>
          </table:table-cell>
          <table:table-cell table:style-name="ce101" office:value-type="float" office:value="0.1" calcext:value-type="float">
            <text:p>0,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4" calcext:value-type="float">
            <text:p>1,40</text:p>
          </table:table-cell>
          <table:table-cell table:style-name="ce95" office:value-type="float" office:value="2" calcext:value-type="float">
            <text:p>2,0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5" calcext:value-type="float">
            <text:p>115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15H49M00S" calcext:value-type="time">
            <text:p>15:49</text:p>
          </table:table-cell>
          <table:table-cell table:number-columns-repeated="2"/>
          <table:table-cell office:value-type="float" office:value="0.00552592" calcext:value-type="float">
            <text:p>0,006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335" calcext:value-type="float">
            <text:p>1,34</text:p>
          </table:table-cell>
          <table:table-cell table:style-name="ce95" office:value-type="float" office:value="1.65" calcext:value-type="float">
            <text:p>1,65</text:p>
          </table:table-cell>
          <table:table-cell office:value-type="string" calcext:value-type="string">
            <text:p>Temperatur fällt ab hier</text:p>
          </table:table-cell>
          <table:table-cell office:value-type="string" calcext:value-type="string">
            <text:p>clear. Extra goo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6" calcext:value-type="float">
            <text:p>116</text:p>
          </table:table-cell>
          <table:table-cell office:value-type="time" office:time-value="PT03H48M00S" calcext:value-type="time">
            <text:p>03:48</text:p>
          </table:table-cell>
          <table:table-cell office:value-type="time" office:time-value="PT16H27M00S" calcext:value-type="time">
            <text:p>16:27</text:p>
          </table:table-cell>
          <table:table-cell table:number-columns-repeated="2"/>
          <table:table-cell office:value-type="float" office:value="0.00626545" calcext:value-type="float">
            <text:p>0,006</text:p>
          </table:table-cell>
          <table:table-cell office:value-type="float" office:value="1.35" calcext:value-type="float">
            <text:p>1,3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6" calcext:value-type="float">
            <text:p>1,6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7" calcext:value-type="float">
            <text:p>117</text:p>
          </table:table-cell>
          <table:table-cell table:style-name="ce61" office:value-type="time" office:time-value="PT04H12M00S" calcext:value-type="time">
            <text:p>04:12</text:p>
          </table:table-cell>
          <table:table-cell table:style-name="ce61" office:value-type="time" office:time-value="PT16H51M00S" calcext:value-type="time">
            <text:p>16:51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682375" calcext:value-type="float">
            <text:p>0,007</text:p>
          </table:table-cell>
          <table:table-cell table:style-name="ce93" office:value-type="float" office:value="1.325" calcext:value-type="float">
            <text:p>1,33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3" calcext:value-type="float">
            <text:p>-0,03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99654" calcext:value-type="float">
            <text:p>1,00</text:p>
          </table:table-cell>
          <table:table-cell table:style-name="ce93" office:value-type="float" office:value="1.76471" calcext:value-type="float">
            <text:p>1,76</text:p>
          </table:table-cell>
          <table:table-cell table:style-name="ce38"/>
          <table:table-cell table:style-name="ce38" office:value-type="string" calcext:value-type="string">
            <text:p>clear. Desk changed from N.W. to S.W. corner + used flash instead of electric light bulb. Extra good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8" calcext:value-type="float">
            <text:p>118</text:p>
          </table:table-cell>
          <table:table-cell office:value-type="time" office:time-value="PT04H58M00S" calcext:value-type="time">
            <text:p>04:58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61809" calcext:value-type="float">
            <text:p>0,008</text:p>
          </table:table-cell>
          <table:table-cell office:value-type="float" office:value="1.3" calcext:value-type="float">
            <text:p>1,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37574" calcext:value-type="float">
            <text:p>0,38</text:p>
          </table:table-cell>
          <table:table-cell office:value-type="float" office:value="2.38462" calcext:value-type="float">
            <text:p>2,38</text:p>
          </table:table-cell>
          <table:table-cell/>
          <table:table-cell office:value-type="string" calcext:value-type="string">
            <text:p>clear. Saw sunrise 5:42. Desk at S.W. flashlight. Fringes wide + steady. Extra goo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9" calcext:value-type="float">
            <text:p>119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18H52M00S" calcext:value-type="time">
            <text:p>18:5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32229" calcext:value-type="float">
            <text:p>0,013</text:p>
          </table:table-cell>
          <table:table-cell office:value-type="float" office:value="1.225" calcext:value-type="float">
            <text:p>1,2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0.900227" calcext:value-type="float">
            <text:p>-0,90</text:p>
          </table:table-cell>
          <table:table-cell office:value-type="float" office:value="3.7619" calcext:value-type="float">
            <text:p>3,76</text:p>
          </table:table-cell>
          <table:table-cell/>
          <table:table-cell office:value-type="string" calcext:value-type="string">
            <text:p>clear. desk at S.W. flashlight. good set.</text:p>
          </table:table-cell>
          <table:table-cell table:number-columns-repeated="1005"/>
        </table:table-row>
        <table:table-row table:style-name="ro1">
          <table:table-cell table:style-name="ce14" office:value-type="date" office:date-value="1925-04-02" calcext:value-type="date">
            <text:p>1925-04-02</text:p>
          </table:table-cell>
          <table:table-cell table:style-name="ce39" office:value-type="float" office:value="120" calcext:value-type="float">
            <text:p>120</text:p>
          </table:table-cell>
          <table:table-cell table:style-name="ce62" office:value-type="time" office:time-value="PT06H35M00S" calcext:value-type="time">
            <text:p>06:35</text:p>
          </table:table-cell>
          <table:table-cell table:style-name="ce62" office:value-type="time" office:time-value="PT19H25M00S" calcext:value-type="time">
            <text:p>19:25</text:p>
          </table:table-cell>
          <table:table-cell table:style-name="ce68" office:value-type="string" calcext:value-type="string">
            <text:p>s</text:p>
          </table:table-cell>
          <table:table-cell table:style-name="ce68"/>
          <table:table-cell table:style-name="ce79" office:value-type="float" office:value="0.00905671" calcext:value-type="float">
            <text:p>0,009</text:p>
          </table:table-cell>
          <table:table-cell table:style-name="ce94" office:value-type="float" office:value="1.575" calcext:value-type="float">
            <text:p>1,58</text:p>
          </table:table-cell>
          <table:table-cell table:style-name="ce39" office:value-type="float" office:value="2" calcext:value-type="float">
            <text:p>2</text:p>
          </table:table-cell>
          <table:table-cell table:style-name="ce102" office:value-type="float" office:value="0.456522" calcext:value-type="float">
            <text:p>0,46</text:p>
          </table:table-cell>
          <table:table-cell table:style-name="ce68"/>
          <table:table-cell table:style-name="ce106" office:value-type="float" office:value="0" calcext:value-type="float">
            <text:p>0</text:p>
          </table:table-cell>
          <table:table-cell table:style-name="ce68"/>
          <table:table-cell table:style-name="ce94" office:value-type="float" office:value="0.306667" calcext:value-type="float">
            <text:p>0,31</text:p>
          </table:table-cell>
          <table:table-cell table:style-name="ce94" office:value-type="float" office:value="3.06667" calcext:value-type="float">
            <text:p>3,07</text:p>
          </table:table-cell>
          <table:table-cell table:style-name="ce106"/>
          <table:table-cell table:style-name="ce106" office:value-type="string" calcext:value-type="string">
            <text:p>clear. (?) night, 1151 to 6:35 AM, 8 sets, 189 turns = 10400 feet walking, = 2 miles. Desk S.W.-flash. good set.</text:p>
          </table:table-cell>
          <table:table-cell table:style-name="ce106" table:number-columns-repeated="1005"/>
        </table:table-row>
        <table:table-row table:style-name="ro1">
          <table:table-cell table:style-name="ce15" office:value-type="date" office:date-value="1925-04-02" calcext:value-type="date">
            <text:p>1925-04-02</text:p>
          </table:table-cell>
          <table:table-cell table:style-name="ce40" office:value-type="float" office:value="121" calcext:value-type="float">
            <text:p>121</text:p>
          </table:table-cell>
          <table:table-cell office:value-type="time" office:time-value="PT09H06M00S" calcext:value-type="time">
            <text:p>09:06</text:p>
          </table:table-cell>
          <table:table-cell office:value-type="time" office:time-value="PT21H44M00S" calcext:value-type="time">
            <text:p>21:44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8998" calcext:value-type="float">
            <text:p>0,028</text:p>
          </table:table-cell>
          <table:table-cell table:style-name="ce95" office:value-type="float" office:value="7.7125" calcext:value-type="float">
            <text:p>7,71</text:p>
          </table:table-cell>
          <table:table-cell table:style-name="ce37" office:value-type="float" office:value="7.4" calcext:value-type="float">
            <text:p>7,4</text:p>
          </table:table-cell>
          <table:table-cell table:style-name="ce103" office:value-type="float" office:value="0.514535" calcext:value-type="float">
            <text:p>0,51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.21111" calcext:value-type="float">
            <text:p>-1,21</text:p>
          </table:table-cell>
          <table:table-cell office:value-type="float" office:value="6.83333" calcext:value-type="float">
            <text:p>6,83</text:p>
          </table:table-cell>
          <table:table-cell/>
          <table:table-cell table:style-name="ce40" office:value-type="string" calcext:value-type="string">
            <text:p>clear, sunshine and melting snow. desk SW corner flashlight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4-03" calcext:value-type="date">
            <text:p>1925-04-03</text:p>
          </table:table-cell>
          <table:table-cell table:style-name="ce38" office:value-type="float" office:value="122" calcext:value-type="float">
            <text:p>122</text:p>
          </table:table-cell>
          <table:table-cell table:style-name="ce61" office:value-type="time" office:time-value="PT15H46M00S" calcext:value-type="time">
            <text:p>15:46</text:p>
          </table:table-cell>
          <table:table-cell table:style-name="ce61" office:value-type="time" office:time-value="PT04H29M00S" calcext:value-type="time">
            <text:p>04:29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82213" calcext:value-type="float">
            <text:p>0,018</text:p>
          </table:table-cell>
          <table:table-cell table:style-name="ce93" office:value-type="float" office:value="11.25" calcext:value-type="float">
            <text:p>11,25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60355" calcext:value-type="float">
            <text:p>1,60</text:p>
          </table:table-cell>
          <table:table-cell table:style-name="ce93" office:value-type="float" office:value="4.53846" calcext:value-type="float">
            <text:p>4,54</text:p>
          </table:table-cell>
          <table:table-cell table:style-name="ce38" office:value-type="string" calcext:value-type="string">
            <text:p>Gruppe ist Ausreißer in Epoche</text:p>
          </table:table-cell>
          <table:table-cell table:style-name="ce38" office:value-type="string" calcext:value-type="string">
            <text:p>Foggy. Desk back to NW corner. Small acetylene lamp used. placed near axis of instrument + floating on it. recorder again in North West corner. (?)Lucent lamp. Fringes, very steady straight medium width, very distinc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3" calcext:value-type="float">
            <text:p>123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4H53M00S" calcext:value-type="time">
            <text:p>04:5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387" calcext:value-type="float">
            <text:p>0,013</text:p>
          </table:table-cell>
          <table:table-cell office:value-type="float" office:value="11.05" calcext:value-type="float">
            <text:p>11,05</text:p>
          </table:table-cell>
          <table:table-cell office:value-type="float" office:value="0.4" calcext:value-type="float">
            <text:p>0,4</text:p>
          </table:table-cell>
          <table:table-cell office:value-type="float" office:value="-0.26087" calcext:value-type="float">
            <text:p>-0,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9622" calcext:value-type="float">
            <text:p>2,00</text:p>
          </table:table-cell>
          <table:table-cell office:value-type="float" office:value="3.86957" calcext:value-type="float">
            <text:p>3,87</text:p>
          </table:table-cell>
          <table:table-cell/>
          <table:table-cell office:value-type="string" calcext:value-type="string">
            <text:p>Foggy. Lamp on instrument. good set. (?) condition seem most favorable. Blast on road obliturates fringes for i see. None during observation at 4:33. Fringes extra steady + distinct medium width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4" calcext:value-type="float">
            <text:p>124</text:p>
          </table:table-cell>
          <table:table-cell office:value-type="time" office:time-value="PT17H16M00S" calcext:value-type="time">
            <text:p>17:16</text:p>
          </table:table-cell>
          <table:table-cell office:value-type="time" office:time-value="PT05H59M00S" calcext:value-type="time">
            <text:p>05: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3636" calcext:value-type="float">
            <text:p>0,014</text:p>
          </table:table-cell>
          <table:table-cell office:value-type="float" office:value="9.075" calcext:value-type="float">
            <text:p>9,0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23823" calcext:value-type="float">
            <text:p>-0,42</text:p>
          </table:table-cell>
          <table:table-cell office:value-type="float" office:value="4.89474" calcext:value-type="float">
            <text:p>4,89</text:p>
          </table:table-cell>
          <table:table-cell/>
          <table:table-cell office:value-type="string" calcext:value-type="string">
            <text:p>Foggy. Lamp on instrument. Extra wide fringes (field=8 fringes wide). Steady + throughout. good set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4-03" calcext:value-type="date">
            <text:p>1925-04-03</text:p>
          </table:table-cell>
          <table:table-cell table:style-name="ce41" office:value-type="float" office:value="125" calcext:value-type="float">
            <text:p>125</text:p>
          </table:table-cell>
          <table:table-cell office:value-type="time" office:time-value="PT17H36M00S" calcext:value-type="time">
            <text:p>17:36</text:p>
          </table:table-cell>
          <table:table-cell office:value-type="time" office:time-value="PT06H19M00S" calcext:value-type="time">
            <text:p>06:1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4324" calcext:value-type="float">
            <text:p>0,013</text:p>
          </table:table-cell>
          <table:table-cell office:value-type="float" office:value="8.2625" calcext:value-type="float">
            <text:p>8,26</text:p>
          </table:table-cell>
          <table:table-cell office:value-type="float" office:value="0.8" calcext:value-type="float">
            <text:p>0,8</text:p>
          </table:table-cell>
          <table:table-cell office:value-type="float" office:value="-0.395833" calcext:value-type="float">
            <text:p>-0,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9723" calcext:value-type="float">
            <text:p>-1,00</text:p>
          </table:table-cell>
          <table:table-cell office:value-type="float" office:value="5.63158" calcext:value-type="float">
            <text:p>5,63</text:p>
          </table:table-cell>
          <table:table-cell/>
          <table:table-cell office:value-type="string" calcext:value-type="string">
            <text:p>Foggy.Narrow Fringes (Field=20 fringes wide).Fringes extra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4-03" calcext:value-type="date">
            <text:p>1925-04-03</text:p>
          </table:table-cell>
          <table:table-cell table:style-name="ce40" office:value-type="float" office:value="126" calcext:value-type="float">
            <text:p>126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06H44M00S" calcext:value-type="time">
            <text:p>06:44</text:p>
          </table:table-cell>
          <table:table-cell/>
          <table:table-cell office:value-type="string" calcext:value-type="string">
            <text:p>f</text:p>
          </table:table-cell>
          <table:table-cell table:style-name="ce80" office:value-type="float" office:value="0.0237545" calcext:value-type="float">
            <text:p>0,024</text:p>
          </table:table-cell>
          <table:table-cell office:value-type="float" office:value="8.025" calcext:value-type="float">
            <text:p>8,0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2314" calcext:value-type="float">
            <text:p>1,23</text:p>
          </table:table-cell>
          <table:table-cell table:style-name="ce95" office:value-type="float" office:value="10.0909" calcext:value-type="float">
            <text:p>10,09</text:p>
          </table:table-cell>
          <table:table-cell/>
          <table:table-cell table:style-name="ce40" office:value-type="string" calcext:value-type="string">
            <text:p>Foggy. Fringes normal width (field=14 fringes wide). Poor set. Fringes unsteady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7" calcext:value-type="float">
            <text:p>127</text:p>
          </table:table-cell>
          <table:table-cell table:style-name="ce61" office:value-type="time" office:time-value="PT16H03M00S" calcext:value-type="time">
            <text:p>16:03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1" office:value-type="float" office:value="0.021504" calcext:value-type="float">
            <text:p>0,022</text:p>
          </table:table-cell>
          <table:table-cell table:style-name="ce93" office:value-type="float" office:value="16.4" calcext:value-type="float">
            <text:p>16,40</text:p>
          </table:table-cell>
          <table:table-cell table:style-name="ce36" office:value-type="float" office:value="1.6" calcext:value-type="float">
            <text:p>1,6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5.5097" calcext:value-type="float">
            <text:p>5,51</text:p>
          </table:table-cell>
          <table:table-cell table:style-name="ce93" office:value-type="float" office:value="7.10526" calcext:value-type="float">
            <text:p>7,11</text:p>
          </table:table-cell>
          <table:table-cell table:style-name="ce38"/>
          <table:table-cell table:style-name="ce38" office:value-type="string" calcext:value-type="string">
            <text:p>clear. Centered all interferometer mirrors. Light on instrumen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2" office:value-type="date" office:date-value="1925-04-08" calcext:value-type="date">
            <text:p>1925-04-08</text:p>
          </table:table-cell>
          <table:table-cell table:style-name="ce37" office:value-type="float" office:value="128" calcext:value-type="float">
            <text:p>128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5H37M00S" calcext:value-type="time">
            <text:p>05:37</text:p>
          </table:table-cell>
          <table:table-cell table:number-columns-repeated="2"/>
          <table:table-cell office:value-type="float" office:value="0.0192754" calcext:value-type="float">
            <text:p>0,019</text:p>
          </table:table-cell>
          <table:table-cell office:value-type="float" office:value="16.2625" calcext:value-type="float">
            <text:p>16,26</text:p>
          </table:table-cell>
          <table:table-cell table:style-name="ce37" office:value-type="float" office:value="1.6" calcext:value-type="float">
            <text:p>1,6</text:p>
          </table:table-cell>
          <table:table-cell office:value-type="float" office:value="-0.1375" calcext:value-type="float">
            <text:p>-0,1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5152" calcext:value-type="float">
            <text:p>3,45</text:p>
          </table:table-cell>
          <table:table-cell office:value-type="float" office:value="4.47368" calcext:value-type="float">
            <text:p>4,47</text:p>
          </table:table-cell>
          <table:table-cell/>
          <table:table-cell office:value-type="string" calcext:value-type="string">
            <text:p>Clear. Light on instrument. Fairly good set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4-08" calcext:value-type="date">
            <text:p>1925-04-08</text:p>
          </table:table-cell>
          <table:table-cell table:style-name="ce42" office:value-type="float" office:value="129" calcext:value-type="float">
            <text:p>129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1" office:value-type="time" office:time-value="PT07H02M00S" calcext:value-type="time">
            <text:p>07:02</text:p>
          </table:table-cell>
          <table:table-cell table:style-name="ce67" table:number-columns-repeated="2"/>
          <table:table-cell table:style-name="ce78" office:value-type="float" office:value="0.0161259" calcext:value-type="float">
            <text:p>0,016</text:p>
          </table:table-cell>
          <table:table-cell table:style-name="ce93" office:value-type="float" office:value="12.925" calcext:value-type="float">
            <text:p>12,93</text:p>
          </table:table-cell>
          <table:table-cell table:style-name="ce36" office:value-type="float" office:value="1.5" calcext:value-type="float">
            <text:p>1,5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/>
          <table:table-cell table:style-name="ce93" office:value-type="float" office:value="-0.853186" calcext:value-type="float">
            <text:p>-0,85</text:p>
          </table:table-cell>
          <table:table-cell table:style-name="ce93" office:value-type="float" office:value="5.57895" calcext:value-type="float">
            <text:p>5,58</text:p>
          </table:table-cell>
          <table:table-cell table:style-name="ce38"/>
          <table:table-cell table:style-name="ce42" office:value-type="string" calcext:value-type="string">
            <text:p>Clear. Outside light. (?) of illumintation centered. Fringes wide. Poor set - sundown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7" office:value-type="date" office:date-value="1925-04-08" calcext:value-type="date">
            <text:p>1925-04-08</text:p>
          </table:table-cell>
          <table:table-cell table:style-name="ce42" office:value-type="float" office:value="130" calcext:value-type="float">
            <text:p>130</text:p>
          </table:table-cell>
          <table:table-cell table:style-name="ce61" office:value-type="time" office:time-value="PT23H53M00S" calcext:value-type="time">
            <text:p>23:53</text:p>
          </table:table-cell>
          <table:table-cell table:style-name="ce61" office:value-type="time" office:time-value="PT12H55M00S" calcext:value-type="time">
            <text:p>12:55</text:p>
          </table:table-cell>
          <table:table-cell table:style-name="ce67" table:number-columns-repeated="2"/>
          <table:table-cell table:style-name="ce82" office:value-type="float" office:value="0.0259665" calcext:value-type="float">
            <text:p>0,026</text:p>
          </table:table-cell>
          <table:table-cell table:style-name="ce93" office:value-type="float" office:value="8.325" calcext:value-type="float">
            <text:p>8,33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0528169" calcext:value-type="float">
            <text:p>-0,01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222222" calcext:value-type="float">
            <text:p>0,22</text:p>
          </table:table-cell>
          <table:table-cell table:style-name="ce93" office:value-type="float" office:value="11" calcext:value-type="float">
            <text:p>11,00</text:p>
          </table:table-cell>
          <table:table-cell table:style-name="ce38"/>
          <table:table-cell table:style-name="ce38" office:value-type="string" calcext:value-type="string">
            <text:p>Clear. Light outside, illuminating apsis(?) centered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1" calcext:value-type="float">
            <text:p>131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14H06M00S" calcext:value-type="time">
            <text:p>14:06</text:p>
          </table:table-cell>
          <table:table-cell table:number-columns-repeated="2"/>
          <table:table-cell office:value-type="float" office:value="0.0214916" calcext:value-type="float">
            <text:p>0,021</text:p>
          </table:table-cell>
          <table:table-cell office:value-type="float" office:value="8.725" calcext:value-type="float">
            <text:p>8,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36" calcext:value-type="float">
            <text:p>-1,36</text:p>
          </table:table-cell>
          <table:table-cell office:value-type="float" office:value="6.26667" calcext:value-type="float">
            <text:p>6,27</text:p>
          </table:table-cell>
          <table:table-cell/>
          <table:table-cell office:value-type="string" calcext:value-type="string">
            <text:p>Clear. (thin clouds). Light outside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2" calcext:value-type="float">
            <text:p>132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4H39M00S" calcext:value-type="time">
            <text:p>14:39</text:p>
          </table:table-cell>
          <table:table-cell table:number-columns-repeated="2"/>
          <table:table-cell office:value-type="float" office:value="0.0128762" calcext:value-type="float">
            <text:p>0,013</text:p>
          </table:table-cell>
          <table:table-cell office:value-type="float" office:value="8.85" calcext:value-type="float">
            <text:p>8,85</text:p>
          </table:table-cell>
          <table:table-cell office:value-type="float" office:value="0.9" calcext:value-type="float">
            <text:p>0,9</text:p>
          </table:table-cell>
          <table:table-cell office:value-type="float" office:value="0.117188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2725" calcext:value-type="float">
            <text:p>-1,27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3" calcext:value-type="float">
            <text:p>133</text:p>
          </table:table-cell>
          <table:table-cell office:value-type="time" office:time-value="PT01H53M00S" calcext:value-type="time">
            <text:p>01:53</text:p>
          </table:table-cell>
          <table:table-cell office:value-type="time" office:time-value="PT14H59M00S" calcext:value-type="time">
            <text:p>14:59</text:p>
          </table:table-cell>
          <table:table-cell table:number-columns-repeated="2"/>
          <table:table-cell office:value-type="float" office:value="0.00825769" calcext:value-type="float">
            <text:p>0,008</text:p>
          </table:table-cell>
          <table:table-cell office:value-type="float" office:value="8.9625" calcext:value-type="float">
            <text:p>8,96</text:p>
          </table:table-cell>
          <table:table-cell office:value-type="float" office:value="0.7" calcext:value-type="float">
            <text:p>0,7</text:p>
          </table:table-cell>
          <table:table-cell office:value-type="float" office:value="-0.01875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73457" calcext:value-type="float">
            <text:p>0,87</text:p>
          </table:table-cell>
          <table:table-cell office:value-type="float" office:value="2.61111" calcext:value-type="float">
            <text:p>2,61</text:p>
          </table:table-cell>
          <table:table-cell/>
          <table:table-cell office:value-type="string" calcext:value-type="string">
            <text:p>Clear. Light on instrument. Fringes wide + steady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4-09" calcext:value-type="date">
            <text:p>1925-04-09</text:p>
          </table:table-cell>
          <table:table-cell table:style-name="ce42" office:value-type="float" office:value="134" calcext:value-type="float">
            <text:p>134</text:p>
          </table:table-cell>
          <table:table-cell table:style-name="ce61" office:value-type="time" office:time-value="PT14H33M00S" calcext:value-type="time">
            <text:p>14:33</text:p>
          </table:table-cell>
          <table:table-cell table:style-name="ce61" office:value-type="time" office:time-value="PT03H39M00S" calcext:value-type="time">
            <text:p>03:39</text:p>
          </table:table-cell>
          <table:table-cell table:style-name="ce67" table:number-columns-repeated="2"/>
          <table:table-cell table:style-name="ce82" office:value-type="float" office:value="0.0263063" calcext:value-type="float">
            <text:p>0,026</text:p>
          </table:table-cell>
          <table:table-cell table:style-name="ce93" office:value-type="float" office:value="20.875" calcext:value-type="float">
            <text:p>20,88</text:p>
          </table:table-cell>
          <table:table-cell table:style-name="ce36" office:value-type="float" office:value="2" calcext:value-type="float">
            <text:p>2</text:p>
          </table:table-cell>
          <table:table-cell table:style-name="ce93"/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2.28125" calcext:value-type="float">
            <text:p>2,28</text:p>
          </table:table-cell>
          <table:table-cell table:style-name="ce93" office:value-type="float" office:value="5.25" calcext:value-type="float">
            <text:p>5,25</text:p>
          </table:table-cell>
          <table:table-cell table:style-name="ce38"/>
          <table:table-cell table:style-name="ce38" office:value-type="string" calcext:value-type="string">
            <text:p>Clear. Light on instrumen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5" office:value-type="date" office:date-value="1925-04-09" calcext:value-type="date">
            <text:p>1925-04-09</text:p>
          </table:table-cell>
          <table:table-cell table:style-name="ce40" office:value-type="float" office:value="135" calcext:value-type="float">
            <text:p>135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04H06M00S" calcext:value-type="time">
            <text:p>04:06</text:p>
          </table:table-cell>
          <table:table-cell table:number-columns-repeated="2"/>
          <table:table-cell table:style-name="ce80" office:value-type="float" office:value="0.0252466" calcext:value-type="float">
            <text:p>0,025</text:p>
          </table:table-cell>
          <table:table-cell office:value-type="float" office:value="20.9375" calcext:value-type="float">
            <text:p>20,94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.0721154" calcext:value-type="float">
            <text:p>0,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.31142" calcext:value-type="float">
            <text:p>6,31</text:p>
          </table:table-cell>
          <table:table-cell office:value-type="float" office:value="10.1765" calcext:value-type="float">
            <text:p>10,18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4-10" calcext:value-type="date">
            <text:p>1925-04-10</text:p>
          </table:table-cell>
          <table:table-cell table:style-name="ce42" office:value-type="float" office:value="136" calcext:value-type="float">
            <text:p>136</text:p>
          </table:table-cell>
          <table:table-cell table:style-name="ce61" office:value-type="time" office:time-value="PT12H07M00S" calcext:value-type="time">
            <text:p>12:07</text:p>
          </table:table-cell>
          <table:table-cell table:style-name="ce61" office:value-type="time" office:time-value="PT00H44M00S" calcext:value-type="time">
            <text:p>00:44</text:p>
          </table:table-cell>
          <table:table-cell table:style-name="ce67" table:number-columns-repeated="2"/>
          <table:table-cell table:style-name="ce82" office:value-type="float" office:value="0.0436808" calcext:value-type="float">
            <text:p>0,044</text:p>
          </table:table-cell>
          <table:table-cell table:style-name="ce93" office:value-type="float" office:value="23.075" calcext:value-type="float">
            <text:p>23,08</text:p>
          </table:table-cell>
          <table:table-cell table:style-name="ce36" office:value-type="float" office:value="2.8" calcext:value-type="float">
            <text:p>2,8</text:p>
          </table:table-cell>
          <table:table-cell table:style-name="ce93"/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0.921875" calcext:value-type="float">
            <text:p>0,92</text:p>
          </table:table-cell>
          <table:table-cell table:style-name="ce93" office:value-type="float" office:value="6.875" calcext:value-type="float">
            <text:p>6,88</text:p>
          </table:table-cell>
          <table:table-cell table:style-name="ce38"/>
          <table:table-cell table:style-name="ce42" office:value-type="string" calcext:value-type="string">
            <text:p>Light on instrument. Poor set, (Last set)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8" office:value-type="date" office:date-value="1925-07-24" calcext:value-type="date">
            <text:p>1925-07-24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17H30M00S" calcext:value-type="time">
            <text:p>17:30</text:p>
          </table:table-cell>
          <table:table-cell table:style-name="ce63" office:value-type="time" office:time-value="PT13H37M00S" calcext:value-type="time">
            <text:p>13:37</text:p>
          </table:table-cell>
          <table:table-cell table:style-name="ce69" table:number-columns-repeated="2"/>
          <table:table-cell table:style-name="ce83" office:value-type="float" office:value="0.028052" calcext:value-type="float">
            <text:p>0,028</text:p>
          </table:table-cell>
          <table:table-cell table:style-name="ce96" office:value-type="float" office:value="27.475" calcext:value-type="float">
            <text:p>27,48</text:p>
          </table:table-cell>
          <table:table-cell table:style-name="ce43" office:value-type="float" office:value="1.3" calcext:value-type="float">
            <text:p>1,3</text:p>
          </table:table-cell>
          <table:table-cell table:style-name="ce96"/>
          <table:table-cell table:style-name="ce69"/>
          <table:table-cell table:style-name="ce48" office:value-type="float" office:value="2" calcext:value-type="float">
            <text:p>2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-12.9062" calcext:value-type="float">
            <text:p>-12,91</text:p>
          </table:table-cell>
          <table:table-cell table:style-name="ce96" office:value-type="float" office:value="14.75" calcext:value-type="float">
            <text:p>14,75</text:p>
          </table:table-cell>
          <table:table-cell table:style-name="ce43" office:value-type="string" calcext:value-type="string">
            <text:p>8 Messungen, von Miller verworfen</text:p>
          </table:table-cell>
          <table:table-cell table:style-name="ce48" office:value-type="string" calcext:value-type="string">
            <text:p>Weather: clear. First trial. after finding fringes Temperature very unsteady. 'signs correct' means that lengthening the telescope arm gives increasing positive readings. Verified at end of series. Light: bicycle lamp on center of top of interfer. Poor set. Sign correct. Langer assisting. Temps by Gerhardt precision thermometers hung on centers of n. e. s and w. walls of building.</text:p>
          </table:table-cell>
          <table:table-cell/>
          <table:table-cell table:style-name="ce48" table:number-columns-repeated="1004"/>
        </table:table-row>
        <table:table-row table:style-name="ro1">
          <table:table-cell table:style-name="ce17" office:value-type="date" office:date-value="1925-07-25" calcext:value-type="date">
            <text:p>1925-07-25</text:p>
          </table:table-cell>
          <table:table-cell table:style-name="ce42" office:value-type="float" office:value="2" calcext:value-type="float">
            <text:p>2</text:p>
          </table:table-cell>
          <table:table-cell table:style-name="ce61" office:value-type="time" office:time-value="PT02H00M00S" calcext:value-type="time">
            <text:p>02:00</text:p>
          </table:table-cell>
          <table:table-cell table:style-name="ce61" office:value-type="time" office:time-value="PT22H14M00S" calcext:value-type="time">
            <text:p>22:14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89005" calcext:value-type="float">
            <text:p>0,039</text:p>
          </table:table-cell>
          <table:table-cell table:style-name="ce93" office:value-type="float" office:value="16.2" calcext:value-type="float">
            <text:p>16,2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" calcext:value-type="float">
            <text:p>-0,01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93827" calcext:value-type="float">
            <text:p>-1,94</text:p>
          </table:table-cell>
          <table:table-cell table:style-name="ce93" office:value-type="float" office:value="5.88889" calcext:value-type="float">
            <text:p>5,89</text:p>
          </table:table-cell>
          <table:table-cell table:style-name="ce38"/>
          <table:table-cell table:style-name="ce38" office:value-type="string" calcext:value-type="string">
            <text:p>Fairly-Clear. Temperature conditions very unfavorable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7-25" calcext:value-type="date">
            <text:p>1925-07-25</text:p>
          </table:table-cell>
          <table:table-cell table:style-name="ce40" office:value-type="float" office:value="3" calcext:value-type="float">
            <text:p>3</text:p>
          </table:table-cell>
          <table:table-cell office:value-type="time" office:time-value="PT02H37M00S" calcext:value-type="time">
            <text:p>02:37</text:p>
          </table:table-cell>
          <table:table-cell office:value-type="time" office:time-value="PT22H53M00S" calcext:value-type="time">
            <text:p>22:53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444291" calcext:value-type="float">
            <text:p>0,044</text:p>
          </table:table-cell>
          <table:table-cell office:value-type="float" office:value="16.375" calcext:value-type="float">
            <text:p>16,3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11111" calcext:value-type="float">
            <text:p>5,11</text:p>
          </table:table-cell>
          <table:table-cell office:value-type="float" office:value="6.33333" calcext:value-type="float">
            <text:p>6,33</text:p>
          </table:table-cell>
          <table:table-cell/>
          <table:table-cell table:style-name="ce40" office:value-type="string" calcext:value-type="string">
            <text:p>Clear. Temp. very unsteady. Poo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7-27" calcext:value-type="date">
            <text:p>1925-07-27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01H20M00S" calcext:value-type="time">
            <text:p>01:20</text:p>
          </table:table-cell>
          <table:table-cell table:style-name="ce61" office:value-type="time" office:time-value="PT21H42M00S" calcext:value-type="time">
            <text:p>21:42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401924" calcext:value-type="float">
            <text:p>0,040</text:p>
          </table:table-cell>
          <table:table-cell table:style-name="ce93" office:value-type="float" office:value="20.9125" calcext:value-type="float">
            <text:p>20,91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145833" calcext:value-type="float">
            <text:p>-0,15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132653" calcext:value-type="float">
            <text:p>-0,13</text:p>
          </table:table-cell>
          <table:table-cell table:style-name="ce93" office:value-type="float" office:value="5.64286" calcext:value-type="float">
            <text:p>5,64</text:p>
          </table:table-cell>
          <table:table-cell table:style-name="ce38"/>
          <table:table-cell table:style-name="ce38" office:value-type="string" calcext:value-type="string">
            <text:p>Clear. Ventilating fan put in house on Sunday p.m. July 26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5" calcext:value-type="float">
            <text:p>5</text:p>
          </table:table-cell>
          <table:table-cell office:value-type="time" office:time-value="PT01H46M00S" calcext:value-type="time">
            <text:p>01:46</text:p>
          </table:table-cell>
          <table:table-cell office:value-type="time" office:time-value="PT22H08M00S" calcext:value-type="time">
            <text:p>22:08</text:p>
          </table:table-cell>
          <table:table-cell table:number-columns-repeated="2"/>
          <table:table-cell table:style-name="ce80" office:value-type="float" office:value="0.0339491" calcext:value-type="float">
            <text:p>0,034</text:p>
          </table:table-cell>
          <table:table-cell office:value-type="float" office:value="20.025" calcext:value-type="float">
            <text:p>20,0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4375" calcext:value-type="float">
            <text:p>-1,44</text:p>
          </table:table-cell>
          <table:table-cell office:value-type="float" office:value="7.75" calcext:value-type="float">
            <text:p>7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02H16M00S" calcext:value-type="time">
            <text:p>02:16</text:p>
          </table:table-cell>
          <table:table-cell office:value-type="time" office:time-value="PT22H38M00S" calcext:value-type="time">
            <text:p>22:38</text:p>
          </table:table-cell>
          <table:table-cell table:number-columns-repeated="2"/>
          <table:table-cell table:style-name="ce80" office:value-type="float" office:value="0.0247373" calcext:value-type="float">
            <text:p>0,025</text:p>
          </table:table-cell>
          <table:table-cell office:value-type="float" office:value="19.675" calcext:value-type="float">
            <text:p>19,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265432" calcext:value-type="float">
            <text:p>-0,27</text:p>
          </table:table-cell>
          <table:table-cell office:value-type="float" office:value="8.77778" calcext:value-type="float">
            <text:p>8,78</text:p>
          </table:table-cell>
          <table:table-cell/>
          <table:table-cell office:value-type="string" calcext:value-type="string">
            <text:p>clear. Earthquake tremors noted this evening. wide fringes about 12 to field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2H49M00S" calcext:value-type="time">
            <text:p>02:49</text:p>
          </table:table-cell>
          <table:table-cell office:value-type="time" office:time-value="PT23H11M00S" calcext:value-type="time">
            <text:p>23:11</text:p>
          </table:table-cell>
          <table:table-cell table:number-columns-repeated="2"/>
          <table:table-cell table:style-name="ce80" office:value-type="float" office:value="0.0324703" calcext:value-type="float">
            <text:p>0,032</text:p>
          </table:table-cell>
          <table:table-cell office:value-type="float" office:value="19.6625" calcext:value-type="float">
            <text:p>19,66</text:p>
          </table:table-cell>
          <table:table-cell office:value-type="float" office:value="0.8" calcext:value-type="float">
            <text:p>0,8</text:p>
          </table:table-cell>
          <table:table-cell office:value-type="float" office:value="-0.00937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.38776" calcext:value-type="float">
            <text:p>4,39</text:p>
          </table:table-cell>
          <table:table-cell office:value-type="float" office:value="9.14286" calcext:value-type="float">
            <text:p>9,1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8" calcext:value-type="float">
            <text:p>8</text:p>
          </table:table-cell>
          <table:table-cell office:value-type="time" office:time-value="PT03H29M00S" calcext:value-type="time">
            <text:p>03:29</text:p>
          </table:table-cell>
          <table:table-cell office:value-type="time" office:time-value="PT23H51M00S" calcext:value-type="time">
            <text:p>23:51</text:p>
          </table:table-cell>
          <table:table-cell table:number-columns-repeated="2"/>
          <table:table-cell table:style-name="ce80" office:value-type="float" office:value="0.0218796" calcext:value-type="float">
            <text:p>0,022</text:p>
          </table:table-cell>
          <table:table-cell office:value-type="float" office:value="19.6125" calcext:value-type="float">
            <text:p>19,61</text:p>
          </table:table-cell>
          <table:table-cell office:value-type="float" office:value="0.8" calcext:value-type="float">
            <text:p>0,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4014" calcext:value-type="float">
            <text:p>2,64</text:p>
          </table:table-cell>
          <table:table-cell office:value-type="float" office:value="5.35294" calcext:value-type="float">
            <text:p>5,35</text:p>
          </table:table-cell>
          <table:table-cell/>
          <table:table-cell office:value-type="string" calcext:value-type="string">
            <text:p>Clear. Signs (?)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4H12M00S" calcext:value-type="time">
            <text:p>04:12</text:p>
          </table:table-cell>
          <table:table-cell office:value-type="time" office:time-value="PT00H35M00S" calcext:value-type="time">
            <text:p>00:35</text:p>
          </table:table-cell>
          <table:table-cell table:number-columns-repeated="2"/>
          <table:table-cell table:style-name="ce80" office:value-type="float" office:value="0.0294008" calcext:value-type="float">
            <text:p>0,029</text:p>
          </table:table-cell>
          <table:table-cell office:value-type="float" office:value="19.575" calcext:value-type="float">
            <text:p>19,5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65972" calcext:value-type="float">
            <text:p>1,66</text:p>
          </table:table-cell>
          <table:table-cell office:value-type="float" office:value="6.41667" calcext:value-type="float">
            <text:p>6,42</text:p>
          </table:table-cell>
          <table:table-cell/>
          <table:table-cell office:value-type="string" calcext:value-type="string">
            <text:p>Clear. temp. falling. Signs reversed?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1H17M00S" calcext:value-type="time">
            <text:p>01:17</text:p>
          </table:table-cell>
          <table:table-cell table:number-columns-repeated="2"/>
          <table:table-cell table:style-name="ce80" office:value-type="float" office:value="0.0238601" calcext:value-type="float">
            <text:p>0,024</text:p>
          </table:table-cell>
          <table:table-cell office:value-type="float" office:value="18.925" calcext:value-type="float">
            <text:p>18,9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.59259" calcext:value-type="float">
            <text:p>1,59</text:p>
          </table:table-cell>
          <table:table-cell office:value-type="float" office:value="7.38889" calcext:value-type="float">
            <text:p>7,3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1" calcext:value-type="float">
            <text:p>11</text:p>
          </table:table-cell>
          <table:table-cell table:style-name="ce61" office:value-type="time" office:time-value="PT23H58M00S" calcext:value-type="time">
            <text:p>23:58</text:p>
          </table:table-cell>
          <table:table-cell table:style-name="ce61" office:value-type="time" office:time-value="PT20H24M00S" calcext:value-type="time">
            <text:p>20:24</text:p>
          </table:table-cell>
          <table:table-cell table:style-name="ce67" table:number-columns-repeated="2"/>
          <table:table-cell table:style-name="ce82" office:value-type="float" office:value="0.0281857" calcext:value-type="float">
            <text:p>0,028</text:p>
          </table:table-cell>
          <table:table-cell table:style-name="ce93" office:value-type="float" office:value="20.3" calcext:value-type="float">
            <text:p>20,30</text:p>
          </table:table-cell>
          <table:table-cell table:style-name="ce38" office:value-type="float" office:value="0" calcext:value-type="float">
            <text:p>0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74691" calcext:value-type="float">
            <text:p>-1,75</text:p>
          </table:table-cell>
          <table:table-cell table:style-name="ce93" office:value-type="float" office:value="8.22222" calcext:value-type="float">
            <text:p>8,22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2" calcext:value-type="float">
            <text:p>12</text:p>
          </table:table-cell>
          <table:table-cell table:style-name="ce61" office:value-type="time" office:time-value="PT01H25M00S" calcext:value-type="time">
            <text:p>01:25</text:p>
          </table:table-cell>
          <table:table-cell table:style-name="ce61" office:value-type="time" office:time-value="PT21H51M00S" calcext:value-type="time">
            <text:p>21:51</text:p>
          </table:table-cell>
          <table:table-cell table:style-name="ce67" table:number-columns-repeated="2"/>
          <table:table-cell table:style-name="ce82" office:value-type="float" office:value="0.0227733" calcext:value-type="float">
            <text:p>0,023</text:p>
          </table:table-cell>
          <table:table-cell table:style-name="ce93" office:value-type="float" office:value="19.225" calcext:value-type="float">
            <text:p>19,23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66667" calcext:value-type="float">
            <text:p>-0,02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8" calcext:value-type="float">
            <text:p>-1,80</text:p>
          </table:table-cell>
          <table:table-cell table:style-name="ce93" office:value-type="float" office:value="6.75" calcext:value-type="float">
            <text:p>6,75</text:p>
          </table:table-cell>
          <table:table-cell table:style-name="ce38"/>
          <table:table-cell table:style-name="ce38" office:value-type="string" calcext:value-type="string">
            <text:p>Clear. (Temp. falling very slowly). med wide straight fringes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2H18M00S" calcext:value-type="time">
            <text:p>02:18</text:p>
          </table:table-cell>
          <table:table-cell office:value-type="time" office:time-value="PT22H44M00S" calcext:value-type="time">
            <text:p>22:44</text:p>
          </table:table-cell>
          <table:table-cell table:number-columns-repeated="2"/>
          <table:table-cell table:style-name="ce80" office:value-type="float" office:value="0.0227082" calcext:value-type="float">
            <text:p>0,023</text:p>
          </table:table-cell>
          <table:table-cell office:value-type="float" office:value="19.025" calcext:value-type="float">
            <text:p>19,03</text:p>
          </table:table-cell>
          <table:table-cell office:value-type="float" office:value="0.4" calcext:value-type="float">
            <text:p>0,4</text:p>
          </table:table-cell>
          <table:table-cell office:value-type="float" office:value="-0.0875" calcext:value-type="float">
            <text:p>-0,09</text:p>
          </table:table-cell>
          <table:table-cell office:value-type="string" calcext:value-type="string">
            <text:p>-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-1.83681" calcext:value-type="float">
            <text:p>-1,84</text:p>
          </table:table-cell>
          <table:table-cell office:value-type="float" office:value="7.29167" calcext:value-type="float">
            <text:p>7,29</text:p>
          </table:table-cell>
          <table:table-cell office:value-type="string" calcext:value-type="string">
            <text:p>Augenscheinlich invertiert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4" calcext:value-type="float">
            <text:p>14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23H56M00S" calcext:value-type="time">
            <text:p>23:56</text:p>
          </table:table-cell>
          <table:table-cell table:number-columns-repeated="2"/>
          <table:table-cell table:style-name="ce80" office:value-type="float" office:value="0.0237734" calcext:value-type="float">
            <text:p>0,024</text:p>
          </table:table-cell>
          <table:table-cell office:value-type="float" office:value="18.6875" calcext:value-type="float">
            <text:p>18,69</text:p>
          </table:table-cell>
          <table:table-cell office:value-type="float" office:value="0.4" calcext:value-type="float">
            <text:p>0,4</text:p>
          </table:table-cell>
          <table:table-cell office:value-type="float" office:value="-0.108333" calcext:value-type="float">
            <text:p>-0,1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365651" calcext:value-type="float">
            <text:p>-0,37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ear. extra good set, wide fringes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5" calcext:value-type="float">
            <text:p>15</text:p>
          </table:table-cell>
          <table:table-cell office:value-type="time" office:time-value="PT04H03M00S" calcext:value-type="time">
            <text:p>04:03</text:p>
          </table:table-cell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float" office:value="0.0197538" calcext:value-type="float">
            <text:p>0,020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34" calcext:value-type="float">
            <text:p>-1,34</text:p>
          </table:table-cell>
          <table:table-cell office:value-type="float" office:value="6.9" calcext:value-type="float">
            <text:p>6,9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fringes med wide +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6" calcext:value-type="float">
            <text:p>16</text:p>
          </table:table-cell>
          <table:table-cell office:value-type="time" office:time-value="PT04H33M00S" calcext:value-type="time">
            <text:p>04:33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  <table:table-cell table:style-name="ce80" office:value-type="float" office:value="0.0208123" calcext:value-type="float">
            <text:p>0,021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74691" calcext:value-type="float">
            <text:p>-1,75</text:p>
          </table:table-cell>
          <table:table-cell office:value-type="float" office:value="8.22222" calcext:value-type="float">
            <text:p>8,2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7" calcext:value-type="float">
            <text:p>17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1H30M00S" calcext:value-type="time">
            <text:p>01:30</text:p>
          </table:table-cell>
          <table:table-cell table:number-columns-repeated="2"/>
          <table:table-cell office:value-type="float" office:value="0.0177443" calcext:value-type="float">
            <text:p>0,018</text:p>
          </table:table-cell>
          <table:table-cell office:value-type="float" office:value="18.375" calcext:value-type="float">
            <text:p>18,38</text:p>
          </table:table-cell>
          <table:table-cell office:value-type="float" office:value="0.4" calcext:value-type="float">
            <text:p>0,4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745" calcext:value-type="float">
            <text:p>-2,75</text:p>
          </table:table-cell>
          <table:table-cell office:value-type="float" office:value="7.3" calcext:value-type="float">
            <text:p>7,3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wide fringes (10 to field)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8" calcext:value-type="float">
            <text:p>18</text:p>
          </table:table-cell>
          <table:table-cell office:value-type="time" office:time-value="PT05H53M00S" calcext:value-type="time">
            <text:p>05:53</text:p>
          </table:table-cell>
          <table:table-cell office:value-type="time" office:time-value="PT02H20M00S" calcext:value-type="time">
            <text:p>02:20</text:p>
          </table:table-cell>
          <table:table-cell table:number-columns-repeated="2"/>
          <table:table-cell office:value-type="float" office:value="0.0176019" calcext:value-type="float">
            <text:p>0,018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0.375" calcext:value-type="float">
            <text:p>0,38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37" office:value-type="string" calcext:value-type="string">
            <text:p>Clear. Sun shines on Interferomete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9" calcext:value-type="float">
            <text:p>19</text:p>
          </table:table-cell>
          <table:table-cell office:value-type="time" office:time-value="PT06H08M00S" calcext:value-type="time">
            <text:p>06:08</text:p>
          </table:table-cell>
          <table:table-cell office:value-type="time" office:time-value="PT02H35M00S" calcext:value-type="time">
            <text:p>02:35</text:p>
          </table:table-cell>
          <table:table-cell table:number-columns-repeated="2"/>
          <table:table-cell office:value-type="float" office:value="0.0145787" calcext:value-type="float">
            <text:p>0,015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75" calcext:value-type="float">
            <text:p>-0,58</text:p>
          </table:table-cell>
          <table:table-cell office:value-type="float" office:value="8.85" calcext:value-type="float">
            <text:p>8,85</text:p>
          </table:table-cell>
          <table:table-cell table:style-name="ce37" office:value-type="string" calcext:value-type="string">
            <text:p>Gleiches Signal wie bei 18, ungewöhnlich starke Amplitude.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7-29" calcext:value-type="date">
            <text:p>1925-07-29</text:p>
          </table:table-cell>
          <table:table-cell table:style-name="ce42" office:value-type="float" office:value="20" calcext:value-type="float">
            <text:p>20</text:p>
          </table:table-cell>
          <table:table-cell table:style-name="ce61" office:value-type="time" office:time-value="PT23H47M00S" calcext:value-type="time">
            <text:p>23:47</text:p>
          </table:table-cell>
          <table:table-cell table:style-name="ce61" office:value-type="time" office:time-value="PT20H21M00S" calcext:value-type="time">
            <text:p>20:21</text:p>
          </table:table-cell>
          <table:table-cell table:style-name="ce67" table:number-columns-repeated="2"/>
          <table:table-cell table:style-name="ce82" office:value-type="float" office:value="0.0421735" calcext:value-type="float">
            <text:p>0,042</text:p>
          </table:table-cell>
          <table:table-cell table:style-name="ce93" office:value-type="float" office:value="20.825" calcext:value-type="float">
            <text:p>20,8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375" calcext:value-type="float">
            <text:p>-2,38</text:p>
          </table:table-cell>
          <table:table-cell table:style-name="ce93" office:value-type="float" office:value="7.5" calcext:value-type="float">
            <text:p>7,5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7" office:value-type="date" office:date-value="1925-07-30" calcext:value-type="date">
            <text:p>1925-07-30</text:p>
          </table:table-cell>
          <table:table-cell table:style-name="ce42" office:value-type="float" office:value="21" calcext:value-type="float">
            <text:p>21</text:p>
          </table:table-cell>
          <table:table-cell table:style-name="ce61" office:value-type="time" office:time-value="PT01H35M00S" calcext:value-type="time">
            <text:p>01:35</text:p>
          </table:table-cell>
          <table:table-cell table:style-name="ce61" office:value-type="time" office:time-value="PT22H09M00S" calcext:value-type="time">
            <text:p>22:09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15242" calcext:value-type="float">
            <text:p>0,032</text:p>
          </table:table-cell>
          <table:table-cell table:style-name="ce93" office:value-type="float" office:value="19.425" calcext:value-type="float">
            <text:p>19,43</text:p>
          </table:table-cell>
          <table:table-cell table:style-name="ce38" office:value-type="float" office:value="0.2" calcext:value-type="float">
            <text:p>0,2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87755" calcext:value-type="float">
            <text:p>-2,88</text:p>
          </table:table-cell>
          <table:table-cell table:style-name="ce93" office:value-type="float" office:value="8.61905" calcext:value-type="float">
            <text:p>8,62</text:p>
          </table:table-cell>
          <table:table-cell table:style-name="ce38" office:value-type="string" calcext:value-type="string">
            <text:p>Gruppensignale unterschiedlich zu 12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2" calcext:value-type="float">
            <text:p>22</text:p>
          </table:table-cell>
          <table:table-cell office:value-type="time" office:time-value="PT02H32M00S" calcext:value-type="time">
            <text:p>02:32</text:p>
          </table:table-cell>
          <table:table-cell office:value-type="time" office:time-value="PT23H07M00S" calcext:value-type="time">
            <text:p>23:07</text:p>
          </table:table-cell>
          <table:table-cell table:number-columns-repeated="2"/>
          <table:table-cell table:style-name="ce80" office:value-type="float" office:value="0.0250444" calcext:value-type="float">
            <text:p>0,025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9" calcext:value-type="float">
            <text:p>0,49</text:p>
          </table:table-cell>
          <table:table-cell office:value-type="float" office:value="7.9" calcext:value-type="float">
            <text:p>7,90</text:p>
          </table:table-cell>
          <table:table-cell office:value-type="string" calcext:value-type="string">
            <text:p>Augenscheinlich invertiert</text:p>
          </table:table-cell>
          <table:table-cell office:value-type="string" calcext:value-type="string">
            <text:p>Clear. fringed med wide + straight, good set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3" calcext:value-type="float">
            <text:p>23</text:p>
          </table:table-cell>
          <table:table-cell office:value-type="time" office:time-value="PT03H08M00S" calcext:value-type="time">
            <text:p>03:08</text:p>
          </table:table-cell>
          <table:table-cell office:value-type="time" office:time-value="PT23H43M00S" calcext:value-type="time">
            <text:p>23:43</text:p>
          </table:table-cell>
          <table:table-cell table:number-columns-repeated="2"/>
          <table:table-cell table:style-name="ce80" office:value-type="float" office:value="0.0207606" calcext:value-type="float">
            <text:p>0,021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3" calcext:value-type="float">
            <text:p>0,73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steady! Made no adjustment from previous set; none during this set; and none for next set! Never before so steady! 1h35min without stopping interferometer. Good set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4" calcext:value-type="float">
            <text:p>24</text:p>
          </table:table-cell>
          <table:table-cell office:value-type="time" office:time-value="PT03H50M00S" calcext:value-type="time">
            <text:p>03:50</text:p>
          </table:table-cell>
          <table:table-cell office:value-type="time" office:time-value="PT00H25M00S" calcext:value-type="time">
            <text:p>00:25</text:p>
          </table:table-cell>
          <table:table-cell table:number-columns-repeated="2"/>
          <table:table-cell office:value-type="float" office:value="0.0183301" calcext:value-type="float">
            <text:p>0,018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5" calcext:value-type="float">
            <text:p>0,5</text:p>
          </table:table-cell>
          <table:table-cell office:value-type="float" office:value="-0.0982143" calcext:value-type="float">
            <text:p>-0,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7701" calcext:value-type="float">
            <text:p>-1,28</text:p>
          </table:table-cell>
          <table:table-cell office:value-type="float" office:value="7.84211" calcext:value-type="float">
            <text:p>7,84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Good set. 3 sets without stopping interferometer to adjust.</text:p>
          </table:table-cell>
          <table:table-cell table:number-columns-repeated="1005"/>
        </table:table-row>
        <table:table-row table:style-name="ro1">
          <table:table-cell table:style-name="ce19" office:value-type="date" office:date-value="1925-07-30" calcext:value-type="date">
            <text:p>1925-07-30</text:p>
          </table:table-cell>
          <table:table-cell table:style-name="ce44" office:value-type="float" office:value="25" calcext:value-type="float">
            <text:p>25</text:p>
          </table:table-cell>
          <table:table-cell office:value-type="time" office:time-value="PT04H27M00S" calcext:value-type="time">
            <text:p>04:27</text:p>
          </table:table-cell>
          <table:table-cell office:value-type="time" office:time-value="PT01H02M00S" calcext:value-type="time">
            <text:p>01:02</text:p>
          </table:table-cell>
          <table:table-cell table:number-columns-repeated="2"/>
          <table:table-cell table:style-name="ce80" office:value-type="float" office:value="0.0218199" calcext:value-type="float">
            <text:p>0,022</text:p>
          </table:table-cell>
          <table:table-cell office:value-type="float" office:value="18.7125" calcext:value-type="float">
            <text:p>18,71</text:p>
          </table:table-cell>
          <table:table-cell office:value-type="float" office:value="0.5" calcext:value-type="float">
            <text:p>0,5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166667" calcext:value-type="float">
            <text:p>-0,17</text:p>
          </table:table-cell>
          <table:table-cell office:value-type="float" office:value="4" calcext:value-type="float">
            <text:p>4,00</text:p>
          </table:table-cell>
          <table:table-cell table:style-name="ce44" office:value-type="string" calcext:value-type="string">
            <text:p>stark erhöhte Amplitude</text:p>
          </table:table-cell>
          <table:table-cell office:value-type="string" calcext:value-type="string">
            <text:p>Clear. Good set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6" calcext:value-type="float">
            <text:p>26</text:p>
          </table:table-cell>
          <table:table-cell office:value-type="time" office:time-value="PT04H52M00S" calcext:value-type="time">
            <text:p>04:52</text:p>
          </table:table-cell>
          <table:table-cell office:value-type="time" office:time-value="PT01H27M00S" calcext:value-type="time">
            <text:p>01:27</text:p>
          </table:table-cell>
          <table:table-cell table:number-columns-repeated="2"/>
          <table:table-cell office:value-type="float" office:value="0.0203984" calcext:value-type="float">
            <text:p>0,020</text:p>
          </table:table-cell>
          <table:table-cell office:value-type="float" office:value="18.6125" calcext:value-type="float">
            <text:p>18,61</text:p>
          </table:table-cell>
          <table:table-cell office:value-type="float" office:value="0.5" calcext:value-type="float">
            <text:p>0,5</text:p>
          </table:table-cell>
          <table:table-cell office:value-type="float" office:value="-0.015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2425" calcext:value-type="float">
            <text:p>0,24</text:p>
          </table:table-cell>
          <table:table-cell office:value-type="float" office:value="6.35" calcext:value-type="float">
            <text:p>6,35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To Echo rock to see sunrise, about 5:10 a.m. Good set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7" calcext:value-type="float">
            <text:p>27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2H09M00S" calcext:value-type="time">
            <text:p>02:09</text:p>
          </table:table-cell>
          <table:table-cell table:number-columns-repeated="2"/>
          <table:table-cell office:value-type="float" office:value="0.0161532" calcext:value-type="float">
            <text:p>0,016</text:p>
          </table:table-cell>
          <table:table-cell office:value-type="float" office:value="18.65" calcext:value-type="float">
            <text:p>18,65</text:p>
          </table:table-cell>
          <table:table-cell office:value-type="float" office:value="0.6" calcext:value-type="float">
            <text:p>0,6</text:p>
          </table:table-cell>
          <table:table-cell office:value-type="float" office:value="0.0333333" calcext:value-type="float">
            <text:p>0,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675" calcext:value-type="float">
            <text:p>-0,68</text:p>
          </table:table-cell>
          <table:table-cell office:value-type="float" office:value="7.55" calcext:value-type="float">
            <text:p>7,55</text:p>
          </table:table-cell>
          <table:table-cell table:style-name="ce37" office:value-type="string" calcext:value-type="string">
            <text:p>Ähnlich 28 im Vergleich mit Gruppe</text:p>
          </table:table-cell>
          <table:table-cell table:style-name="ce37" office:value-type="string" calcext:value-type="string">
            <text:p>clear. After sunrise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05H56M00S" calcext:value-type="time">
            <text:p>05:56</text:p>
          </table:table-cell>
          <table:table-cell office:value-type="time" office:time-value="PT02H31M00S" calcext:value-type="time">
            <text:p>02:31</text:p>
          </table:table-cell>
          <table:table-cell table:number-columns-repeated="2"/>
          <table:table-cell office:value-type="float" office:value="0.0135371" calcext:value-type="float">
            <text:p>0,014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6" calcext:value-type="float">
            <text:p>0,6</text:p>
          </table:table-cell>
          <table:table-cell office:value-type="float" office:value="0.323864" calcext:value-type="float">
            <text:p>0,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375" calcext:value-type="float">
            <text:p>0,38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Ungewöhnlich starke Amplitude.</text:p>
          </table:table-cell>
          <table:table-cell table:style-name="ce37" office:value-type="string" calcext:value-type="string">
            <text:p>Clear. Sun shines on Interferometer. Fringes becomming un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1" calcext:value-type="date">
            <text:p>1925-08-01</text:p>
          </table:table-cell>
          <table:table-cell table:style-name="ce38" office:value-type="float" office:value="29" calcext:value-type="float">
            <text:p>29</text:p>
          </table:table-cell>
          <table:table-cell table:style-name="ce61" office:value-type="time" office:time-value="PT11H25M00S" calcext:value-type="time">
            <text:p>11:25</text:p>
          </table:table-cell>
          <table:table-cell table:style-name="ce61" office:value-type="time" office:time-value="PT08H09M00S" calcext:value-type="time">
            <text:p>08:09</text:p>
          </table:table-cell>
          <table:table-cell table:style-name="ce67"/>
          <table:table-cell table:style-name="ce67" office:value-type="string" calcext:value-type="string">
            <text:p>h</text:p>
          </table:table-cell>
          <table:table-cell table:style-name="ce78" office:value-type="float" office:value="0.0176959" calcext:value-type="float">
            <text:p>0,018</text:p>
          </table:table-cell>
          <table:table-cell table:style-name="ce93" office:value-type="float" office:value="26.8" calcext:value-type="float">
            <text:p>26,80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0.33" calcext:value-type="float">
            <text:p>0,33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266436" calcext:value-type="float">
            <text:p>0,27</text:p>
          </table:table-cell>
          <table:table-cell table:style-name="ce93" office:value-type="float" office:value="3.41176" calcext:value-type="float">
            <text:p>3,41</text:p>
          </table:table-cell>
          <table:table-cell table:style-name="ce38" office:value-type="string" calcext:value-type="string">
            <text:p>ab hier Zelt aufgebaut</text:p>
          </table:table-cell>
          <table:table-cell table:style-name="ce38" office:value-type="string" calcext:value-type="string">
            <text:p>Hazy-Clear. Rain Clouds on north descent. with Canvas Cover over house. Canvas in place July 31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1" calcext:value-type="date">
            <text:p>1925-08-01</text:p>
          </table:table-cell>
          <table:table-cell office:value-type="float" office:value="30" calcext:value-type="float">
            <text:p>30</text:p>
          </table:table-cell>
          <table:table-cell office:value-type="time" office:time-value="PT11H51M00S" calcext:value-type="time">
            <text:p>11:51</text:p>
          </table:table-cell>
          <table:table-cell office:value-type="time" office:time-value="PT08H36M00S" calcext:value-type="time">
            <text:p>08:36</text:p>
          </table:table-cell>
          <table:table-cell table:number-columns-repeated="2"/>
          <table:table-cell office:value-type="float" office:value="0.0163268" calcext:value-type="float">
            <text:p>0,016</text:p>
          </table:table-cell>
          <table:table-cell office:value-type="float" office:value="27.35" calcext:value-type="float">
            <text:p>27,35</text:p>
          </table:table-cell>
          <table:table-cell office:value-type="float" office:value="0.7" calcext:value-type="float">
            <text:p>0,7</text:p>
          </table:table-cell>
          <table:table-cell office:value-type="float" office:value="0.275" calcext:value-type="float">
            <text:p>0,2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95" office:value-type="float" office:value="6.97507" calcext:value-type="float">
            <text:p>6,98</text:p>
          </table:table-cell>
          <table:table-cell table:style-name="ce95" office:value-type="float" office:value="7.47368" calcext:value-type="float">
            <text:p>7,47</text:p>
          </table:table-cell>
          <table:table-cell/>
          <table:table-cell office:value-type="string" calcext:value-type="string">
            <text:p>Partly-clear.</text:p>
          </table:table-cell>
          <table:table-cell table:number-columns-repeated="1005"/>
        </table:table-row>
        <table:table-row table:style-name="ro1">
          <table:table-cell table:style-name="ce20" office:value-type="date" office:date-value="1925-08-01" calcext:value-type="date">
            <text:p>1925-08-01</text:p>
          </table:table-cell>
          <table:table-cell table:style-name="ce45" office:value-type="float" office:value="31" calcext:value-type="float">
            <text:p>31</text:p>
          </table:table-cell>
          <table:table-cell table:style-name="ce61" office:value-type="time" office:time-value="PT14H01M00S" calcext:value-type="time">
            <text:p>14:01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67" table:number-columns-repeated="2"/>
          <table:table-cell table:style-name="ce78" office:value-type="float" office:value="0.0103648" calcext:value-type="float">
            <text:p>0,010</text:p>
          </table:table-cell>
          <table:table-cell table:style-name="ce93" office:value-type="float" office:value="28.475" calcext:value-type="float">
            <text:p>28,4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99" office:value-type="float" office:value="7.25" calcext:value-type="float">
            <text:p>7,25</text:p>
          </table:table-cell>
          <table:table-cell table:style-name="ce38" office:value-type="string" calcext:value-type="string">
            <text:p>Ungewöhnliche Gruppe, wie 49. Änderung der Temperaturänderung.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2" calcext:value-type="float">
            <text:p>32</text:p>
          </table:table-cell>
          <table:table-cell office:value-type="time" office:time-value="PT15H14M00S" calcext:value-type="time">
            <text:p>15:14</text:p>
          </table:table-cell>
          <table:table-cell office:value-type="time" office:time-value="PT11H58M00S" calcext:value-type="time">
            <text:p>11:58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.00976207" calcext:value-type="float">
            <text:p>0,010</text:p>
          </table:table-cell>
          <table:table-cell office:value-type="float" office:value="28.3625" calcext:value-type="float">
            <text:p>28,36</text:p>
          </table:table-cell>
          <table:table-cell office:value-type="float" office:value="0.1" calcext:value-type="float">
            <text:p>0,1</text:p>
          </table:table-cell>
          <table:table-cell office:value-type="float" office:value="-0.0144231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95" office:value-type="float" office:value="5.08033" calcext:value-type="float">
            <text:p>5,08</text:p>
          </table:table-cell>
          <table:table-cell table:style-name="ce95" office:value-type="float" office:value="5.47368" calcext:value-type="float">
            <text:p>5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3" calcext:value-type="float">
            <text:p>33</text:p>
          </table:table-cell>
          <table:table-cell office:value-type="time" office:time-value="PT15H46M00S" calcext:value-type="time">
            <text:p>15:46</text:p>
          </table:table-cell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.008189" calcext:value-type="float">
            <text:p>0,008</text:p>
          </table:table-cell>
          <table:table-cell office:value-type="float" office:value="28" calcext:value-type="float">
            <text:p>28,00</text:p>
          </table:table-cell>
          <table:table-cell office:value-type="float" office:value="0.4" calcext:value-type="float">
            <text:p>0,4</text:p>
          </table:table-cell>
          <table:table-cell office:value-type="float" office:value="-0.0555556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95" office:value-type="float" office:value="1.91967" calcext:value-type="float">
            <text:p>1,92</text:p>
          </table:table-cell>
          <table:table-cell table:style-name="ce95" office:value-type="float" office:value="2.26316" calcext:value-type="float">
            <text:p>2,26</text:p>
          </table:table-cell>
          <table:table-cell office:value-type="string" calcext:value-type="string">
            <text:p>Passiert hier ein Vorzeichenwechsel? Verschwindet der Sysfehler?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4" calcext:value-type="float">
            <text:p>34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3H25M00S" calcext:value-type="time">
            <text:p>13:2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.00762383" calcext:value-type="float">
            <text:p>0,008</text:p>
          </table:table-cell>
          <table:table-cell office:value-type="float" office:value="27.475" calcext:value-type="float">
            <text:p>27,48</text:p>
          </table:table-cell>
          <table:table-cell office:value-type="float" office:value="0.6" calcext:value-type="float">
            <text:p>0,6</text:p>
          </table:table-cell>
          <table:table-cell office:value-type="float" office:value="-0.275" calcext:value-type="float">
            <text:p>-0,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0075" calcext:value-type="float">
            <text:p>0,01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string" calcext:value-type="string">
            <text:p>Clear. Extra steady. wide fringes. Best ever made in daytime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5" calcext:value-type="float">
            <text:p>35</text:p>
          </table:table-cell>
          <table:table-cell office:value-type="time" office:time-value="PT17H20M00S" calcext:value-type="time">
            <text:p>17:20</text:p>
          </table:table-cell>
          <table:table-cell office:value-type="time" office:time-value="PT14H05M00S" calcext:value-type="time">
            <text:p>14:05</text:p>
          </table:table-cell>
          <table:table-cell table:number-columns-repeated="2"/>
          <table:table-cell office:value-type="float" office:value="0.00685176" calcext:value-type="float">
            <text:p>0,007</text:p>
          </table:table-cell>
          <table:table-cell office:value-type="float" office:value="27.0125" calcext:value-type="float">
            <text:p>27,01</text:p>
          </table:table-cell>
          <table:table-cell office:value-type="float" office:value="0.6" calcext:value-type="float">
            <text:p>0,6</text:p>
          </table:table-cell>
          <table:table-cell office:value-type="float" office:value="-0.152027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5928" calcext:value-type="float">
            <text:p>-1,59</text:p>
          </table:table-cell>
          <table:table-cell office:value-type="float" office:value="2.78947" calcext:value-type="float">
            <text:p>2,79</text:p>
          </table:table-cell>
          <table:table-cell office:value-type="string" calcext:value-type="string">
            <text:p>Vorzeichenwechsel korreliert mit Zeichen +-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6" calcext:value-type="float">
            <text:p>36</text:p>
          </table:table-cell>
          <table:table-cell office:value-type="time" office:time-value="PT17H46M00S" calcext:value-type="time">
            <text:p>17:46</text:p>
          </table:table-cell>
          <table:table-cell office:value-type="time" office:time-value="PT14H31M00S" calcext:value-type="time">
            <text:p>14:31</text:p>
          </table:table-cell>
          <table:table-cell table:number-columns-repeated="2"/>
          <table:table-cell office:value-type="float" office:value="0.00727874" calcext:value-type="float">
            <text:p>0,007</text:p>
          </table:table-cell>
          <table:table-cell office:value-type="float" office:value="26.7" calcext:value-type="float">
            <text:p>26,70</text:p>
          </table:table-cell>
          <table:table-cell office:value-type="float" office:value="0.5" calcext:value-type="float">
            <text:p>0,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55" calcext:value-type="float">
            <text:p>-1,26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1" calcext:value-type="date">
            <text:p>1925-08-01</text:p>
          </table:table-cell>
          <table:table-cell table:style-name="ce42" office:value-type="float" office:value="37" calcext:value-type="float">
            <text:p>37</text:p>
          </table:table-cell>
          <table:table-cell table:style-name="ce61" office:value-type="time" office:time-value="PT19H54M00S" calcext:value-type="time">
            <text:p>19:54</text:p>
          </table:table-cell>
          <table:table-cell table:style-name="ce61" office:value-type="time" office:time-value="PT16H39M00S" calcext:value-type="time">
            <text:p>16:39</text:p>
          </table:table-cell>
          <table:table-cell table:style-name="ce67" table:number-columns-repeated="2"/>
          <table:table-cell table:style-name="ce82" office:value-type="float" office:value="0.0230606" calcext:value-type="float">
            <text:p>0,023</text:p>
          </table:table-cell>
          <table:table-cell table:style-name="ce93" office:value-type="float" office:value="23.6875" calcext:value-type="float">
            <text:p>23,6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218023" calcext:value-type="float">
            <text:p>-0,22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241" calcext:value-type="float">
            <text:p>-2,24</text:p>
          </table:table-cell>
          <table:table-cell table:style-name="ce93" office:value-type="float" office:value="6.63158" calcext:value-type="float">
            <text:p>6,63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8" calcext:value-type="float">
            <text:p>38</text:p>
          </table:table-cell>
          <table:table-cell office:value-type="time" office:time-value="PT20H45M00S" calcext:value-type="time">
            <text:p>20:45</text:p>
          </table:table-cell>
          <table:table-cell office:value-type="time" office:time-value="PT17H30M00S" calcext:value-type="time">
            <text:p>17:30</text:p>
          </table:table-cell>
          <table:table-cell table:number-columns-repeated="2"/>
          <table:table-cell table:style-name="ce80" office:value-type="float" office:value="0.0257655" calcext:value-type="float">
            <text:p>0,026</text:p>
          </table:table-cell>
          <table:table-cell office:value-type="float" office:value="23.025" calcext:value-type="float">
            <text:p>23,03</text:p>
          </table:table-cell>
          <table:table-cell office:value-type="float" office:value="0.2" calcext:value-type="float">
            <text:p>0,2</text:p>
          </table:table-cell>
          <table:table-cell table:style-name="ce95" office:value-type="float" office:value="-0.223404" calcext:value-type="float">
            <text:p>-0,22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825" calcext:value-type="float">
            <text:p>-0,58</text:p>
          </table:table-cell>
          <table:table-cell office:value-type="float" office:value="7.85" calcext:value-type="float">
            <text:p>7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9" calcext:value-type="float">
            <text:p>39</text:p>
          </table:table-cell>
          <table:table-cell office:value-type="time" office:time-value="PT21H23M00S" calcext:value-type="time">
            <text:p>21:23</text:p>
          </table:table-cell>
          <table:table-cell office:value-type="time" office:time-value="PT18H10M00S" calcext:value-type="time">
            <text:p>18:10</text:p>
          </table:table-cell>
          <table:table-cell table:number-columns-repeated="2"/>
          <table:table-cell table:style-name="ce80" office:value-type="float" office:value="0.0226841" calcext:value-type="float">
            <text:p>0,023</text:p>
          </table:table-cell>
          <table:table-cell office:value-type="float" office:value="22.4562" calcext:value-type="float">
            <text:p>22,46</text:p>
          </table:table-cell>
          <table:table-cell office:value-type="float" office:value="0.25" calcext:value-type="float">
            <text:p>0,25</text:p>
          </table:table-cell>
          <table:table-cell office:value-type="float" office:value="-0.145833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2.34568" calcext:value-type="float">
            <text:p>-2,35</text:p>
          </table:table-cell>
          <table:table-cell office:value-type="float" office:value="7.11111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40" calcext:value-type="float">
            <text:p>40</text:p>
          </table:table-cell>
          <table:table-cell office:value-type="time" office:time-value="PT22H11M00S" calcext:value-type="time">
            <text:p>22:11</text:p>
          </table:table-cell>
          <table:table-cell office:value-type="time" office:time-value="PT18H57M00S" calcext:value-type="time">
            <text:p>18:57</text:p>
          </table:table-cell>
          <table:table-cell table:number-columns-repeated="2"/>
          <table:table-cell table:style-name="ce80" office:value-type="float" office:value="0.0237347" calcext:value-type="float">
            <text:p>0,024</text:p>
          </table:table-cell>
          <table:table-cell office:value-type="float" office:value="22.0937" calcext:value-type="float">
            <text:p>22,09</text:p>
          </table:table-cell>
          <table:table-cell office:value-type="float" office:value="0.25" calcext:value-type="float">
            <text:p>0,25</text:p>
          </table:table-cell>
          <table:table-cell office:value-type="float" office:value="-0.14375" calcext:value-type="float">
            <text:p>-0,14</text:p>
          </table:table-cell>
          <table:table-cell office:value-type="string" calcext:value-type="string">
            <text:p>+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-1.26593" calcext:value-type="float">
            <text:p>-1,27</text:p>
          </table:table-cell>
          <table:table-cell office:value-type="float" office:value="9.10526" calcext:value-type="float">
            <text:p>9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3" calcext:value-type="date">
            <text:p>1925-08-03</text:p>
          </table:table-cell>
          <table:table-cell table:style-name="ce42" office:value-type="float" office:value="41" calcext:value-type="float">
            <text:p>41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06H17M00S" calcext:value-type="time">
            <text:p>06:17</text:p>
          </table:table-cell>
          <table:table-cell table:style-name="ce67" table:number-columns-repeated="2"/>
          <table:table-cell table:style-name="ce78" office:value-type="float" office:value="0.0193638" calcext:value-type="float">
            <text:p>0,019</text:p>
          </table:table-cell>
          <table:table-cell table:style-name="ce93" office:value-type="float" office:value="23.0375" calcext:value-type="float">
            <text:p>23,04</text:p>
          </table:table-cell>
          <table:table-cell table:style-name="ce36" office:value-type="float" office:value="1.3" calcext:value-type="float">
            <text:p>1,3</text:p>
          </table:table-cell>
          <table:table-cell table:style-name="ce104" office:value-type="float" office:value="0.739286" calcext:value-type="float">
            <text:p>0,74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5" calcext:value-type="float">
            <text:p>-0,50</text:p>
          </table:table-cell>
          <table:table-cell table:style-name="ce93" office:value-type="float" office:value="1.5" calcext:value-type="float">
            <text:p>1,50</text:p>
          </table:table-cell>
          <table:table-cell table:style-name="ce38"/>
          <table:table-cell table:style-name="ce36" office:value-type="string" calcext:value-type="string">
            <text:p>Clear. Sun shines through cracks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2" calcext:value-type="float">
            <text:p>42</text:p>
          </table:table-cell>
          <table:table-cell office:value-type="time" office:time-value="PT09H55M00S" calcext:value-type="time">
            <text:p>09:55</text:p>
          </table:table-cell>
          <table:table-cell office:value-type="time" office:time-value="PT06H41M00S" calcext:value-type="time">
            <text:p>06:41</text:p>
          </table:table-cell>
          <table:table-cell table:number-columns-repeated="2"/>
          <table:table-cell office:value-type="float" office:value="0.0174103" calcext:value-type="float">
            <text:p>0,017</text:p>
          </table:table-cell>
          <table:table-cell office:value-type="float" office:value="25.25" calcext:value-type="float">
            <text:p>25,25</text:p>
          </table:table-cell>
          <table:table-cell office:value-type="float" office:value="1.1" calcext:value-type="float">
            <text:p>1,1</text:p>
          </table:table-cell>
          <table:table-cell table:style-name="ce103" office:value-type="float" office:value="0.617647" calcext:value-type="float">
            <text:p>0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865" calcext:value-type="float">
            <text:p>0,8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Vermutlich wie 41</text:p>
          </table:table-cell>
          <table:table-cell table:style-name="ce46"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3" calcext:value-type="float">
            <text:p>43</text:p>
          </table:table-cell>
          <table:table-cell office:value-type="time" office:time-value="PT10H40M00S" calcext:value-type="time">
            <text:p>10:40</text:p>
          </table:table-cell>
          <table:table-cell office:value-type="time" office:time-value="PT07H32M00S" calcext:value-type="time">
            <text:p>07:32</text:p>
          </table:table-cell>
          <table:table-cell table:number-columns-repeated="2"/>
          <table:table-cell office:value-type="float" office:value="0.0201711" calcext:value-type="float">
            <text:p>0,020</text:p>
          </table:table-cell>
          <table:table-cell office:value-type="float" office:value="26.65" calcext:value-type="float">
            <text:p>26,65</text:p>
          </table:table-cell>
          <table:table-cell office:value-type="float" office:value="1.1" calcext:value-type="float">
            <text:p>1,1</text:p>
          </table:table-cell>
          <table:table-cell office:value-type="float" office:value="0.352941" calcext:value-type="float">
            <text:p>0,3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6.70833" calcext:value-type="float">
            <text:p>6,71</text:p>
          </table:table-cell>
          <table:table-cell office:value-type="float" office:value="7.5" calcext:value-type="float">
            <text:p>7,5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aulked up cracks which shone directly on interferomete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4" calcext:value-type="float">
            <text:p>4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08H22M00S" calcext:value-type="time">
            <text:p>08:22</text:p>
          </table:table-cell>
          <table:table-cell table:number-columns-repeated="2"/>
          <table:table-cell table:style-name="ce80" office:value-type="float" office:value="0.0303078" calcext:value-type="float">
            <text:p>0,030</text:p>
          </table:table-cell>
          <table:table-cell office:value-type="float" office:value="27.575" calcext:value-type="float">
            <text:p>27,58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1.9333" calcext:value-type="float">
            <text:p>11,9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5" calcext:value-type="float">
            <text:p>45</text:p>
          </table:table-cell>
          <table:table-cell table:style-name="ce61" office:value-type="time" office:time-value="PT15H33M00S" calcext:value-type="time">
            <text:p>15:33</text:p>
          </table:table-cell>
          <table:table-cell table:style-name="ce61" office:value-type="time" office:time-value="PT12H25M00S" calcext:value-type="time">
            <text:p>12:25</text:p>
          </table:table-cell>
          <table:table-cell table:style-name="ce67" office:value-type="string" calcext:value-type="string">
            <text:p>D</text:p>
          </table:table-cell>
          <table:table-cell table:style-name="ce67"/>
          <table:table-cell table:style-name="ce78" office:value-type="float" office:value="0.00743007" calcext:value-type="float">
            <text:p>0,007</text:p>
          </table:table-cell>
          <table:table-cell table:style-name="ce93" office:value-type="float" office:value="28.975" calcext:value-type="float">
            <text:p>28,98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-0.21" calcext:value-type="float">
            <text:p>-0,21</text:p>
          </table:table-cell>
          <table:table-cell table:style-name="ce67"/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39612" calcext:value-type="float">
            <text:p>1,40</text:p>
          </table:table-cell>
          <table:table-cell table:style-name="ce93" office:value-type="float" office:value="2.89474" calcext:value-type="float">
            <text:p>2,89</text:p>
          </table:table-cell>
          <table:table-cell table:style-name="ce38" office:value-type="string" calcext:value-type="string">
            <text:p>Siehe Gruppe 31 und 49.</text:p>
          </table:table-cell>
          <table:table-cell table:style-name="ce38" office:value-type="string" calcext:value-type="string">
            <text:p>Clear. Fringes wide and very steady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6H24M00S" calcext:value-type="time">
            <text:p>16:24</text:p>
          </table:table-cell>
          <table:table-cell office:value-type="time" office:time-value="PT13H17M00S" calcext:value-type="time">
            <text:p>13:17</text:p>
          </table:table-cell>
          <table:table-cell office:value-type="string" calcext:value-type="string">
            <text:p>rD</text:p>
          </table:table-cell>
          <table:table-cell/>
          <table:table-cell office:value-type="float" office:value="0.00564129" calcext:value-type="float">
            <text:p>0,006</text:p>
          </table:table-cell>
          <table:table-cell office:value-type="float" office:value="28.225" calcext:value-type="float">
            <text:p>28,23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285714" calcext:value-type="float">
            <text:p>-0,29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490305" calcext:value-type="float">
            <text:p>-0,49</text:p>
          </table:table-cell>
          <table:table-cell office:value-type="float" office:value="1.52632" calcext:value-type="float">
            <text:p>1,53</text:p>
          </table:table-cell>
          <table:table-cell office:value-type="string" calcext:value-type="string">
            <text:p>Vorzeichenwechsel oder Temp.?</text:p>
          </table:table-cell>
          <table:table-cell office:value-type="string" calcext:value-type="string">
            <text:p>Clear. Fringes wide and very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3H53M00S" calcext:value-type="time">
            <text:p>13:53</text:p>
          </table:table-cell>
          <table:table-cell office:value-type="string" calcext:value-type="string">
            <text:p>rD</text:p>
          </table:table-cell>
          <table:table-cell/>
          <table:table-cell office:value-type="float" office:value="0.00579892" calcext:value-type="float">
            <text:p>0,006</text:p>
          </table:table-cell>
          <table:table-cell office:value-type="float" office:value="27.7" calcext:value-type="float">
            <text:p>27,70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2625" calcext:value-type="float">
            <text:p>-0,2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6953" calcext:value-type="float">
            <text:p>-1,97</text:p>
          </table:table-cell>
          <table:table-cell office:value-type="float" office:value="2.52632" calcext:value-type="float">
            <text:p>2,53</text:p>
          </table:table-cell>
          <table:table-cell/>
          <table:table-cell office:value-type="string" calcext:value-type="string">
            <text:p>Clear. Fringes very steady extra wide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7H40M00S" calcext:value-type="time">
            <text:p>17:40</text:p>
          </table:table-cell>
          <table:table-cell office:value-type="time" office:time-value="PT14H33M00S" calcext:value-type="time">
            <text:p>14:33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.00835318" calcext:value-type="float">
            <text:p>0,008</text:p>
          </table:table-cell>
          <table:table-cell office:value-type="float" office:value="27.025" calcext:value-type="float">
            <text:p>27,0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308824" calcext:value-type="float">
            <text:p>-0,3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2.35" calcext:value-type="float">
            <text:p>-2,35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20" office:value-type="date" office:date-value="1925-08-04" calcext:value-type="date">
            <text:p>1925-08-04</text:p>
          </table:table-cell>
          <table:table-cell table:style-name="ce45" office:value-type="float" office:value="49" calcext:value-type="float">
            <text:p>49</text:p>
          </table:table-cell>
          <table:table-cell table:style-name="ce61" office:value-type="time" office:time-value="PT13H46M00S" calcext:value-type="time">
            <text:p>13:46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53033" calcext:value-type="float">
            <text:p>0,015</text:p>
          </table:table-cell>
          <table:table-cell table:style-name="ce93" office:value-type="float" office:value="29.875" calcext:value-type="float">
            <text:p>29,8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0.0441176" calcext:value-type="float">
            <text:p>0,0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29066" calcext:value-type="float">
            <text:p>1,29</text:p>
          </table:table-cell>
          <table:table-cell table:style-name="ce93" office:value-type="float" office:value="3.17647" calcext:value-type="float">
            <text:p>3,18</text:p>
          </table:table-cell>
          <table:table-cell table:style-name="ce38" office:value-type="string" calcext:value-type="string">
            <text:p>Siehe Gruppe 31.</text:p>
          </table:table-cell>
          <table:table-cell table:style-name="ce38" office:value-type="string" calcext:value-type="string">
            <text:p>Clear. Drs Epstein + Strömberg present. watch cor. +3m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0" calcext:value-type="float">
            <text:p>50</text:p>
          </table:table-cell>
          <table:table-cell office:value-type="time" office:time-value="PT15H04M00S" calcext:value-type="time">
            <text:p>15:04</text:p>
          </table:table-cell>
          <table:table-cell office:value-type="time" office:time-value="PT12H04M00S" calcext:value-type="time">
            <text:p>12:0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.00953507" calcext:value-type="float">
            <text:p>0,010</text:p>
          </table:table-cell>
          <table:table-cell office:value-type="float" office:value="29.775" calcext:value-type="float">
            <text:p>29,7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5" office:value-type="float" office:value="2.57341" calcext:value-type="float">
            <text:p>2,57</text:p>
          </table:table-cell>
          <table:table-cell table:style-name="ce95" office:value-type="float" office:value="3.36842" calcext:value-type="float">
            <text:p>3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1" calcext:value-type="float">
            <text:p>51</text:p>
          </table:table-cell>
          <table:table-cell office:value-type="time" office:time-value="PT15H49M00S" calcext:value-type="time">
            <text:p>15:49</text:p>
          </table:table-cell>
          <table:table-cell office:value-type="time" office:time-value="PT12H49M00S" calcext:value-type="time">
            <text:p>12:49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.0077969" calcext:value-type="float">
            <text:p>0,008</text:p>
          </table:table-cell>
          <table:table-cell office:value-type="float" office:value="29.6625" calcext:value-type="float">
            <text:p>29,66</text:p>
          </table:table-cell>
          <table:table-cell office:value-type="float" office:value="0.1" calcext:value-type="float">
            <text:p>0,1</text:p>
          </table:table-cell>
          <table:table-cell office:value-type="float" office:value="-0.164062" calcext:value-type="float">
            <text:p>-0,1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95" office:value-type="float" office:value="0.75" calcext:value-type="float">
            <text:p>0,75</text:p>
          </table:table-cell>
          <table:table-cell table:style-name="ce95" office:value-type="float" office:value="1.16667" calcext:value-type="float">
            <text:p>1,1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2" calcext:value-type="float">
            <text:p>52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3H30M00S" calcext:value-type="time">
            <text:p>13:30</text:p>
          </table:table-cell>
          <table:table-cell table:number-columns-repeated="2"/>
          <table:table-cell office:value-type="float" office:value="0.00713182" calcext:value-type="float">
            <text:p>0,007</text:p>
          </table:table-cell>
          <table:table-cell office:value-type="float" office:value="29" calcext:value-type="float">
            <text:p>29,00</text:p>
          </table:table-cell>
          <table:table-cell office:value-type="float" office:value="0.2" calcext:value-type="float">
            <text:p>0,2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1" calcext:value-type="float">
            <text:p>-0,71</text:p>
          </table:table-cell>
          <table:table-cell office:value-type="float" office:value="1.4" calcext:value-type="float">
            <text:p>1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3" calcext:value-type="float">
            <text:p>53</text:p>
          </table:table-cell>
          <table:table-cell office:value-type="time" office:time-value="PT17H15M00S" calcext:value-type="time">
            <text:p>17:15</text:p>
          </table:table-cell>
          <table:table-cell office:value-type="time" office:time-value="PT14H15M00S" calcext:value-type="time">
            <text:p>14:15</text:p>
          </table:table-cell>
          <table:table-cell table:number-columns-repeated="2"/>
          <table:table-cell office:value-type="float" office:value="0.00822115" calcext:value-type="float">
            <text:p>0,008</text:p>
          </table:table-cell>
          <table:table-cell office:value-type="float" office:value="28.15" calcext:value-type="float">
            <text:p>28,15</text:p>
          </table:table-cell>
          <table:table-cell office:value-type="float" office:value="0.5" calcext:value-type="float">
            <text:p>0,5</text:p>
          </table:table-cell>
          <table:table-cell office:value-type="float" office:value="-0.236842" calcext:value-type="float">
            <text:p>-0,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66759" calcext:value-type="float">
            <text:p>-1,67</text:p>
          </table:table-cell>
          <table:table-cell office:value-type="float" office:value="2.10526" calcext:value-type="float">
            <text:p>2,11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4" calcext:value-type="float">
            <text:p>54</text:p>
          </table:table-cell>
          <table:table-cell office:value-type="time" office:time-value="PT17H56M00S" calcext:value-type="time">
            <text:p>17:56</text:p>
          </table:table-cell>
          <table:table-cell office:value-type="time" office:time-value="PT14H56M00S" calcext:value-type="time">
            <text:p>14:56</text:p>
          </table:table-cell>
          <table:table-cell table:number-columns-repeated="2"/>
          <table:table-cell office:value-type="float" office:value="0.00992317" calcext:value-type="float">
            <text:p>0,010</text:p>
          </table:table-cell>
          <table:table-cell office:value-type="float" office:value="27.2125" calcext:value-type="float">
            <text:p>27,21</text:p>
          </table:table-cell>
          <table:table-cell office:value-type="float" office:value="0.7" calcext:value-type="float">
            <text:p>0,7</text:p>
          </table:table-cell>
          <table:table-cell office:value-type="float" office:value="-0.28125" calcext:value-type="float">
            <text:p>-0,28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3.0875" calcext:value-type="float">
            <text:p>-3,09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4" calcext:value-type="date">
            <text:p>1925-08-04</text:p>
          </table:table-cell>
          <table:table-cell table:style-name="ce42" office:value-type="float" office:value="55" calcext:value-type="float">
            <text:p>55</text:p>
          </table:table-cell>
          <table:table-cell table:style-name="ce61" office:value-type="time" office:time-value="PT20H08M00S" calcext:value-type="time">
            <text:p>20:08</text:p>
          </table:table-cell>
          <table:table-cell table:style-name="ce61" office:value-type="time" office:time-value="PT17H08M00S" calcext:value-type="time">
            <text:p>17:08</text:p>
          </table:table-cell>
          <table:table-cell table:style-name="ce67" table:number-columns-repeated="2"/>
          <table:table-cell table:style-name="ce82" office:value-type="float" office:value="0.0297486" calcext:value-type="float">
            <text:p>0,030</text:p>
          </table:table-cell>
          <table:table-cell table:style-name="ce93" office:value-type="float" office:value="23.9875" calcext:value-type="float">
            <text:p>23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9" office:value-type="float" office:value="-0.269737" calcext:value-type="float">
            <text:p>-0,27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22" calcext:value-type="float">
            <text:p>-2,22</text:p>
          </table:table-cell>
          <table:table-cell table:style-name="ce93" office:value-type="float" office:value="8.95" calcext:value-type="float">
            <text:p>8,95</text:p>
          </table:table-cell>
          <table:table-cell table:style-name="ce38"/>
          <table:table-cell table:style-name="ce42" office:value-type="string" calcext:value-type="string">
            <text:p>Clear. Fringes steady straight but whole system constantly shifting. Reading seemingly erratic and nevertheless certain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6" calcext:value-type="float">
            <text:p>56</text:p>
          </table:table-cell>
          <table:table-cell office:value-type="time" office:time-value="PT20H55M00S" calcext:value-type="time">
            <text:p>20:55</text:p>
          </table:table-cell>
          <table:table-cell office:value-type="time" office:time-value="PT17H56M00S" calcext:value-type="time">
            <text:p>17:56</text:p>
          </table:table-cell>
          <table:table-cell table:number-columns-repeated="2"/>
          <table:table-cell table:style-name="ce80" office:value-type="float" office:value="0.0289722" calcext:value-type="float">
            <text:p>0,029</text:p>
          </table:table-cell>
          <table:table-cell office:value-type="float" office:value="23.3125" calcext:value-type="float">
            <text:p>23,31</text:p>
          </table:table-cell>
          <table:table-cell office:value-type="float" office:value="0.5" calcext:value-type="float">
            <text:p>0,5</text:p>
          </table:table-cell>
          <table:table-cell office:value-type="float" office:value="-0.270833" calcext:value-type="float">
            <text:p>-0,27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0875" calcext:value-type="float">
            <text:p>-1,09</text:p>
          </table:table-cell>
          <table:table-cell office:value-type="float" office:value="9.25" calcext:value-type="float">
            <text:p>9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7" calcext:value-type="float">
            <text:p>57</text:p>
          </table:table-cell>
          <table:table-cell office:value-type="time" office:time-value="PT21H32M00S" calcext:value-type="time">
            <text:p>21:32</text:p>
          </table:table-cell>
          <table:table-cell office:value-type="time" office:time-value="PT18H33M00S" calcext:value-type="time">
            <text:p>18:33</text:p>
          </table:table-cell>
          <table:table-cell table:number-columns-repeated="2"/>
          <table:table-cell table:style-name="ce80" office:value-type="float" office:value="0.0281894" calcext:value-type="float">
            <text:p>0,028</text:p>
          </table:table-cell>
          <table:table-cell office:value-type="float" office:value="22.7625" calcext:value-type="float">
            <text:p>22,76</text:p>
          </table:table-cell>
          <table:table-cell office:value-type="float" office:value="0.4" calcext:value-type="float">
            <text:p>0,4</text:p>
          </table:table-cell>
          <table:table-cell office:value-type="float" office:value="-0.193966" calcext:value-type="float">
            <text:p>-0,19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4.23" calcext:value-type="float">
            <text:p>-4,23</text:p>
          </table:table-cell>
          <table:table-cell office:value-type="float" office:value="7.9" calcext:value-type="float">
            <text:p>7,9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8" calcext:value-type="float">
            <text:p>58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19H16M00S" calcext:value-type="time">
            <text:p>19:16</text:p>
          </table:table-cell>
          <table:table-cell table:number-columns-repeated="2"/>
          <table:table-cell table:style-name="ce80" office:value-type="float" office:value="0.0272806" calcext:value-type="float">
            <text:p>0,027</text:p>
          </table:table-cell>
          <table:table-cell office:value-type="float" office:value="22.2" calcext:value-type="float">
            <text:p>22,20</text:p>
          </table:table-cell>
          <table:table-cell office:value-type="float" office:value="0.3" calcext:value-type="float">
            <text:p>0,3</text:p>
          </table:table-cell>
          <table:table-cell office:value-type="float" office:value="-0.234375" calcext:value-type="float">
            <text:p>-0,2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66759" calcext:value-type="float">
            <text:p>-2,67</text:p>
          </table:table-cell>
          <table:table-cell office:value-type="float" office:value="9.78947" calcext:value-type="float">
            <text:p>9,7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9" calcext:value-type="float">
            <text:p>59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19H49M00S" calcext:value-type="time">
            <text:p>19:49</text:p>
          </table:table-cell>
          <table:table-cell table:number-columns-repeated="2"/>
          <table:table-cell table:style-name="ce80" office:value-type="float" office:value="0.0248331" calcext:value-type="float">
            <text:p>0,025</text:p>
          </table:table-cell>
          <table:table-cell office:value-type="float" office:value="21.8375" calcext:value-type="float">
            <text:p>21,84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845679" calcext:value-type="float">
            <text:p>-0,85</text:p>
          </table:table-cell>
          <table:table-cell office:value-type="float" office:value="7.77778" calcext:value-type="float">
            <text:p>7,78</text:p>
          </table:table-cell>
          <table:table-cell/>
          <table:table-cell office:value-type="string" calcext:value-type="string">
            <text:p>Clear. Fringes straight and wide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5" calcext:value-type="date">
            <text:p>1925-08-05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time" office:time-value="PT13H10M00S" calcext:value-type="time">
            <text:p>13:10</text:p>
          </table:table-cell>
          <table:table-cell table:style-name="ce61" office:value-type="time" office:time-value="PT10H10M00S" calcext:value-type="time">
            <text:p>10:10</text:p>
          </table:table-cell>
          <table:table-cell table:style-name="ce67" table:number-columns-repeated="2"/>
          <table:table-cell table:style-name="ce78" office:value-type="float" office:value="0.0110286" calcext:value-type="float">
            <text:p>0,011</text:p>
          </table:table-cell>
          <table:table-cell table:style-name="ce93" office:value-type="float" office:value="26.5625" calcext:value-type="float">
            <text:p>26,5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625" calcext:value-type="float">
            <text:p>0,0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9" office:value-type="float" office:value="5.34877" calcext:value-type="float">
            <text:p>5,35</text:p>
          </table:table-cell>
          <table:table-cell table:style-name="ce99" office:value-type="float" office:value="5.72222" calcext:value-type="float">
            <text:p>5,72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1" calcext:value-type="float">
            <text:p>61</text:p>
          </table:table-cell>
          <table:table-cell office:value-type="time" office:time-value="PT13H45M00S" calcext:value-type="time">
            <text:p>13:45</text:p>
          </table:table-cell>
          <table:table-cell office:value-type="time" office:time-value="PT10H45M00S" calcext:value-type="time">
            <text:p>10:45</text:p>
          </table:table-cell>
          <table:table-cell table:number-columns-repeated="2"/>
          <table:table-cell office:value-type="float" office:value="0.00772685" calcext:value-type="float">
            <text:p>0,008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3" calcext:value-type="float">
            <text:p>0,3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table:style-name="ce95" office:value-type="float" office:value="3.63158" calcext:value-type="float">
            <text:p>3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2" calcext:value-type="float">
            <text:p>62</text:p>
          </table:table-cell>
          <table:table-cell office:value-type="time" office:time-value="PT15H08M00S" calcext:value-type="time">
            <text:p>15:08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0.0069418" calcext:value-type="float">
            <text:p>0,007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6" calcext:value-type="float">
            <text:p>0,6</text:p>
          </table:table-cell>
          <table:table-cell office:value-type="float" office:value="0.075" calcext:value-type="float">
            <text:p>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5" office:value-type="float" office:value="2.185" calcext:value-type="float">
            <text:p>2,19</text:p>
          </table:table-cell>
          <table:table-cell table:style-name="ce95" office:value-type="float" office:value="2.65" calcext:value-type="float">
            <text:p>2,65</text:p>
          </table:table-cell>
          <table:table-cell/>
          <table:table-cell office:value-type="string" calcext:value-type="string">
            <text:p>Clear. Wide fringes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3" calcext:value-type="float">
            <text:p>63</text:p>
          </table:table-cell>
          <table:table-cell office:value-type="time" office:time-value="PT15H48M00S" calcext:value-type="time">
            <text:p>15:48</text:p>
          </table:table-cell>
          <table:table-cell office:value-type="time" office:time-value="PT12H48M00S" calcext:value-type="time">
            <text:p>12:48</text:p>
          </table:table-cell>
          <table:table-cell table:number-columns-repeated="2"/>
          <table:table-cell office:value-type="float" office:value="0.00746482" calcext:value-type="float">
            <text:p>0,007</text:p>
          </table:table-cell>
          <table:table-cell office:value-type="float" office:value="26.15" calcext:value-type="float">
            <text:p>26,15</text:p>
          </table:table-cell>
          <table:table-cell office:value-type="float" office:value="0.8" calcext:value-type="float">
            <text:p>0,8</text:p>
          </table:table-cell>
          <table:table-cell office:value-type="float" office:value="0.04687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01" calcext:value-type="float">
            <text:p>-0,01</text:p>
          </table:table-cell>
          <table:table-cell office:value-type="float" office:value="1.8" calcext:value-type="float">
            <text:p>1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00M00S" calcext:value-type="time">
            <text:p>19:00</text:p>
          </table:table-cell>
          <table:table-cell table:style-name="ce61" office:value-type="time" office:time-value="PT16H01M00S" calcext:value-type="time">
            <text:p>16:01</text:p>
          </table:table-cell>
          <table:table-cell table:style-name="ce67" table:number-columns-repeated="2"/>
          <table:table-cell table:style-name="ce78" office:value-type="float" office:value="0.0200894" calcext:value-type="float">
            <text:p>0,020</text:p>
          </table:table-cell>
          <table:table-cell table:style-name="ce93" office:value-type="float" office:value="23.2125" calcext:value-type="float">
            <text:p>23,21</text:p>
          </table:table-cell>
          <table:table-cell table:style-name="ce38" office:value-type="float" office:value="0.9" calcext:value-type="float">
            <text:p>0,9</text:p>
          </table:table-cell>
          <table:table-cell table:style-name="ce99" office:value-type="float" office:value="-0.43125" calcext:value-type="float">
            <text:p>-0,43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0425" calcext:value-type="float">
            <text:p>-2,04</text:p>
          </table:table-cell>
          <table:table-cell table:style-name="ce93" office:value-type="float" office:value="8.35" calcext:value-type="float">
            <text:p>8,35</text:p>
          </table:table-cell>
          <table:table-cell table:style-name="ce38"/>
          <table:table-cell table:style-name="ce38" office:value-type="string" calcext:value-type="string">
            <text:p>Clear. very wide straight fringes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36M00S" calcext:value-type="time">
            <text:p>19:36</text:p>
          </table:table-cell>
          <table:table-cell office:value-type="time" office:time-value="PT16H37M00S" calcext:value-type="time">
            <text:p>16:37</text:p>
          </table:table-cell>
          <table:table-cell table:number-columns-repeated="2"/>
          <table:table-cell table:style-name="ce80" office:value-type="float" office:value="0.0252265" calcext:value-type="float">
            <text:p>0,025</text:p>
          </table:table-cell>
          <table:table-cell office:value-type="float" office:value="22.2" calcext:value-type="float">
            <text:p>22,20</text:p>
          </table:table-cell>
          <table:table-cell office:value-type="float" office:value="0.8" calcext:value-type="float">
            <text:p>0,8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835" calcext:value-type="float">
            <text:p>0,84</text:p>
          </table:table-cell>
          <table:table-cell office:value-type="float" office:value="4.7" calcext:value-type="float">
            <text:p>4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0H16M00S" calcext:value-type="time">
            <text:p>20:16</text:p>
          </table:table-cell>
          <table:table-cell table:style-name="ce61" office:value-type="time" office:time-value="PT17H17M00S" calcext:value-type="time">
            <text:p>17:17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2" office:value-type="float" office:value="0.0306355" calcext:value-type="float">
            <text:p>0,031</text:p>
          </table:table-cell>
          <table:table-cell table:style-name="ce93" office:value-type="float" office:value="21.4" calcext:value-type="float">
            <text:p>21,4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238636" calcext:value-type="float">
            <text:p>-0,2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6" calcext:value-type="float">
            <text:p>6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6482" calcext:value-type="float">
            <text:p>-1,65</text:p>
          </table:table-cell>
          <table:table-cell table:style-name="ce93" office:value-type="float" office:value="7.21053" calcext:value-type="float">
            <text:p>7,21</text:p>
          </table:table-cell>
          <table:table-cell table:style-name="ce38"/>
          <table:table-cell table:style-name="ce38" office:value-type="string" calcext:value-type="string">
            <text:p>Clear. Observers position moved from NW to SW corner, to end of series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1H02M00S" calcext:value-type="time">
            <text:p>21:02</text:p>
          </table:table-cell>
          <table:table-cell office:value-type="time" office:time-value="PT18H05M00S" calcext:value-type="time">
            <text:p>18:05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320513" calcext:value-type="float">
            <text:p>0,032</text:p>
          </table:table-cell>
          <table:table-cell office:value-type="float" office:value="20.625" calcext:value-type="float">
            <text:p>20,63</text:p>
          </table:table-cell>
          <table:table-cell office:value-type="float" office:value="0.4" calcext:value-type="float">
            <text:p>0,4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493333" calcext:value-type="float">
            <text:p>0,49</text:p>
          </table:table-cell>
          <table:table-cell office:value-type="float" office:value="6.26667" calcext:value-type="float">
            <text:p>6,2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2H01M00S" calcext:value-type="time">
            <text:p>22:01</text:p>
          </table:table-cell>
          <table:table-cell office:value-type="time" office:time-value="PT19H03M00S" calcext:value-type="time">
            <text:p>19:03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1484" calcext:value-type="float">
            <text:p>0,027</text:p>
          </table:table-cell>
          <table:table-cell office:value-type="float" office:value="19.775" calcext:value-type="float">
            <text:p>19,78</text:p>
          </table:table-cell>
          <table:table-cell office:value-type="float" office:value="0.3" calcext:value-type="float">
            <text:p>0,3</text:p>
          </table:table-cell>
          <table:table-cell office:value-type="float" office:value="-0.183333" calcext:value-type="float">
            <text:p>-0,18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5.84765" calcext:value-type="float">
            <text:p>-5,85</text:p>
          </table:table-cell>
          <table:table-cell office:value-type="float" office:value="8.47368" calcext:value-type="float">
            <text:p>8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6" calcext:value-type="date">
            <text:p>1925-08-06</text:p>
          </table:table-cell>
          <table:table-cell table:style-name="ce42" office:value-type="float" office:value="69" calcext:value-type="float">
            <text:p>69</text:p>
          </table:table-cell>
          <table:table-cell table:style-name="ce61" office:value-type="time" office:time-value="PT09H33M00S" calcext:value-type="time">
            <text:p>09:33</text:p>
          </table:table-cell>
          <table:table-cell table:style-name="ce61" office:value-type="time" office:time-value="PT06H36M00S" calcext:value-type="time">
            <text:p>06:3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220618" calcext:value-type="float">
            <text:p>0,022</text:p>
          </table:table-cell>
          <table:table-cell table:style-name="ce93" office:value-type="float" office:value="21.025" calcext:value-type="float">
            <text:p>21,03</text:p>
          </table:table-cell>
          <table:table-cell table:style-name="ce36" office:value-type="float" office:value="1.2" calcext:value-type="float">
            <text:p>1,2</text:p>
          </table:table-cell>
          <table:table-cell table:style-name="ce104" office:value-type="float" office:value="0.59375" calcext:value-type="float">
            <text:p>0,59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4.93426" calcext:value-type="float">
            <text:p>-4,93</text:p>
          </table:table-cell>
          <table:table-cell table:style-name="ce93" office:value-type="float" office:value="8.52941" calcext:value-type="float">
            <text:p>8,53</text:p>
          </table:table-cell>
          <table:table-cell table:style-name="ce38"/>
          <table:table-cell table:style-name="ce38" office:value-type="string" calcext:value-type="string">
            <text:p>Clear. Fringes narrow-medium (22 to field)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0" calcext:value-type="float">
            <text:p>70</text:p>
          </table:table-cell>
          <table:table-cell office:value-type="time" office:time-value="PT10H13M00S" calcext:value-type="time">
            <text:p>10:13</text:p>
          </table:table-cell>
          <table:table-cell office:value-type="time" office:time-value="PT07H16M00S" calcext:value-type="time">
            <text:p>07:1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96532" calcext:value-type="float">
            <text:p>0,020</text:p>
          </table:table-cell>
          <table:table-cell office:value-type="float" office:value="22.325" calcext:value-type="float">
            <text:p>22,33</text:p>
          </table:table-cell>
          <table:table-cell office:value-type="float" office:value="1.1" calcext:value-type="float">
            <text:p>1,1</text:p>
          </table:table-cell>
          <table:table-cell table:style-name="ce95" office:value-type="float" office:value="0.475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.11" calcext:value-type="float">
            <text:p>3,11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1" calcext:value-type="float">
            <text:p>71</text:p>
          </table:table-cell>
          <table:table-cell office:value-type="time" office:time-value="PT11H21M00S" calcext:value-type="time">
            <text:p>11:21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33916" calcext:value-type="float">
            <text:p>0,023</text:p>
          </table:table-cell>
          <table:table-cell office:value-type="float" office:value="24.1125" calcext:value-type="float">
            <text:p>24,11</text:p>
          </table:table-cell>
          <table:table-cell office:value-type="float" office:value="0.7" calcext:value-type="float">
            <text:p>0,7</text:p>
          </table:table-cell>
          <table:table-cell office:value-type="float" office:value="0.221591" calcext:value-type="float">
            <text:p>0,2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.15432" calcext:value-type="float">
            <text:p>6,15</text:p>
          </table:table-cell>
          <table:table-cell office:value-type="float" office:value="7.11111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11H46M00S" calcext:value-type="time">
            <text:p>11:46</text:p>
          </table:table-cell>
          <table:table-cell office:value-type="time" office:time-value="PT08H52M00S" calcext:value-type="time">
            <text:p>08:52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14599" calcext:value-type="float">
            <text:p>0,021</text:p>
          </table:table-cell>
          <table:table-cell office:value-type="float" office:value="24.6" calcext:value-type="float">
            <text:p>24,60</text:p>
          </table:table-cell>
          <table:table-cell office:value-type="float" office:value="0.5" calcext:value-type="float">
            <text:p>0,5</text:p>
          </table:table-cell>
          <table:table-cell office:value-type="float" office:value="0.355263" calcext:value-type="float">
            <text:p>0,3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.91413" calcext:value-type="float">
            <text:p>5,91</text:p>
          </table:table-cell>
          <table:table-cell office:value-type="float" office:value="6.63158" calcext:value-type="float">
            <text:p>6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12H08M00S" calcext:value-type="time">
            <text:p>12:08</text:p>
          </table:table-cell>
          <table:table-cell office:value-type="time" office:time-value="PT09H12M00S" calcext:value-type="time">
            <text:p>09:12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21008" calcext:value-type="float">
            <text:p>0,022</text:p>
          </table:table-cell>
          <table:table-cell office:value-type="float" office:value="25.0375" calcext:value-type="float">
            <text:p>25,04</text:p>
          </table:table-cell>
          <table:table-cell office:value-type="float" office:value="0.4" calcext:value-type="float">
            <text:p>0,4</text:p>
          </table:table-cell>
          <table:table-cell office:value-type="float" office:value="0.31875" calcext:value-type="float">
            <text:p>0,3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6.32133" calcext:value-type="float">
            <text:p>6,32</text:p>
          </table:table-cell>
          <table:table-cell office:value-type="float" office:value="6.89474" calcext:value-type="float">
            <text:p>6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6" calcext:value-type="date">
            <text:p>1925-08-06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13H44M00S" calcext:value-type="time">
            <text:p>13:44</text:p>
          </table:table-cell>
          <table:table-cell table:style-name="ce61" office:value-type="time" office:time-value="PT10H48M00S" calcext:value-type="time">
            <text:p>10:48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999229" calcext:value-type="float">
            <text:p>0,010</text:p>
          </table:table-cell>
          <table:table-cell table:style-name="ce93" office:value-type="float" office:value="25.6875" calcext:value-type="float">
            <text:p>25,69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0.1875" calcext:value-type="float">
            <text:p>0,1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93" office:value-type="float" office:value="2.5" calcext:value-type="float">
            <text:p>2,50</text:p>
          </table:table-cell>
          <table:table-cell table:style-name="ce38"/>
          <table:table-cell table:style-name="ce38" office:value-type="string" calcext:value-type="string">
            <text:p>Clear. Excellent Fringes: straight, wide, and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5" calcext:value-type="float">
            <text:p>75</text:p>
          </table:table-cell>
          <table:table-cell office:value-type="time" office:time-value="PT14H09M00S" calcext:value-type="time">
            <text:p>14:09</text:p>
          </table:table-cell>
          <table:table-cell office:value-type="time" office:time-value="PT11H13M00S" calcext:value-type="time">
            <text:p>11:1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71747" calcext:value-type="float">
            <text:p>0,009</text:p>
          </table:table-cell>
          <table:table-cell office:value-type="float" office:value="25.8" calcext:value-type="float">
            <text:p>25,80</text:p>
          </table:table-cell>
          <table:table-cell office:value-type="float" office:value="0.3" calcext:value-type="float">
            <text:p>0,3</text:p>
          </table:table-cell>
          <table:table-cell office:value-type="float" office:value="0.115385" calcext:value-type="float">
            <text:p>0,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191136" calcext:value-type="float">
            <text:p>0,19</text:p>
          </table:table-cell>
          <table:table-cell office:value-type="float" office:value="3.26316" calcext:value-type="float">
            <text:p>3,26</text:p>
          </table:table-cell>
          <table:table-cell/>
          <table:table-cell office:value-type="string" calcext:value-type="string">
            <text:p>Clear. Fringes wide, straight steady. Excellent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6" calcext:value-type="float">
            <text:p>76</text:p>
          </table:table-cell>
          <table:table-cell office:value-type="time" office:time-value="PT14H31M00S" calcext:value-type="time">
            <text:p>14:31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60683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0.015625" calcext:value-type="float">
            <text:p>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5" office:value-type="float" office:value="2.34568" calcext:value-type="float">
            <text:p>2,35</text:p>
          </table:table-cell>
          <table:table-cell table:style-name="ce95" office:value-type="float" office:value="2.88889" calcext:value-type="float">
            <text:p>2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7" calcext:value-type="float">
            <text:p>77</text:p>
          </table:table-cell>
          <table:table-cell office:value-type="time" office:time-value="PT14H54M00S" calcext:value-type="time">
            <text:p>14:54</text:p>
          </table:table-cell>
          <table:table-cell office:value-type="time" office:time-value="PT11H58M00S" calcext:value-type="time">
            <text:p>11:5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09968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-0.0220588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5" office:value-type="float" office:value="2.09259" calcext:value-type="float">
            <text:p>2,09</text:p>
          </table:table-cell>
          <table:table-cell table:style-name="ce95" office:value-type="float" office:value="2.33333" calcext:value-type="float">
            <text:p>2,33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5"/>
        </table:table-row>
        <table:table-row table:style-name="ro1">
          <table:table-cell table:style-name="ce10" office:value-type="date" office:date-value="1925-08-06" calcext:value-type="date">
            <text:p>1925-08-06</text:p>
          </table:table-cell>
          <table:table-cell table:style-name="ce35" office:value-type="float" office:value="78" calcext:value-type="float">
            <text:p>78</text:p>
          </table:table-cell>
          <table:table-cell table:style-name="ce61" office:value-type="time" office:time-value="PT18H13M00S" calcext:value-type="time">
            <text:p>18:13</text:p>
          </table:table-cell>
          <table:table-cell table:style-name="ce61" office:value-type="time" office:time-value="PT15H16M00S" calcext:value-type="time">
            <text:p>15:1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72312" calcext:value-type="float">
            <text:p>0,017</text:p>
          </table:table-cell>
          <table:table-cell table:style-name="ce93" office:value-type="float" office:value="22.7625" calcext:value-type="float">
            <text:p>22,76</text:p>
          </table:table-cell>
          <table:table-cell table:style-name="ce38" office:value-type="float" office:value="0.8" calcext:value-type="float">
            <text:p>0,8</text:p>
          </table:table-cell>
          <table:table-cell table:style-name="ce99" office:value-type="float" office:value="-0.297794" calcext:value-type="float">
            <text:p>-0,30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635556" calcext:value-type="float">
            <text:p>0,64</text:p>
          </table:table-cell>
          <table:table-cell table:style-name="ce93" office:value-type="float" office:value="7.06667" calcext:value-type="float">
            <text:p>7,07</text:p>
          </table:table-cell>
          <table:table-cell table:style-name="ce38" office:value-type="string" calcext:value-type="string">
            <text:p>augenscheinlich unterschiedliche Signale in Grupp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21" office:value-type="date" office:date-value="1925-08-06" calcext:value-type="date">
            <text:p>1925-08-06</text:p>
          </table:table-cell>
          <table:table-cell table:style-name="ce46" office:value-type="float" office:value="79" calcext:value-type="float">
            <text:p>7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5H50M00S" calcext:value-type="time">
            <text:p>15:5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84946" calcext:value-type="float">
            <text:p>0,018</text:p>
          </table:table-cell>
          <table:table-cell office:value-type="float" office:value="22.1" calcext:value-type="float">
            <text:p>22,10</text:p>
          </table:table-cell>
          <table:table-cell office:value-type="float" office:value="0.4" calcext:value-type="float">
            <text:p>0,4</text:p>
          </table:table-cell>
          <table:table-cell table:style-name="ce95" office:value-type="float" office:value="-0.304688" calcext:value-type="float">
            <text:p>-0,30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0886427" calcext:value-type="float">
            <text:p>-0,09</text:p>
          </table:table-cell>
          <table:table-cell office:value-type="float" office:value="6.63158" calcext:value-type="float">
            <text:p>6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0" calcext:value-type="float">
            <text:p>80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61" office:value-type="time" office:time-value="PT02H12M00S" calcext:value-type="time">
            <text:p>02:12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4843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5" calcext:value-type="float">
            <text:p>-0,05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5" calcext:value-type="float">
            <text:p>0,35</text:p>
          </table:table-cell>
          <table:table-cell table:style-name="ce93" office:value-type="float" office:value="5.4" calcext:value-type="float">
            <text:p>5,4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1" calcext:value-type="float">
            <text:p>81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02H46M00S" calcext:value-type="time">
            <text:p>02: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6258" calcext:value-type="float">
            <text:p>0,013</text:p>
          </table:table-cell>
          <table:table-cell office:value-type="float" office:value="15.7125" calcext:value-type="float">
            <text:p>15,71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.27" calcext:value-type="float">
            <text:p>1,27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2" calcext:value-type="float">
            <text:p>82</text:p>
          </table:table-cell>
          <table:table-cell office:value-type="time" office:time-value="PT06H23M00S" calcext:value-type="time">
            <text:p>06:23</text:p>
          </table:table-cell>
          <table:table-cell office:value-type="time" office:time-value="PT03H30M00S" calcext:value-type="time">
            <text:p>03:3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77445" calcext:value-type="float">
            <text:p>0,008</text:p>
          </table:table-cell>
          <table:table-cell office:value-type="float" office:value="15.9875" calcext:value-type="float">
            <text:p>15,99</text:p>
          </table:table-cell>
          <table:table-cell office:value-type="float" office:value="0.6" calcext:value-type="float">
            <text:p>0,6</text:p>
          </table:table-cell>
          <table:table-cell office:value-type="float" office:value="0.28125" calcext:value-type="float">
            <text:p>0,2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1325" calcext:value-type="float">
            <text:p>1,13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3" calcext:value-type="float">
            <text:p>83</text:p>
          </table:table-cell>
          <table:table-cell office:value-type="time" office:time-value="PT07H09M00S" calcext:value-type="time">
            <text:p>07:09</text:p>
          </table:table-cell>
          <table:table-cell office:value-type="time" office:time-value="PT04H16M00S" calcext:value-type="time">
            <text:p>04:1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28215" calcext:value-type="float">
            <text:p>0,008</text:p>
          </table:table-cell>
          <table:table-cell office:value-type="float" office:value="16.8" calcext:value-type="float">
            <text:p>16,80</text:p>
          </table:table-cell>
          <table:table-cell office:value-type="float" office:value="1" calcext:value-type="float">
            <text:p>1</text:p>
          </table:table-cell>
          <table:table-cell office:value-type="float" office:value="0.394737" calcext:value-type="float">
            <text:p>0,3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73407" calcext:value-type="float">
            <text:p>-2,73</text:p>
          </table:table-cell>
          <table:table-cell office:value-type="float" office:value="4.21053" calcext:value-type="float">
            <text:p>4,2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4" calcext:value-type="float">
            <text:p>84</text:p>
          </table:table-cell>
          <table:table-cell office:value-type="time" office:time-value="PT07H54M00S" calcext:value-type="time">
            <text:p>07:54</text:p>
          </table:table-cell>
          <table:table-cell office:value-type="time" office:time-value="PT05H01M00S" calcext:value-type="time">
            <text:p>05:0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8074" calcext:value-type="float">
            <text:p>0,011</text:p>
          </table:table-cell>
          <table:table-cell office:value-type="float" office:value="17.9875" calcext:value-type="float">
            <text:p>17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43125" calcext:value-type="float">
            <text:p>0,43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04432" calcext:value-type="float">
            <text:p>-1,04</text:p>
          </table:table-cell>
          <table:table-cell office:value-type="float" office:value="3.89474" calcext:value-type="float">
            <text:p>3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5" calcext:value-type="float">
            <text:p>85</text:p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54163" calcext:value-type="float">
            <text:p>0,015</text:p>
          </table:table-cell>
          <table:table-cell office:value-type="float" office:value="19.5375" calcext:value-type="float">
            <text:p>19,5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525" calcext:value-type="float">
            <text:p>0,53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498615" calcext:value-type="float">
            <text:p>0,05</text:p>
          </table:table-cell>
          <table:table-cell office:value-type="float" office:value="3.63158" calcext:value-type="float">
            <text:p>3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6" calcext:value-type="float">
            <text:p>86</text:p>
          </table:table-cell>
          <table:table-cell table:style-name="ce61" office:value-type="time" office:time-value="PT12H51M00S" calcext:value-type="time">
            <text:p>12:51</text:p>
          </table:table-cell>
          <table:table-cell table:style-name="ce61" office:value-type="time" office:time-value="PT09H59M00S" calcext:value-type="time">
            <text:p>09:59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9633" calcext:value-type="float">
            <text:p>0,014</text:p>
          </table:table-cell>
          <table:table-cell table:style-name="ce93" office:value-type="float" office:value="24.5175" calcext:value-type="float">
            <text:p>24,52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0.140625" calcext:value-type="float">
            <text:p>0,14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2687" calcext:value-type="float">
            <text:p>0,33</text:p>
          </table:table-cell>
          <table:table-cell table:style-name="ce93" office:value-type="float" office:value="3.42105" calcext:value-type="float">
            <text:p>3,42</text:p>
          </table:table-cell>
          <table:table-cell table:style-name="ce38"/>
          <table:table-cell table:style-name="ce38" office:value-type="string" calcext:value-type="string">
            <text:p>Clear. Fringes wide, straight and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7" calcext:value-type="float">
            <text:p>87</text:p>
          </table:table-cell>
          <table:table-cell office:value-type="time" office:time-value="PT13H22M00S" calcext:value-type="time">
            <text:p>13:22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sv</text:p>
          </table:table-cell>
          <table:table-cell/>
          <table:table-cell office:value-type="float" office:value="0.010821" calcext:value-type="float">
            <text:p>0,011</text:p>
          </table:table-cell>
          <table:table-cell office:value-type="float" office:value="24.7125" calcext:value-type="float">
            <text:p>24,71</text:p>
          </table:table-cell>
          <table:table-cell office:value-type="float" office:value="0.5" calcext:value-type="float">
            <text:p>0,5</text:p>
          </table:table-cell>
          <table:table-cell office:value-type="float" office:value="0.154412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481481" calcext:value-type="float">
            <text:p>0,48</text:p>
          </table:table-cell>
          <table:table-cell office:value-type="float" office:value="3.66667" calcext:value-type="float">
            <text:p>3,67</text:p>
          </table:table-cell>
          <table:table-cell/>
          <table:table-cell office:value-type="string" calcext:value-type="string">
            <text:p>Clear. Fringes extra wide very straight, very steady.</text:p>
          </table:table-cell>
          <table:table-cell table:number-columns-repeated="1005"/>
        </table:table-row>
        <table:table-row table:style-name="ro1">
          <table:table-cell table:style-name="ce22" office:value-type="date" office:date-value="1925-08-07" calcext:value-type="date">
            <text:p>1925-08-07</text:p>
          </table:table-cell>
          <table:table-cell table:style-name="ce47" office:value-type="float" office:value="88" calcext:value-type="float">
            <text:p>88</text:p>
          </table:table-cell>
          <table:table-cell table:style-name="ce61" office:value-type="time" office:time-value="PT23H45M00S" calcext:value-type="time">
            <text:p>23:45</text:p>
          </table:table-cell>
          <table:table-cell table:style-name="ce61" office:value-type="time" office:time-value="PT20H57M00S" calcext:value-type="time">
            <text:p>20:57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36165" calcext:value-type="float">
            <text:p>0,024</text:p>
          </table:table-cell>
          <table:table-cell table:style-name="ce93" office:value-type="float" office:value="16.9125" calcext:value-type="float">
            <text:p>16,9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401786" calcext:value-type="float">
            <text:p>-0,04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276817" calcext:value-type="float">
            <text:p>0,28</text:p>
          </table:table-cell>
          <table:table-cell table:style-name="ce93" office:value-type="float" office:value="7.47059" calcext:value-type="float">
            <text:p>7,47</text:p>
          </table:table-cell>
          <table:table-cell table:style-name="ce38"/>
          <table:table-cell table:style-name="ce38" office:value-type="string" calcext:value-type="string">
            <text:p>Clear. Very wide fringes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21H17M00S" calcext:value-type="time">
            <text:p>21: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2999" calcext:value-type="float">
            <text:p>0,016</text:p>
          </table:table-cell>
          <table:table-cell office:value-type="float" office:value="16.875" calcext:value-type="float">
            <text:p>16,8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861592" calcext:value-type="float">
            <text:p>-0,86</text:p>
          </table:table-cell>
          <table:table-cell office:value-type="float" office:value="7.76471" calcext:value-type="float">
            <text:p>7,7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0" calcext:value-type="float">
            <text:p>90</text:p>
          </table:table-cell>
          <table:table-cell office:value-type="time" office:time-value="PT00H23M00S" calcext:value-type="time">
            <text:p>00:23</text:p>
          </table:table-cell>
          <table:table-cell office:value-type="time" office:time-value="PT21H35M00S" calcext:value-type="time">
            <text:p>21:3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8843" calcext:value-type="float">
            <text:p>0,017</text:p>
          </table:table-cell>
          <table:table-cell office:value-type="float" office:value="16.8625" calcext:value-type="float">
            <text:p>16,86</text:p>
          </table:table-cell>
          <table:table-cell office:value-type="float" office:value="0.5" calcext:value-type="float">
            <text:p>0,5</text:p>
          </table:table-cell>
          <table:table-cell office:value-type="float" office:value="-0.0234375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.92798" calcext:value-type="float">
            <text:p>2,93</text:p>
          </table:table-cell>
          <table:table-cell office:value-type="float" office:value="6.47368" calcext:value-type="float">
            <text:p>6,47</text:p>
          </table:table-cell>
          <table:table-cell/>
          <table:table-cell office:value-type="string" calcext:value-type="string">
            <text:p>Clear. Very wide straight fringes (9 to field)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8" calcext:value-type="date">
            <text:p>1925-08-08</text:p>
          </table:table-cell>
          <table:table-cell table:style-name="ce38" office:value-type="float" office:value="91" calcext:value-type="float">
            <text:p>91</text:p>
          </table:table-cell>
          <table:table-cell table:style-name="ce61" office:value-type="time" office:time-value="PT05H08M00S" calcext:value-type="time">
            <text:p>05:08</text:p>
          </table:table-cell>
          <table:table-cell table:style-name="ce61" office:value-type="time" office:time-value="PT02H19M00S" calcext:value-type="time">
            <text:p>02:19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3974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-0.110294" calcext:value-type="float">
            <text:p>-0,1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3775" calcext:value-type="float">
            <text:p>1,38</text:p>
          </table:table-cell>
          <table:table-cell table:style-name="ce93" office:value-type="float" office:value="6.05" calcext:value-type="float">
            <text:p>6,0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2" calcext:value-type="float">
            <text:p>92</text:p>
          </table:table-cell>
          <table:table-cell office:value-type="time" office:time-value="PT05H36M00S" calcext:value-type="time">
            <text:p>05:36</text:p>
          </table:table-cell>
          <table:table-cell office:value-type="time" office:time-value="PT02H47M00S" calcext:value-type="time">
            <text:p>02:4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3765" calcext:value-type="float">
            <text:p>0,010</text:p>
          </table:table-cell>
          <table:table-cell office:value-type="float" office:value="15.575" calcext:value-type="float">
            <text:p>15,5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567867" calcext:value-type="float">
            <text:p>-0,57</text:p>
          </table:table-cell>
          <table:table-cell office:value-type="float" office:value="4.57895" calcext:value-type="float">
            <text:p>4,58</text:p>
          </table:table-cell>
          <table:table-cell/>
          <table:table-cell office:value-type="string" calcext:value-type="string">
            <text:p>Clear. Fringeswide and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3" calcext:value-type="float">
            <text:p>93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3H29M00S" calcext:value-type="time">
            <text:p>03:2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1466" calcext:value-type="float">
            <text:p>0,010</text:p>
          </table:table-cell>
          <table:table-cell office:value-type="float" office:value="15.65" calcext:value-type="float">
            <text:p>15,65</text:p>
          </table:table-cell>
          <table:table-cell office:value-type="float" office:value="0.9" calcext:value-type="float">
            <text:p>0,9</text:p>
          </table:table-cell>
          <table:table-cell office:value-type="float" office:value="0.166667" calcext:value-type="float">
            <text:p>0,17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65" calcext:value-type="float">
            <text:p>-1,37</text:p>
          </table:table-cell>
          <table:table-cell office:value-type="float" office:value="6.3" calcext:value-type="float">
            <text:p>6,30</text:p>
          </table:table-cell>
          <table:table-cell/>
          <table:table-cell office:value-type="string" calcext:value-type="string">
            <text:p>Clear. Wide steady fringes (12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4" calcext:value-type="float">
            <text:p>94</text:p>
          </table:table-cell>
          <table:table-cell office:value-type="time" office:time-value="PT06H57M00S" calcext:value-type="time">
            <text:p>06:57</text:p>
          </table:table-cell>
          <table:table-cell office:value-type="time" office:time-value="PT04H08M00S" calcext:value-type="time">
            <text:p>04:0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81702" calcext:value-type="float">
            <text:p>0,010</text:p>
          </table:table-cell>
          <table:table-cell office:value-type="float" office:value="16.4125" calcext:value-type="float">
            <text:p>16,41</text:p>
          </table:table-cell>
          <table:table-cell office:value-type="float" office:value="0.9" calcext:value-type="float">
            <text:p>0,9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,00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 wide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5" calcext:value-type="float">
            <text:p>95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4H51M00S" calcext:value-type="time">
            <text:p>04:5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7675" calcext:value-type="float">
            <text:p>0,011</text:p>
          </table:table-cell>
          <table:table-cell office:value-type="float" office:value="17.6625" calcext:value-type="float">
            <text:p>17,66</text:p>
          </table:table-cell>
          <table:table-cell office:value-type="float" office:value="0.9" calcext:value-type="float">
            <text:p>0,9</text:p>
          </table:table-cell>
          <table:table-cell office:value-type="float" office:value="0.241071" calcext:value-type="float">
            <text:p>0,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65" calcext:value-type="float">
            <text:p>-0,7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Ähnlich 96</text:p>
          </table:table-cell>
          <table:table-cell office:value-type="string" calcext:value-type="string">
            <text:p>Clear. Wide fringes (8 to field)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6" calcext:value-type="float">
            <text:p>96</text:p>
          </table:table-cell>
          <table:table-cell office:value-type="time" office:time-value="PT07H59M00S" calcext:value-type="time">
            <text:p>07:59</text:p>
          </table:table-cell>
          <table:table-cell office:value-type="time" office:time-value="PT05H10M00S" calcext:value-type="time">
            <text:p>05:1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1443" calcext:value-type="float">
            <text:p>0,012</text:p>
          </table:table-cell>
          <table:table-cell office:value-type="float" office:value="18.1375" calcext:value-type="float">
            <text:p>18,14</text:p>
          </table:table-cell>
          <table:table-cell office:value-type="float" office:value="0.9" calcext:value-type="float">
            <text:p>0,9</text:p>
          </table:table-cell>
          <table:table-cell table:style-name="ce103" office:value-type="float" office:value="0.572368" calcext:value-type="float">
            <text:p>0,57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225" calcext:value-type="float">
            <text:p>-0,72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Extrawide (8 fringes to field). Dismounted mirrors and telescope. Closed up. End of series.</text:p>
          </table:table-cell>
          <table:table-cell table:number-columns-repeated="1005"/>
        </table:table-row>
        <table:table-row table:style-name="ro1">
          <table:table-cell table:style-name="ce23" office:value-type="date" office:date-value="1925-09-10" calcext:value-type="date">
            <text:p>1925-09-10</text:p>
          </table:table-cell>
          <table:table-cell table:style-name="ce48" office:value-type="float" office:value="1" calcext:value-type="float">
            <text:p>1</text:p>
          </table:table-cell>
          <table:table-cell table:style-name="ce63" office:value-type="time" office:time-value="PT16H27M00S" calcext:value-type="time">
            <text:p>16:27</text:p>
          </table:table-cell>
          <table:table-cell table:style-name="ce63" office:value-type="time" office:time-value="PT15H52M00S" calcext:value-type="time">
            <text:p>15:52</text:p>
          </table:table-cell>
          <table:table-cell table:style-name="ce69" table:number-columns-repeated="2"/>
          <table:table-cell table:style-name="ce85" office:value-type="float" office:value="0.0065919" calcext:value-type="float">
            <text:p>0,007</text:p>
          </table:table-cell>
          <table:table-cell table:style-name="ce96" office:value-type="float" office:value="23.5375" calcext:value-type="float">
            <text:p>23,54</text:p>
          </table:table-cell>
          <table:table-cell table:style-name="ce48" office:value-type="float" office:value="0.3" calcext:value-type="float">
            <text:p>0,3</text:p>
          </table:table-cell>
          <table:table-cell table:style-name="ce96" office:value-type="float" office:value="-0.0592105" calcext:value-type="float">
            <text:p>-0,06</text:p>
          </table:table-cell>
          <table:table-cell table:style-name="ce69" office:value-type="string" calcext:value-type="string">
            <text:p>+-</text:p>
          </table:table-cell>
          <table:table-cell table:style-name="ce48" office:value-type="float" office:value="0" calcext:value-type="float">
            <text:p>0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0.1" calcext:value-type="float">
            <text:p>0,10</text:p>
          </table:table-cell>
          <table:table-cell table:style-name="ce96" office:value-type="float" office:value="2" calcext:value-type="float">
            <text:p>2,00</text:p>
          </table:table-cell>
          <table:table-cell table:style-name="ce48"/>
          <table:table-cell table:style-name="ce48" office:value-type="string" calcext:value-type="string">
            <text:p>Clear. Fringes med wide, steady, obs in N.W. corner.</text:p>
          </table:table-cell>
          <table:table-cell/>
          <table:table-cell table:style-name="ce48" table:number-columns-repeated="1004"/>
        </table:table-row>
        <table:table-row table:style-name="ro1">
          <table:table-cell table:style-name="ce24" office:value-type="date" office:date-value="1925-09-10" calcext:value-type="date">
            <text:p>1925-09-10</text:p>
          </table:table-cell>
          <table:table-cell table:style-name="ce49" office:value-type="float" office:value="2" calcext:value-type="float">
            <text:p>2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6H25M00S" calcext:value-type="time">
            <text:p>16:25</text:p>
          </table:table-cell>
          <table:table-cell table:number-columns-repeated="2"/>
          <table:table-cell office:value-type="float" office:value="0.00493957" calcext:value-type="float">
            <text:p>0,005</text:p>
          </table:table-cell>
          <table:table-cell office:value-type="float" office:value="23.225" calcext:value-type="float">
            <text:p>23,23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53" calcext:value-type="float">
            <text:p>0,53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ulllinie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0" calcext:value-type="date">
            <text:p>1925-09-10</text:p>
          </table:table-cell>
          <table:table-cell office:value-type="float" office:value="3" calcext:value-type="float">
            <text:p>3</text:p>
          </table:table-cell>
          <table:table-cell office:value-type="time" office:time-value="PT17H49M00S" calcext:value-type="time">
            <text:p>17:49</text:p>
          </table:table-cell>
          <table:table-cell office:value-type="time" office:time-value="PT17H04M00S" calcext:value-type="time">
            <text:p>17:04</text:p>
          </table:table-cell>
          <table:table-cell table:number-columns-repeated="2"/>
          <table:table-cell office:value-type="float" office:value="0.00678262" calcext:value-type="float">
            <text:p>0,007</text:p>
          </table:table-cell>
          <table:table-cell office:value-type="float" office:value="22.375" calcext:value-type="float">
            <text:p>22,38</text:p>
          </table:table-cell>
          <table:table-cell office:value-type="float" office:value="0.2" calcext:value-type="float">
            <text:p>0,2</text:p>
          </table:table-cell>
          <table:table-cell office:value-type="float" office:value="-0.264706" calcext:value-type="float">
            <text:p>-0,26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263158" calcext:value-type="float">
            <text:p>-0,26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10" calcext:value-type="date">
            <text:p>1925-09-10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20H02M00S" calcext:value-type="time">
            <text:p>20:02</text:p>
          </table:table-cell>
          <table:table-cell table:style-name="ce61" office:value-type="time" office:time-value="PT19H27M00S" calcext:value-type="time">
            <text:p>19:27</text:p>
          </table:table-cell>
          <table:table-cell table:style-name="ce67" table:number-columns-repeated="2"/>
          <table:table-cell table:style-name="ce82" office:value-type="float" office:value="0.0196848" calcext:value-type="float">
            <text:p>0,020</text:p>
          </table:table-cell>
          <table:table-cell table:style-name="ce93" office:value-type="float" office:value="20.0125" calcext:value-type="float">
            <text:p>20,01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-0.147321" calcext:value-type="float">
            <text:p>-0,15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34" calcext:value-type="float">
            <text:p>-1,34</text:p>
          </table:table-cell>
          <table:table-cell table:style-name="ce107" office:value-type="float" office:value="10.4" calcext:value-type="float">
            <text:p>10,40</text:p>
          </table:table-cell>
          <table:table-cell table:style-name="ce38" office:value-type="string" calcext:value-type="string">
            <text:p>starke Drift und fast 0,02 Unsicherheit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7" office:value-type="date" office:date-value="1925-09-11" calcext:value-type="date">
            <text:p>1925-09-11</text:p>
          </table:table-cell>
          <table:table-cell table:style-name="ce42" office:value-type="float" office:value="5" calcext:value-type="float">
            <text:p>5</text:p>
          </table:table-cell>
          <table:table-cell table:style-name="ce61" office:value-type="time" office:time-value="PT23H08M00S" calcext:value-type="time">
            <text:p>23:08</text:p>
          </table:table-cell>
          <table:table-cell table:style-name="ce61" office:value-type="time" office:time-value="PT22H38M00S" calcext:value-type="time">
            <text:p>22:38</text:p>
          </table:table-cell>
          <table:table-cell table:style-name="ce67" table:number-columns-repeated="2"/>
          <table:table-cell table:style-name="ce82" office:value-type="float" office:value="0.0348451" calcext:value-type="float">
            <text:p>0,035</text:p>
          </table:table-cell>
          <table:table-cell table:style-name="ce93" office:value-type="float" office:value="14.95" calcext:value-type="float">
            <text:p>14,95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4.6375" calcext:value-type="float">
            <text:p>-4,64</text:p>
          </table:table-cell>
          <table:table-cell table:style-name="ce93" office:value-type="float" office:value="8.45" calcext:value-type="float">
            <text:p>8,45</text:p>
          </table:table-cell>
          <table:table-cell table:style-name="ce38"/>
          <table:table-cell table:style-name="ce42" office:value-type="string" calcext:value-type="string">
            <text:p>Clear. Very poor set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11" calcext:value-type="date">
            <text:p>1925-09-11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23H46M00S" calcext:value-type="time">
            <text:p>23:46</text:p>
          </table:table-cell>
          <table:table-cell office:value-type="time" office:time-value="PT23H16M00S" calcext:value-type="time">
            <text:p>23:16</text:p>
          </table:table-cell>
          <table:table-cell table:number-columns-repeated="2"/>
          <table:table-cell table:style-name="ce80" office:value-type="float" office:value="0.0349364" calcext:value-type="float">
            <text:p>0,035</text:p>
          </table:table-cell>
          <table:table-cell office:value-type="float" office:value="14.5875" calcext:value-type="float">
            <text:p>14,59</text:p>
          </table:table-cell>
          <table:table-cell office:value-type="float" office:value="0.2" calcext:value-type="float">
            <text:p>0,2</text:p>
          </table:table-cell>
          <table:table-cell office:value-type="float" office:value="-0.144231" calcext:value-type="float">
            <text:p>-0,14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.160494" calcext:value-type="float">
            <text:p>0,16</text:p>
          </table:table-cell>
          <table:table-cell office:value-type="float" office:value="6.88889" calcext:value-type="float">
            <text:p>6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1H20M00S" calcext:value-type="time">
            <text:p>01:20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  <table:table-cell table:style-name="ce80" office:value-type="float" office:value="0.0292774" calcext:value-type="float">
            <text:p>0,029</text:p>
          </table:table-cell>
          <table:table-cell office:value-type="float" office:value="13.6875" calcext:value-type="float">
            <text:p>13,69</text:p>
          </table:table-cell>
          <table:table-cell office:value-type="float" office:value="0.4" calcext:value-type="float">
            <text:p>0,4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11357" calcext:value-type="float">
            <text:p>-1,11</text:p>
          </table:table-cell>
          <table:table-cell office:value-type="float" office:value="7.10526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12" calcext:value-type="date">
            <text:p>1925-09-12</text:p>
          </table:table-cell>
          <table:table-cell table:style-name="ce42" office:value-type="float" office:value="8" calcext:value-type="float">
            <text:p>8</text:p>
          </table:table-cell>
          <table:table-cell table:style-name="ce61" office:value-type="time" office:time-value="PT02H14M00S" calcext:value-type="time">
            <text:p>02:14</text:p>
          </table:table-cell>
          <table:table-cell table:style-name="ce61" office:value-type="time" office:time-value="PT01H44M00S" calcext:value-type="time">
            <text:p>01:44</text:p>
          </table:table-cell>
          <table:table-cell table:style-name="ce67" table:number-columns-repeated="2"/>
          <table:table-cell table:style-name="ce82" office:value-type="float" office:value="0.0195962" calcext:value-type="float">
            <text:p>0,020</text:p>
          </table:table-cell>
          <table:table-cell table:style-name="ce93" office:value-type="float" office:value="13.3125" calcext:value-type="float">
            <text:p>13,3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8913" calcext:value-type="float">
            <text:p>-0,05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96953" calcext:value-type="float">
            <text:p>-1,97</text:p>
          </table:table-cell>
          <table:table-cell table:style-name="ce93" office:value-type="float" office:value="9.36842" calcext:value-type="float">
            <text:p>9,37</text:p>
          </table:table-cell>
          <table:table-cell table:style-name="ce42" office:value-type="string" calcext:value-type="string">
            <text:p>Stark unterschiedliche Signale in Gruppe</text:p>
          </table:table-cell>
          <table:table-cell table:style-name="ce38" office:value-type="string" calcext:value-type="string">
            <text:p>Clear. 'minus' at end when sign was obs. reverse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3H15M00S" calcext:value-type="time">
            <text:p>03:15</text:p>
          </table:table-cell>
          <table:table-cell office:value-type="time" office:time-value="PT02H45M00S" calcext:value-type="time">
            <text:p>02:45</text:p>
          </table:table-cell>
          <table:table-cell table:number-columns-repeated="2"/>
          <table:table-cell table:style-name="ce80" office:value-type="float" office:value="0.0193651" calcext:value-type="float">
            <text:p>0,019</text:p>
          </table:table-cell>
          <table:table-cell office:value-type="float" office:value="12.8625" calcext:value-type="float">
            <text:p>12,86</text:p>
          </table:table-cell>
          <table:table-cell office:value-type="float" office:value="0.6" calcext:value-type="float">
            <text:p>0,6</text:p>
          </table:table-cell>
          <table:table-cell office:value-type="float" office:value="-0.109375" calcext:value-type="float">
            <text:p>-0,11</text:p>
          </table:table-cell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1575" calcext:value-type="float">
            <text:p>-0,16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40" office:value-type="string" calcext:value-type="string">
            <text:p>Clear. Sign incorrect! (reversed from normal)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28M00S" calcext:value-type="time">
            <text:p>04:28</text:p>
          </table:table-cell>
          <table:table-cell office:value-type="time" office:time-value="PT03H58M00S" calcext:value-type="time">
            <text:p>03:58</text:p>
          </table:table-cell>
          <table:table-cell table:number-columns-repeated="2"/>
          <table:table-cell table:style-name="ce80" office:value-type="float" office:value="0.0202873" calcext:value-type="float">
            <text:p>0,020</text:p>
          </table:table-cell>
          <table:table-cell office:value-type="float" office:value="12.4125" calcext:value-type="float">
            <text:p>12,41</text:p>
          </table:table-cell>
          <table:table-cell office:value-type="float" office:value="0.4" calcext:value-type="float">
            <text:p>0,4</text:p>
          </table:table-cell>
          <table:table-cell office:value-type="float" office:value="-0.0729167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.225" calcext:value-type="float">
            <text:p>0,2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1" calcext:value-type="float">
            <text:p>11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4H34M00S" calcext:value-type="time">
            <text:p>04:34</text:p>
          </table:table-cell>
          <table:table-cell table:number-columns-repeated="2"/>
          <table:table-cell table:style-name="ce80" office:value-type="float" office:value="0.0219074" calcext:value-type="float">
            <text:p>0,022</text:p>
          </table:table-cell>
          <table:table-cell office:value-type="float" office:value="12.2625" calcext:value-type="float">
            <text:p>12,26</text:p>
          </table:table-cell>
          <table:table-cell office:value-type="float" office:value="0.5" calcext:value-type="float">
            <text:p>0,5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351852" calcext:value-type="float">
            <text:p>0,35</text:p>
          </table:table-cell>
          <table:table-cell office:value-type="float" office:value="9.33333" calcext:value-type="float">
            <text:p>9,33</text:p>
          </table:table-cell>
          <table:table-cell/>
          <table:table-cell office:value-type="string" calcext:value-type="string">
            <text:p>Clear. Fringes steady med wide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2" calcext:value-type="float">
            <text:p>12</text:p>
          </table:table-cell>
          <table:table-cell office:value-type="time" office:time-value="PT05H37M00S" calcext:value-type="time">
            <text:p>05:37</text:p>
          </table:table-cell>
          <table:table-cell office:value-type="time" office:time-value="PT05H08M00S" calcext:value-type="time">
            <text:p>05:08</text:p>
          </table:table-cell>
          <table:table-cell table:number-columns-repeated="2"/>
          <table:table-cell table:style-name="ce80" office:value-type="float" office:value="0.0237789" calcext:value-type="float">
            <text:p>0,024</text:p>
          </table:table-cell>
          <table:table-cell office:value-type="float" office:value="12.1125" calcext:value-type="float">
            <text:p>12,11</text:p>
          </table:table-cell>
          <table:table-cell office:value-type="float" office:value="0.8" calcext:value-type="float">
            <text:p>0,8</text:p>
          </table:table-cell>
          <table:table-cell office:value-type="float" office:value="-0.075" calcext:value-type="float">
            <text:p>-0,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" calcext:value-type="float">
            <text:p>0,40</text:p>
          </table:table-cell>
          <table:table-cell office:value-type="float" office:value="6.5" calcext:value-type="float">
            <text:p>6,50</text:p>
          </table:table-cell>
          <table:table-cell/>
          <table:table-cell office:value-type="string" calcext:value-type="string">
            <text:p>Clear. Sun rose towards end of this set. Fringes straight +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5H47M00S" calcext:value-type="time">
            <text:p>05:47</text:p>
          </table:table-cell>
          <table:table-cell table:number-columns-repeated="2"/>
          <table:table-cell table:style-name="ce80" office:value-type="float" office:value="0.0181895" calcext:value-type="float">
            <text:p>0,018</text:p>
          </table:table-cell>
          <table:table-cell office:value-type="float" office:value="11.9625" calcext:value-type="float">
            <text:p>11,96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.99169" calcext:value-type="float">
            <text:p>1,99</text:p>
          </table:table-cell>
          <table:table-cell office:value-type="float" office:value="6.73684" calcext:value-type="float">
            <text:p>6,7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20" office:value-type="date" office:date-value="1925-09-12" calcext:value-type="date">
            <text:p>1925-09-12</text:p>
          </table:table-cell>
          <table:table-cell table:style-name="ce45" office:value-type="float" office:value="14" calcext:value-type="float">
            <text:p>14</text:p>
          </table:table-cell>
          <table:table-cell table:style-name="ce61" office:value-type="time" office:time-value="PT13H32M00S" calcext:value-type="time">
            <text:p>13:32</text:p>
          </table:table-cell>
          <table:table-cell table:style-name="ce61" office:value-type="time" office:time-value="PT13H04M00S" calcext:value-type="time">
            <text:p>13:04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62067" calcext:value-type="float">
            <text:p>0,009</text:p>
          </table:table-cell>
          <table:table-cell table:style-name="ce93" office:value-type="float" office:value="16.9875" calcext:value-type="float">
            <text:p>16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852273" calcext:value-type="float">
            <text:p>0,0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50139" calcext:value-type="float">
            <text:p>1,50</text:p>
          </table:table-cell>
          <table:table-cell table:style-name="ce93" office:value-type="float" office:value="2.15789" calcext:value-type="float">
            <text:p>2,16</text:p>
          </table:table-cell>
          <table:table-cell table:style-name="ce38" office:value-type="string" calcext:value-type="string">
            <text:p>Anomale Gruppe (Signalwechsel von 19 auf 20).</text:p>
          </table:table-cell>
          <table:table-cell table:style-name="ce38" office:value-type="string" calcext:value-type="string">
            <text:p>Thick Fog. Fringes wide and steady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5" calcext:value-type="float">
            <text:p>15</text:p>
          </table:table-cell>
          <table:table-cell office:value-type="time" office:time-value="PT14H01M00S" calcext:value-type="time">
            <text:p>14:01</text:p>
          </table:table-cell>
          <table:table-cell office:value-type="time" office:time-value="PT13H33M00S" calcext:value-type="time">
            <text:p>13:3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706992" calcext:value-type="float">
            <text:p>0,007</text:p>
          </table:table-cell>
          <table:table-cell office:value-type="float" office:value="17.125" calcext:value-type="float">
            <text:p>17,13</text:p>
          </table:table-cell>
          <table:table-cell office:value-type="float" office:value="0.4" calcext:value-type="float">
            <text:p>0,4</text:p>
          </table:table-cell>
          <table:table-cell office:value-type="float" office:value="0.0803571" calcext:value-type="float">
            <text:p>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67036" calcext:value-type="float">
            <text:p>1,67</text:p>
          </table:table-cell>
          <table:table-cell office:value-type="float" office:value="2.42105" calcext:value-type="float">
            <text:p>2,42</text:p>
          </table:table-cell>
          <table:table-cell/>
          <table:table-cell office:value-type="string" calcext:value-type="string">
            <text:p>Thick Fog. Fringes extra wide and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6" calcext:value-type="float">
            <text:p>16</text:p>
          </table:table-cell>
          <table:table-cell office:value-type="time" office:time-value="PT14H35M00S" calcext:value-type="time">
            <text:p>14:35</text:p>
          </table:table-cell>
          <table:table-cell office:value-type="time" office:time-value="PT14H08M00S" calcext:value-type="time">
            <text:p>14:0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22816" calcext:value-type="float">
            <text:p>0,006</text:p>
          </table:table-cell>
          <table:table-cell office:value-type="float" office:value="17.125" calcext:value-type="float">
            <text:p>17,1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215" calcext:value-type="float">
            <text:p>0,22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string" calcext:value-type="string">
            <text:p>Thick Fog. Fringes wide and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7" calcext:value-type="float">
            <text:p>17</text:p>
          </table:table-cell>
          <table:table-cell office:value-type="time" office:time-value="PT15H24M00S" calcext:value-type="time">
            <text:p>15:24</text:p>
          </table:table-cell>
          <table:table-cell office:value-type="time" office:time-value="PT14H56M00S" calcext:value-type="time">
            <text:p>14:5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40856" calcext:value-type="float">
            <text:p>0,005</text:p>
          </table:table-cell>
          <table:table-cell office:value-type="float" office:value="17.05" calcext:value-type="float">
            <text:p>17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209877" calcext:value-type="float">
            <text:p>-0,21</text:p>
          </table:table-cell>
          <table:table-cell office:value-type="float" office:value="1.72222" calcext:value-type="float">
            <text:p>1,72</text:p>
          </table:table-cell>
          <table:table-cell office:value-type="string" calcext:value-type="string">
            <text:p>Änderung der Temperaturänderung</text:p>
          </table:table-cell>
          <table:table-cell office:value-type="string" calcext:value-type="string">
            <text:p>Fog. Clearing - sun casts faint shadow. Fringes wide +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8" calcext:value-type="float">
            <text:p>18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15H38M00S" calcext:value-type="time">
            <text:p>15:3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82485" calcext:value-type="float">
            <text:p>0,006</text:p>
          </table:table-cell>
          <table:table-cell office:value-type="float" office:value="16.9125" calcext:value-type="float">
            <text:p>16,91</text:p>
          </table:table-cell>
          <table:table-cell office:value-type="float" office:value="0.2" calcext:value-type="float">
            <text:p>0,2</text:p>
          </table:table-cell>
          <table:table-cell office:value-type="float" office:value="-0.117188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574074" calcext:value-type="float">
            <text:p>-0,57</text:p>
          </table:table-cell>
          <table:table-cell office:value-type="float" office:value="1.27778" calcext:value-type="float">
            <text:p>1,28</text:p>
          </table:table-cell>
          <table:table-cell/>
          <table:table-cell office:value-type="string" calcext:value-type="string">
            <text:p>Fog. faint shadow. Fringes wide +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9" calcext:value-type="float">
            <text:p>19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6H13M00S" calcext:value-type="time">
            <text:p>16: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485043" calcext:value-type="float">
            <text:p>0,005</text:p>
          </table:table-cell>
          <table:table-cell office:value-type="float" office:value="16.3375" calcext:value-type="float">
            <text:p>16,34</text:p>
          </table:table-cell>
          <table:table-cell office:value-type="float" office:value="0.2" calcext:value-type="float">
            <text:p>0,2</text:p>
          </table:table-cell>
          <table:table-cell office:value-type="float" office:value="-0.175" calcext:value-type="float">
            <text:p>-0,18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25" calcext:value-type="float">
            <text:p>-0,23</text:p>
          </table:table-cell>
          <table:table-cell office:value-type="float" office:value="2.05" calcext:value-type="float">
            <text:p>2,05</text:p>
          </table:table-cell>
          <table:table-cell/>
          <table:table-cell office:value-type="string" calcext:value-type="string">
            <text:p>Fog no shadow clearing toward en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0" calcext:value-type="float">
            <text:p>20</text:p>
          </table:table-cell>
          <table:table-cell office:value-type="time" office:time-value="PT17H21M00S" calcext:value-type="time">
            <text:p>17:21</text:p>
          </table:table-cell>
          <table:table-cell office:value-type="time" office:time-value="PT16H54M00S" calcext:value-type="time">
            <text:p>16:5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953" calcext:value-type="float">
            <text:p>0,007</text:p>
          </table:table-cell>
          <table:table-cell office:value-type="float" office:value="15.8625" calcext:value-type="float">
            <text:p>15,86</text:p>
          </table:table-cell>
          <table:table-cell office:value-type="float" office:value="0.2" calcext:value-type="float">
            <text:p>0,2</text:p>
          </table:table-cell>
          <table:table-cell office:value-type="float" office:value="-0.229167" calcext:value-type="float">
            <text:p>-0,23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642659" calcext:value-type="float">
            <text:p>-0,64</text:p>
          </table:table-cell>
          <table:table-cell office:value-type="float" office:value="3.47368" calcext:value-type="float">
            <text:p>3,47</text:p>
          </table:table-cell>
          <table:table-cell office:value-type="string" calcext:value-type="string">
            <text:p>Nach Vergleich mit anderen Gruppen (und Modell) scheint 20-21 richtig zu sein.</text:p>
          </table:table-cell>
          <table:table-cell office:value-type="string" calcext:value-type="string">
            <text:p>slight fog overhead sun low. Fr. wide (6 fringes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1" calcext:value-type="float">
            <text:p>21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17H26M00S" calcext:value-type="time">
            <text:p>17:26</text:p>
          </table:table-cell>
          <table:table-cell table:number-columns-repeated="2"/>
          <table:table-cell office:value-type="float" office:value="0.0128761" calcext:value-type="float">
            <text:p>0,01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2" calcext:value-type="float">
            <text:p>0,2</text:p>
          </table:table-cell>
          <table:table-cell office:value-type="float" office:value="-0.309783" calcext:value-type="float">
            <text:p>-0,31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3.54294" calcext:value-type="float">
            <text:p>-3,54</text:p>
          </table:table-cell>
          <table:table-cell office:value-type="float" office:value="4.89474" calcext:value-type="float">
            <text:p>4,89</text:p>
          </table:table-cell>
          <table:table-cell/>
          <table:table-cell office:value-type="string" calcext:value-type="string">
            <text:p>Clear. sun run low. (no heating effect).</text:p>
          </table:table-cell>
          <table:table-cell table:number-columns-repeated="1005"/>
        </table:table-row>
        <table:table-row table:style-name="ro1">
          <table:table-cell table:style-name="ce25" office:value-type="date" office:date-value="1925-09-13" calcext:value-type="date">
            <text:p>1925-09-13</text:p>
          </table:table-cell>
          <table:table-cell table:style-name="ce50" office:value-type="float" office:value="22" calcext:value-type="float">
            <text:p>22</text:p>
          </table:table-cell>
          <table:table-cell table:style-name="ce61" office:value-type="time" office:time-value="PT15H18M00S" calcext:value-type="time">
            <text:p>15:18</text:p>
          </table:table-cell>
          <table:table-cell table:style-name="ce61" office:value-type="time" office:time-value="PT14H54M00S" calcext:value-type="time">
            <text:p>14:54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27302" calcext:value-type="float">
            <text:p>0,013</text:p>
          </table:table-cell>
          <table:table-cell table:style-name="ce93" office:value-type="float" office:value="23.575" calcext:value-type="float">
            <text:p>23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29412" calcext:value-type="float">
            <text:p>-1,29</text:p>
          </table:table-cell>
          <table:table-cell table:style-name="ce93" office:value-type="float" office:value="3" calcext:value-type="float">
            <text:p>3,00</text:p>
          </table:table-cell>
          <table:table-cell table:style-name="ce50" office:value-type="string" calcext:value-type="string">
            <text:p>stark abweichendes Signal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3" calcext:value-type="float">
            <text:p>23</text:p>
          </table:table-cell>
          <table:table-cell office:value-type="time" office:time-value="PT16H37M00S" calcext:value-type="time">
            <text:p>16:37</text:p>
          </table:table-cell>
          <table:table-cell office:value-type="time" office:time-value="PT16H14M00S" calcext:value-type="time">
            <text:p>16:14</text:p>
          </table:table-cell>
          <table:table-cell table:number-columns-repeated="2"/>
          <table:table-cell office:value-type="float" office:value="0.00685401" calcext:value-type="float">
            <text:p>0,007</text:p>
          </table:table-cell>
          <table:table-cell office:value-type="float" office:value="22.9875" calcext:value-type="float">
            <text:p>22,99</text:p>
          </table:table-cell>
          <table:table-cell office:value-type="float" office:value="0.3" calcext:value-type="float">
            <text:p>0,3</text:p>
          </table:table-cell>
          <table:table-cell office:value-type="float" office:value="-0.425" calcext:value-type="float">
            <text:p>-0,4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45" calcext:value-type="float">
            <text:p>-0,45</text:p>
          </table:table-cell>
          <table:table-cell office:value-type="float" office:value="1.2" calcext:value-type="float">
            <text:p>1,20</text:p>
          </table:table-cell>
          <table:table-cell/>
          <table:table-cell office:value-type="string" calcext:value-type="string">
            <text:p>Clear. Airplane overhead completely obliterated fringes before set began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4" calcext:value-type="float">
            <text:p>24</text:p>
          </table:table-cell>
          <table:table-cell office:value-type="time" office:time-value="PT17H12M00S" calcext:value-type="time">
            <text:p>17:12</text:p>
          </table:table-cell>
          <table:table-cell office:value-type="time" office:time-value="PT16H49M00S" calcext:value-type="time">
            <text:p>16:49</text:p>
          </table:table-cell>
          <table:table-cell table:number-columns-repeated="2"/>
          <table:table-cell office:value-type="float" office:value="0.00588583" calcext:value-type="float">
            <text:p>0,006</text:p>
          </table:table-cell>
          <table:table-cell office:value-type="float" office:value="22.1938" calcext:value-type="float">
            <text:p>22,19</text:p>
          </table:table-cell>
          <table:table-cell office:value-type="float" office:value="0.2" calcext:value-type="float">
            <text:p>0,2</text:p>
          </table:table-cell>
          <table:table-cell office:value-type="float" office:value="-0.271875" calcext:value-type="float">
            <text:p>-0,2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35457" calcext:value-type="float">
            <text:p>-0,24</text:p>
          </table:table-cell>
          <table:table-cell office:value-type="float" office:value="1.94737" calcext:value-type="float">
            <text:p>1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5" calcext:value-type="float">
            <text:p>25</text:p>
          </table:table-cell>
          <table:table-cell office:value-type="time" office:time-value="PT17H42M00S" calcext:value-type="time">
            <text:p>17:42</text:p>
          </table:table-cell>
          <table:table-cell office:value-type="time" office:time-value="PT17H19M00S" calcext:value-type="time">
            <text:p>17:19</text:p>
          </table:table-cell>
          <table:table-cell table:number-columns-repeated="2"/>
          <table:table-cell office:value-type="float" office:value="0.00770893" calcext:value-type="float">
            <text:p>0,008</text:p>
          </table:table-cell>
          <table:table-cell office:value-type="float" office:value="21.45" calcext:value-type="float">
            <text:p>21,45</text:p>
          </table:table-cell>
          <table:table-cell office:value-type="float" office:value="0.2" calcext:value-type="float">
            <text:p>0,2</text:p>
          </table:table-cell>
          <table:table-cell office:value-type="float" office:value="-0.375" calcext:value-type="float">
            <text:p>-0,3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3" calcext:value-type="float">
            <text:p>-1,93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9-14" calcext:value-type="date">
            <text:p>1925-09-14</text:p>
          </table:table-cell>
          <table:table-cell table:style-name="ce38" office:value-type="float" office:value="26" calcext:value-type="float">
            <text:p>26</text:p>
          </table:table-cell>
          <table:table-cell table:style-name="ce61" office:value-type="time" office:time-value="PT13H49M00S" calcext:value-type="time">
            <text:p>13:49</text:p>
          </table:table-cell>
          <table:table-cell table:style-name="ce61" office:value-type="time" office:time-value="PT13H29M00S" calcext:value-type="time">
            <text:p>13:29</text:p>
          </table:table-cell>
          <table:table-cell table:style-name="ce67" table:number-columns-repeated="2"/>
          <table:table-cell table:style-name="ce78" office:value-type="float" office:value="0.0192456" calcext:value-type="float">
            <text:p>0,019</text:p>
          </table:table-cell>
          <table:table-cell table:style-name="ce93" office:value-type="float" office:value="25.925" calcext:value-type="float">
            <text:p>25,93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28261" calcext:value-type="float">
            <text:p>0,23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2.55017" calcext:value-type="float">
            <text:p>2,55</text:p>
          </table:table-cell>
          <table:table-cell table:style-name="ce93" office:value-type="float" office:value="5.94118" calcext:value-type="float">
            <text:p>5,94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7" calcext:value-type="float">
            <text:p>27</text:p>
          </table:table-cell>
          <table:table-cell office:value-type="time" office:time-value="PT14H29M00S" calcext:value-type="time">
            <text:p>14:29</text:p>
          </table:table-cell>
          <table:table-cell office:value-type="time" office:time-value="PT14H09M00S" calcext:value-type="time">
            <text:p>14:09</text:p>
          </table:table-cell>
          <table:table-cell table:number-columns-repeated="2"/>
          <table:table-cell office:value-type="float" office:value="0.0133817" calcext:value-type="float">
            <text:p>0,013</text:p>
          </table:table-cell>
          <table:table-cell office:value-type="float" office:value="26.2" calcext:value-type="float">
            <text:p>26,20</text:p>
          </table:table-cell>
          <table:table-cell office:value-type="float" office:value="1" calcext:value-type="float">
            <text:p>1</text:p>
          </table:table-cell>
          <table:table-cell office:value-type="float" office:value="0.0357143" calcext:value-type="float">
            <text:p>0,0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.40123" calcext:value-type="float">
            <text:p>3,40</text:p>
          </table:table-cell>
          <table:table-cell office:value-type="float" office:value="3.77778" calcext:value-type="float">
            <text:p>3,78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8" calcext:value-type="float">
            <text:p>28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4H50M00S" calcext:value-type="time">
            <text:p>14:50</text:p>
          </table:table-cell>
          <table:table-cell table:number-columns-repeated="2"/>
          <table:table-cell office:value-type="float" office:value="0.00897294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7" calcext:value-type="float">
            <text:p>0,7</text:p>
          </table:table-cell>
          <table:table-cell office:value-type="float" office:value="-0.117187" calcext:value-type="float">
            <text:p>-0,1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51852" calcext:value-type="float">
            <text:p>1,52</text:p>
          </table:table-cell>
          <table:table-cell office:value-type="float" office:value="2.66667" calcext:value-type="float">
            <text:p>2,6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14" calcext:value-type="date">
            <text:p>1925-09-14</text:p>
          </table:table-cell>
          <table:table-cell table:style-name="ce42" office:value-type="float" office:value="29" calcext:value-type="float">
            <text:p>29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67" table:number-columns-repeated="2"/>
          <table:table-cell table:style-name="ce82" office:value-type="float" office:value="0.0336966" calcext:value-type="float">
            <text:p>0,034</text:p>
          </table:table-cell>
          <table:table-cell table:style-name="ce93" office:value-type="float" office:value="19.4375" calcext:value-type="float">
            <text:p>19,44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1625" calcext:value-type="float">
            <text:p>-0,16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898148" calcext:value-type="float">
            <text:p>0,90</text:p>
          </table:table-cell>
          <table:table-cell table:style-name="ce93" office:value-type="float" office:value="6.83333" calcext:value-type="float">
            <text:p>6,83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0" calcext:value-type="float">
            <text:p>30</text:p>
          </table:table-cell>
          <table:table-cell office:value-type="time" office:time-value="PT20H04M00S" calcext:value-type="time">
            <text:p>20:04</text:p>
          </table:table-cell>
          <table:table-cell office:value-type="time" office:time-value="PT19H45M00S" calcext:value-type="time">
            <text:p>19:45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337965" calcext:value-type="float">
            <text:p>0,034</text:p>
          </table:table-cell>
          <table:table-cell office:value-type="float" office:value="19.0625" calcext:value-type="float">
            <text:p>19,06</text:p>
          </table:table-cell>
          <table:table-cell office:value-type="float" office:value="0.3" calcext:value-type="float">
            <text:p>0,3</text:p>
          </table:table-cell>
          <table:table-cell office:value-type="float" office:value="-0.210938" calcext:value-type="float">
            <text:p>-0,2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98338" calcext:value-type="float">
            <text:p>-0,98</text:p>
          </table:table-cell>
          <table:table-cell office:value-type="float" office:value="5.78947" calcext:value-type="float">
            <text:p>5,7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1" calcext:value-type="float">
            <text:p>31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0H27M00S" calcext:value-type="time">
            <text:p>20:27</text:p>
          </table:table-cell>
          <table:table-cell table:number-columns-repeated="2"/>
          <table:table-cell table:style-name="ce80" office:value-type="float" office:value="0.030267" calcext:value-type="float">
            <text:p>0,030</text:p>
          </table:table-cell>
          <table:table-cell office:value-type="float" office:value="18.525" calcext:value-type="float">
            <text:p>18,53</text:p>
          </table:table-cell>
          <table:table-cell office:value-type="float" office:value="0.3" calcext:value-type="float">
            <text:p>0,3</text:p>
          </table:table-cell>
          <table:table-cell office:value-type="float" office:value="-0.163043" calcext:value-type="float">
            <text:p>-0,16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2.34602" calcext:value-type="float">
            <text:p>-2,35</text:p>
          </table:table-cell>
          <table:table-cell office:value-type="float" office:value="8.35294" calcext:value-type="float">
            <text:p>8,3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2" calcext:value-type="float">
            <text:p>32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21H16M00S" calcext:value-type="time">
            <text:p>21:16</text:p>
          </table:table-cell>
          <table:table-cell table:number-columns-repeated="2"/>
          <table:table-cell table:style-name="ce80" office:value-type="float" office:value="0.0282532" calcext:value-type="float">
            <text:p>0,028</text:p>
          </table:table-cell>
          <table:table-cell office:value-type="float" office:value="18" calcext:value-type="float">
            <text:p>18,00</text:p>
          </table:table-cell>
          <table:table-cell office:value-type="float" office:value="0.2" calcext:value-type="float">
            <text:p>0,2</text:p>
          </table:table-cell>
          <table:table-cell office:value-type="float" office:value="-0.12931" calcext:value-type="float">
            <text:p>-0,13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3.57422" calcext:value-type="float">
            <text:p>-3,57</text:p>
          </table:table-cell>
          <table:table-cell office:value-type="float" office:value="8.5625" calcext:value-type="float">
            <text:p>8,5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22H09M00S" calcext:value-type="time">
            <text:p>22:09</text:p>
          </table:table-cell>
          <table:table-cell table:number-columns-repeated="2"/>
          <table:table-cell table:style-name="ce80" office:value-type="float" office:value="0.0267981" calcext:value-type="float">
            <text:p>0,027</text:p>
          </table:table-cell>
          <table:table-cell office:value-type="float" office:value="17.5875" calcext:value-type="float">
            <text:p>17,59</text:p>
          </table:table-cell>
          <table:table-cell office:value-type="float" office:value="0.3" calcext:value-type="float">
            <text:p>0,3</text:p>
          </table:table-cell>
          <table:table-cell office:value-type="float" office:value="-0.135" calcext:value-type="float">
            <text:p>-0,1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2.79012" calcext:value-type="float">
            <text:p>-2,79</text:p>
          </table:table-cell>
          <table:table-cell office:value-type="float" office:value="6.72222" calcext:value-type="float">
            <text:p>6,7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2H42M00S" calcext:value-type="time">
            <text:p>22:42</text:p>
          </table:table-cell>
          <table:table-cell office:value-type="time" office:time-value="PT22H23M00S" calcext:value-type="time">
            <text:p>22:23</text:p>
          </table:table-cell>
          <table:table-cell table:number-columns-repeated="2"/>
          <table:table-cell table:style-name="ce80" office:value-type="float" office:value="0.0202754" calcext:value-type="float">
            <text:p>0,020</text:p>
          </table:table-cell>
          <table:table-cell office:value-type="float" office:value="17.4" calcext:value-type="float">
            <text:p>17,40</text:p>
          </table:table-cell>
          <table:table-cell office:value-type="float" office:value="0.3" calcext:value-type="float">
            <text:p>0,3</text:p>
          </table:table-cell>
          <table:table-cell office:value-type="float" office:value="-0.1125" calcext:value-type="float">
            <text:p>-0,11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1.36565" calcext:value-type="float">
            <text:p>-1,37</text:p>
          </table:table-cell>
          <table:table-cell office:value-type="float" office:value="8.10526" calcext:value-type="float">
            <text:p>8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16" calcext:value-type="date">
            <text:p>1925-09-16</text:p>
          </table:table-cell>
          <table:table-cell table:style-name="ce42" office:value-type="float" office:value="35" calcext:value-type="float">
            <text:p>35</text:p>
          </table:table-cell>
          <table:table-cell table:style-name="ce61" office:value-type="time" office:time-value="PT01H22M00S" calcext:value-type="time">
            <text:p>01:22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67" table:number-columns-repeated="2"/>
          <table:table-cell table:style-name="ce82" office:value-type="float" office:value="0.0246734" calcext:value-type="float">
            <text:p>0,025</text:p>
          </table:table-cell>
          <table:table-cell table:style-name="ce93" office:value-type="float" office:value="13.7625" calcext:value-type="float">
            <text:p>13,7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905172" calcext:value-type="float">
            <text:p>-0,09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59557" calcext:value-type="float">
            <text:p>-1,60</text:p>
          </table:table-cell>
          <table:table-cell table:style-name="ce93" office:value-type="float" office:value="6.21053" calcext:value-type="float">
            <text:p>6,21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01H54M00S" calcext:value-type="time">
            <text:p>01:54</text:p>
          </table:table-cell>
          <table:table-cell office:value-type="time" office:time-value="PT01H40M00S" calcext:value-type="time">
            <text:p>01:40</text:p>
          </table:table-cell>
          <table:table-cell table:number-columns-repeated="2"/>
          <table:table-cell table:style-name="ce80" office:value-type="float" office:value="0.0186755" calcext:value-type="float">
            <text:p>0,019</text:p>
          </table:table-cell>
          <table:table-cell office:value-type="float" office:value="13.5875" calcext:value-type="float">
            <text:p>13,59</text:p>
          </table:table-cell>
          <table:table-cell office:value-type="float" office:value="0.3" calcext:value-type="float">
            <text:p>0,3</text:p>
          </table:table-cell>
          <table:table-cell office:value-type="float" office:value="-0.0795455" calcext:value-type="float">
            <text:p>-0,0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3.3125" calcext:value-type="float">
            <text:p>-3,31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7" calcext:value-type="float">
            <text:p>37</text:p>
          </table:table-cell>
          <table:table-cell office:value-type="time" office:time-value="PT02H39M00S" calcext:value-type="time">
            <text:p>02:39</text:p>
          </table:table-cell>
          <table:table-cell office:value-type="time" office:time-value="PT02H24M00S" calcext:value-type="time">
            <text:p>02:24</text:p>
          </table:table-cell>
          <table:table-cell table:number-columns-repeated="2"/>
          <table:table-cell table:style-name="ce80" office:value-type="float" office:value="0.0301353" calcext:value-type="float">
            <text:p>0,030</text:p>
          </table:table-cell>
          <table:table-cell office:value-type="float" office:value="13.35" calcext:value-type="float">
            <text:p>13,35</text:p>
          </table:table-cell>
          <table:table-cell office:value-type="float" office:value="0.5" calcext:value-type="float">
            <text:p>0,5</text:p>
          </table:table-cell>
          <table:table-cell office:value-type="float" office:value="-0.0292208" calcext:value-type="float">
            <text:p>-0,03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940828" calcext:value-type="float">
            <text:p>0,94</text:p>
          </table:table-cell>
          <table:table-cell office:value-type="float" office:value="4.69231" calcext:value-type="float">
            <text:p>4,6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38" calcext:value-type="float">
            <text:p>38</text:p>
          </table:table-cell>
          <table:table-cell office:value-type="time" office:time-value="PT03H16M00S" calcext:value-type="time">
            <text:p>03:16</text:p>
          </table:table-cell>
          <table:table-cell office:value-type="time" office:time-value="PT03H01M00S" calcext:value-type="time">
            <text:p>03:01</text:p>
          </table:table-cell>
          <table:table-cell table:number-columns-repeated="2"/>
          <table:table-cell office:value-type="float" office:value="0.0199096" calcext:value-type="float">
            <text:p>0,020</text:p>
          </table:table-cell>
          <table:table-cell office:value-type="float" office:value="13.05" calcext:value-type="float">
            <text:p>13,05</text:p>
          </table:table-cell>
          <table:table-cell office:value-type="float" office:value="0.5" calcext:value-type="float">
            <text:p>0,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91" calcext:value-type="float">
            <text:p>-1,91</text:p>
          </table:table-cell>
          <table:table-cell office:value-type="float" office:value="4.85" calcext:value-type="float">
            <text:p>4,85</text:p>
          </table:table-cell>
          <table:table-cell table:style-name="ce44" office:value-type="string" calcext:value-type="string">
            <text:p>stark abweichendes Signal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39" calcext:value-type="float">
            <text:p>39</text:p>
          </table:table-cell>
          <table:table-cell office:value-type="time" office:time-value="PT04H08M00S" calcext:value-type="time">
            <text:p>04:08</text:p>
          </table:table-cell>
          <table:table-cell office:value-type="time" office:time-value="PT03H54M00S" calcext:value-type="time">
            <text:p>03:54</text:p>
          </table:table-cell>
          <table:table-cell table:number-columns-repeated="2"/>
          <table:table-cell office:value-type="float" office:value="0.0180816" calcext:value-type="float">
            <text:p>0,018</text:p>
          </table:table-cell>
          <table:table-cell office:value-type="float" office:value="12.675" calcext:value-type="float">
            <text:p>12,68</text:p>
          </table:table-cell>
          <table:table-cell office:value-type="float" office:value="0.4" calcext:value-type="float">
            <text:p>0,4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07407" calcext:value-type="float">
            <text:p>-2,07</text:p>
          </table:table-cell>
          <table:table-cell office:value-type="float" office:value="7.83333" calcext:value-type="float">
            <text:p>7,8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0" calcext:value-type="float">
            <text:p>40</text:p>
          </table:table-cell>
          <table:table-cell office:value-type="time" office:time-value="PT04H34M00S" calcext:value-type="time">
            <text:p>04:34</text:p>
          </table:table-cell>
          <table:table-cell office:value-type="time" office:time-value="PT04H20M00S" calcext:value-type="time">
            <text:p>04:20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69418" calcext:value-type="float">
            <text:p>0,017</text:p>
          </table:table-cell>
          <table:table-cell office:value-type="float" office:value="12.5375" calcext:value-type="float">
            <text:p>12,54</text:p>
          </table:table-cell>
          <table:table-cell office:value-type="float" office:value="0.5" calcext:value-type="float">
            <text:p>0,5</text:p>
          </table:table-cell>
          <table:table-cell office:value-type="float" office:value="-0.0721154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93629" calcext:value-type="float">
            <text:p>-1,94</text:p>
          </table:table-cell>
          <table:table-cell office:value-type="float" office:value="4.31579" calcext:value-type="float">
            <text:p>4,32</text:p>
          </table:table-cell>
          <table:table-cell/>
          <table:table-cell office:value-type="string" calcext:value-type="string">
            <text:p>Clear. corrugated paper over windows (air path covere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1" calcext:value-type="float">
            <text:p>41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4H40M00S" calcext:value-type="time">
            <text:p>04:40</text:p>
          </table:table-cell>
          <table:table-cell table:number-columns-repeated="2"/>
          <table:table-cell office:value-type="float" office:value="0.0176911" calcext:value-type="float">
            <text:p>0,018</text:p>
          </table:table-cell>
          <table:table-cell office:value-type="float" office:value="12.4" calcext:value-type="float">
            <text:p>12,40</text:p>
          </table:table-cell>
          <table:table-cell office:value-type="float" office:value="0.5" calcext:value-type="float">
            <text:p>0,5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0471" calcext:value-type="float">
            <text:p>-1,30</text:p>
          </table:table-cell>
          <table:table-cell office:value-type="float" office:value="6.42105" calcext:value-type="float">
            <text:p>6,42</text:p>
          </table:table-cell>
          <table:table-cell/>
          <table:table-cell office:value-type="string" calcext:value-type="string">
            <text:p>Clear. Corrugated paper remove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2" calcext:value-type="float">
            <text:p>42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5H20M00S" calcext:value-type="time">
            <text:p>05:20</text:p>
          </table:table-cell>
          <table:table-cell table:number-columns-repeated="2"/>
          <table:table-cell office:value-type="float" office:value="0.0195688" calcext:value-type="float">
            <text:p>0,020</text:p>
          </table:table-cell>
          <table:table-cell office:value-type="float" office:value="12.025" calcext:value-type="float">
            <text:p>12,03</text:p>
          </table:table-cell>
          <table:table-cell office:value-type="float" office:value="0.4" calcext:value-type="float">
            <text:p>0,4</text:p>
          </table:table-cell>
          <table:table-cell office:value-type="float" office:value="-0.125" calcext:value-type="float">
            <text:p>-0,13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1.73" calcext:value-type="float">
            <text:p>-1,73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 Sun rose as this set ende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3" calcext:value-type="float">
            <text:p>4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03M00S" calcext:value-type="time">
            <text:p>06:03</text:p>
          </table:table-cell>
          <table:table-cell table:number-columns-repeated="2"/>
          <table:table-cell office:value-type="float" office:value="0.0175651" calcext:value-type="float">
            <text:p>0,018</text:p>
          </table:table-cell>
          <table:table-cell office:value-type="float" office:value="11.825" calcext:value-type="float">
            <text:p>11,83</text:p>
          </table:table-cell>
          <table:table-cell office:value-type="float" office:value="0.5" calcext:value-type="float">
            <text:p>0,5</text:p>
          </table:table-cell>
          <table:table-cell office:value-type="float" office:value="0.132353" calcext:value-type="float">
            <text:p>0,1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3241" calcext:value-type="float">
            <text:p>-1,33</text:p>
          </table:table-cell>
          <table:table-cell office:value-type="float" office:value="6.21053" calcext:value-type="float">
            <text:p>6,21</text:p>
          </table:table-cell>
          <table:table-cell office:value-type="string" calcext:value-type="string">
            <text:p>T steigend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44" calcext:value-type="float">
            <text:p>44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6H37M00S" calcext:value-type="time">
            <text:p>06:37</text:p>
          </table:table-cell>
          <table:table-cell table:number-columns-repeated="2"/>
          <table:table-cell office:value-type="float" office:value="0.0165238" calcext:value-type="float">
            <text:p>0,017</text:p>
          </table:table-cell>
          <table:table-cell office:value-type="float" office:value="12.075" calcext:value-type="float">
            <text:p>12,0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475" calcext:value-type="float">
            <text:p>-1,48</text:p>
          </table:table-cell>
          <table:table-cell office:value-type="float" office:value="6.5" calcext:value-type="float">
            <text:p>6,50</text:p>
          </table:table-cell>
          <table:table-cell table:style-name="ce44" office:value-type="string" calcext:value-type="string">
            <text:p>Signal mit Störung, keine Doppelperiode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17" calcext:value-type="date">
            <text:p>1925-09-17</text:p>
          </table:table-cell>
          <table:table-cell table:style-name="ce42" office:value-type="float" office:value="45" calcext:value-type="float">
            <text:p>45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61" office:value-type="time" office:time-value="PT09H16M00S" calcext:value-type="time">
            <text:p>09:16</text:p>
          </table:table-cell>
          <table:table-cell table:style-name="ce67" table:number-columns-repeated="2"/>
          <table:table-cell table:style-name="ce82" office:value-type="float" office:value="0.0245774" calcext:value-type="float">
            <text:p>0,025</text:p>
          </table:table-cell>
          <table:table-cell table:style-name="ce93" office:value-type="float" office:value="15.2125" calcext:value-type="float">
            <text:p>15,21</text:p>
          </table:table-cell>
          <table:table-cell table:style-name="ce36" office:value-type="float" office:value="1.6" calcext:value-type="float">
            <text:p>1,6</text:p>
          </table:table-cell>
          <table:table-cell table:style-name="ce104" office:value-type="float" office:value="0.568548" calcext:value-type="float">
            <text:p>0,57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802469" calcext:value-type="float">
            <text:p>-0,80</text:p>
          </table:table-cell>
          <table:table-cell table:style-name="ce93" office:value-type="float" office:value="3.94444" calcext:value-type="float">
            <text:p>3,94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17" calcext:value-type="date">
            <text:p>1925-09-17</text:p>
          </table:table-cell>
          <table:table-cell table:style-name="ce40" office:value-type="float" office:value="46" calcext:value-type="float">
            <text:p>46</text:p>
          </table:table-cell>
          <table:table-cell office:value-type="time" office:time-value="PT10H15M00S" calcext:value-type="time">
            <text:p>10:15</text:p>
          </table:table-cell>
          <table:table-cell office:value-type="time" office:time-value="PT10H05M00S" calcext:value-type="time">
            <text:p>10:05</text:p>
          </table:table-cell>
          <table:table-cell table:number-columns-repeated="2"/>
          <table:table-cell table:style-name="ce80" office:value-type="float" office:value="0.0290163" calcext:value-type="float">
            <text:p>0,029</text:p>
          </table:table-cell>
          <table:table-cell office:value-type="float" office:value="16.925" calcext:value-type="float">
            <text:p>16,93</text:p>
          </table:table-cell>
          <table:table-cell table:style-name="ce37" office:value-type="float" office:value="1.6" calcext:value-type="float">
            <text:p>1,6</text:p>
          </table:table-cell>
          <table:table-cell table:style-name="ce95" office:value-type="float" office:value="0.48913" calcext:value-type="float">
            <text:p>0,4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.42936" calcext:value-type="float">
            <text:p>2,43</text:p>
          </table:table-cell>
          <table:table-cell office:value-type="float" office:value="5.36842" calcext:value-type="float">
            <text:p>5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7" calcext:value-type="date">
            <text:p>1925-09-17</text:p>
          </table:table-cell>
          <table:table-cell table:style-name="ce40" office:value-type="float" office:value="47" calcext:value-type="float">
            <text:p>47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0H51M00S" calcext:value-type="time">
            <text:p>10:51</text:p>
          </table:table-cell>
          <table:table-cell table:number-columns-repeated="2"/>
          <table:table-cell table:style-name="ce80" office:value-type="float" office:value="0.0295588" calcext:value-type="float">
            <text:p>0,030</text:p>
          </table:table-cell>
          <table:table-cell office:value-type="float" office:value="18.1375" calcext:value-type="float">
            <text:p>18,14</text:p>
          </table:table-cell>
          <table:table-cell table:style-name="ce37" office:value-type="float" office:value="1.5" calcext:value-type="float">
            <text:p>1,5</text:p>
          </table:table-cell>
          <table:table-cell table:style-name="ce95" office:value-type="float" office:value="0.389423" calcext:value-type="float">
            <text:p>0,3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7.265" calcext:value-type="float">
            <text:p>7,27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7" calcext:value-type="date">
            <text:p>1925-09-17</text:p>
          </table:table-cell>
          <table:table-cell table:style-name="ce40" office:value-type="float" office:value="48" calcext:value-type="float">
            <text:p>48</text:p>
          </table:table-cell>
          <table:table-cell office:value-type="time" office:time-value="PT11H47M00S" calcext:value-type="time">
            <text:p>11:47</text:p>
          </table:table-cell>
          <table:table-cell office:value-type="time" office:time-value="PT11H39M00S" calcext:value-type="time">
            <text:p>11:39</text:p>
          </table:table-cell>
          <table:table-cell table:number-columns-repeated="2"/>
          <table:table-cell table:style-name="ce80" office:value-type="float" office:value="0.0316387" calcext:value-type="float">
            <text:p>0,032</text:p>
          </table:table-cell>
          <table:table-cell office:value-type="float" office:value="18.9375" calcext:value-type="float">
            <text:p>18,9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25" calcext:value-type="float">
            <text:p>0,3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.3425" calcext:value-type="float">
            <text:p>8,34</text:p>
          </table:table-cell>
          <table:table-cell office:value-type="float" office:value="9.15" calcext:value-type="float">
            <text:p>9,15</text:p>
          </table:table-cell>
          <table:table-cell/>
          <table:table-cell office:value-type="string" calcext:value-type="string">
            <text:p>Clear. Clouds began forming just after this set, and in an hour covered the sk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9-17" calcext:value-type="date">
            <text:p>1925-09-17</text:p>
          </table:table-cell>
          <table:table-cell table:style-name="ce38" office:value-type="float" office:value="49" calcext:value-type="float">
            <text:p>49</text:p>
          </table:table-cell>
          <table:table-cell table:style-name="ce61" office:value-type="time" office:time-value="PT19H30M00S" calcext:value-type="time">
            <text:p>19:30</text:p>
          </table:table-cell>
          <table:table-cell table:style-name="ce61" office:value-type="time" office:time-value="PT19H23M00S" calcext:value-type="time">
            <text:p>19:23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84265" calcext:value-type="float">
            <text:p>0,008</text:p>
          </table:table-cell>
          <table:table-cell table:style-name="ce93" office:value-type="float" office:value="15.87" calcext:value-type="float">
            <text:p>15,87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391304" calcext:value-type="float">
            <text:p>-0,04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714681" calcext:value-type="float">
            <text:p>-0,71</text:p>
          </table:table-cell>
          <table:table-cell table:style-name="ce93" office:value-type="float" office:value="4.84211" calcext:value-type="float">
            <text:p>4,84</text:p>
          </table:table-cell>
          <table:table-cell table:style-name="ce38"/>
          <table:table-cell table:style-name="ce38" office:value-type="string" calcext:value-type="string">
            <text:p>Cloudy. Thermometers within .02 °C of 15.9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0" calcext:value-type="float">
            <text:p>50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0H00M00S" calcext:value-type="time">
            <text:p>20:0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428" calcext:value-type="float">
            <text:p>0,008</text:p>
          </table:table-cell>
          <table:table-cell office:value-type="float" office:value="15.6788" calcext:value-type="float">
            <text:p>15,68</text:p>
          </table:table-cell>
          <table:table-cell office:value-type="float" office:value="0.38" calcext:value-type="float">
            <text:p>0,38</text:p>
          </table:table-cell>
          <table:table-cell office:value-type="float" office:value="-0.0551471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.01" calcext:value-type="float">
            <text:p>1,01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oudy. Fringes wide, straight steady (6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1" calcext:value-type="float">
            <text:p>51</text:p>
          </table:table-cell>
          <table:table-cell office:value-type="time" office:time-value="PT20H49M00S" calcext:value-type="time">
            <text:p>20:49</text:p>
          </table:table-cell>
          <table:table-cell office:value-type="time" office:time-value="PT20H42M00S" calcext:value-type="time">
            <text:p>20: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745" calcext:value-type="float">
            <text:p>0,008</text:p>
          </table:table-cell>
          <table:table-cell office:value-type="float" office:value="15.49" calcext:value-type="float">
            <text:p>15,49</text:p>
          </table:table-cell>
          <table:table-cell office:value-type="float" office:value="0.4" calcext:value-type="float">
            <text:p>0,4</text:p>
          </table:table-cell>
          <table:table-cell office:value-type="float" office:value="-0.0155172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</text:p>
          </table:table-cell>
          <table:table-cell office:value-type="float" office:value="4.11111" calcext:value-type="float">
            <text:p>4,11</text:p>
          </table:table-cell>
          <table:table-cell/>
          <table:table-cell office:value-type="string" calcext:value-type="string">
            <text:p>Cloudy. (6 fr to field) straight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2" calcext:value-type="float">
            <text:p>52</text:p>
          </table:table-cell>
          <table:table-cell office:value-type="time" office:time-value="PT21H43M00S" calcext:value-type="time">
            <text:p>21:43</text:p>
          </table:table-cell>
          <table:table-cell office:value-type="time" office:time-value="PT21H36M00S" calcext:value-type="time">
            <text:p>21:3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00612" calcext:value-type="float">
            <text:p>0,008</text:p>
          </table:table-cell>
          <table:table-cell office:value-type="float" office:value="15.36" calcext:value-type="float">
            <text:p>15,36</text:p>
          </table:table-cell>
          <table:table-cell office:value-type="float" office:value="0.45" calcext:value-type="float">
            <text:p>0,45</text:p>
          </table:table-cell>
          <table:table-cell office:value-type="float" office:value="-0.025" calcext:value-type="float">
            <text:p>-0,03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1.10803" calcext:value-type="float">
            <text:p>-1,11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oudy. (10 fr in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3" calcext:value-type="float">
            <text:p>53</text:p>
          </table:table-cell>
          <table:table-cell office:value-type="time" office:time-value="PT22H20M00S" calcext:value-type="time">
            <text:p>22:20</text:p>
          </table:table-cell>
          <table:table-cell office:value-type="time" office:time-value="PT22H13M00S" calcext:value-type="time">
            <text:p>22:1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46858" calcext:value-type="float">
            <text:p>0,007</text:p>
          </table:table-cell>
          <table:table-cell office:value-type="float" office:value="15.2563" calcext:value-type="float">
            <text:p>15,26</text:p>
          </table:table-cell>
          <table:table-cell office:value-type="float" office:value="0.4" calcext:value-type="float">
            <text:p>0,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549383" calcext:value-type="float">
            <text:p>-0,55</text:p>
          </table:table-cell>
          <table:table-cell office:value-type="float" office:value="4.88889" calcext:value-type="float">
            <text:p>4,89</text:p>
          </table:table-cell>
          <table:table-cell/>
          <table:table-cell office:value-type="string" calcext:value-type="string">
            <text:p>Cloudy. (8 fr in field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4" calcext:value-type="float">
            <text:p>54</text:p>
          </table:table-cell>
          <table:table-cell office:value-type="time" office:time-value="PT22H53M00S" calcext:value-type="time">
            <text:p>22:53</text:p>
          </table:table-cell>
          <table:table-cell office:value-type="time" office:time-value="PT22H46M00S" calcext:value-type="time">
            <text:p>22:4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45555" calcext:value-type="float">
            <text:p>0,009</text:p>
          </table:table-cell>
          <table:table-cell office:value-type="float" office:value="15.1438" calcext:value-type="float">
            <text:p>15,14</text:p>
          </table:table-cell>
          <table:table-cell office:value-type="float" office:value="0.5" calcext:value-type="float">
            <text:p>0,5</text:p>
          </table:table-cell>
          <table:table-cell office:value-type="float" office:value="0.00986842" calcext:value-type="float">
            <text:p>0,01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00831" calcext:value-type="float">
            <text:p>-1,01</text:p>
          </table:table-cell>
          <table:table-cell office:value-type="float" office:value="5.26316" calcext:value-type="float">
            <text:p>5,26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7" calcext:value-type="date">
            <text:p>1925-09-17</text:p>
          </table:table-cell>
          <table:table-cell table:style-name="ce41" office:value-type="float" office:value="55" calcext:value-type="float">
            <text:p>55</text:p>
          </table:table-cell>
          <table:table-cell office:value-type="time" office:time-value="PT23H25M00S" calcext:value-type="time">
            <text:p>23:25</text:p>
          </table:table-cell>
          <table:table-cell office:value-type="time" office:time-value="PT23H18M00S" calcext:value-type="time">
            <text:p>23:1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72293" calcext:value-type="float">
            <text:p>0,008</text:p>
          </table:table-cell>
          <table:table-cell office:value-type="float" office:value="15.0813" calcext:value-type="float">
            <text:p>15,08</text:p>
          </table:table-cell>
          <table:table-cell office:value-type="float" office:value="0.5" calcext:value-type="float">
            <text:p>0,5</text:p>
          </table:table-cell>
          <table:table-cell office:value-type="float" office:value="-0.0351562" calcext:value-type="float">
            <text:p>-0,04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8625" calcext:value-type="float">
            <text:p>0,86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verringerte runde Amplitude</text:p>
          </table:table-cell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24" office:value-type="date" office:date-value="1925-09-17" calcext:value-type="date">
            <text:p>1925-09-17</text:p>
          </table:table-cell>
          <table:table-cell table:style-name="ce49" office:value-type="float" office:value="56" calcext:value-type="float">
            <text:p>56</text:p>
          </table:table-cell>
          <table:table-cell office:value-type="time" office:time-value="PT23H47M00S" calcext:value-type="time">
            <text:p>23:47</text:p>
          </table:table-cell>
          <table:table-cell office:value-type="time" office:time-value="PT23H40M00S" calcext:value-type="time">
            <text:p>23:4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663" calcext:value-type="float">
            <text:p>0,008</text:p>
          </table:table-cell>
          <table:table-cell office:value-type="float" office:value="14.9938" calcext:value-type="float">
            <text:p>14,99</text:p>
          </table:table-cell>
          <table:table-cell office:value-type="float" office:value="0.5" calcext:value-type="float">
            <text:p>0,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-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0.204986" calcext:value-type="float">
            <text:p>0,20</text:p>
          </table:table-cell>
          <table:table-cell office:value-type="float" office:value="6.78947" calcext:value-type="float">
            <text:p>6,79</text:p>
          </table:table-cell>
          <table:table-cell/>
          <table:table-cell office:value-type="string" calcext:value-type="string">
            <text:p>Cloudy. 8 fr to field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57" calcext:value-type="float">
            <text:p>57</text:p>
          </table:table-cell>
          <table:table-cell table:style-name="ce61" office:value-type="time" office:time-value="PT09H05M00S" calcext:value-type="time">
            <text:p>09:05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33785" calcext:value-type="float">
            <text:p>0,013</text:p>
          </table:table-cell>
          <table:table-cell table:style-name="ce93" office:value-type="float" office:value="11.925" calcext:value-type="float">
            <text:p>11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352941" calcext:value-type="float">
            <text:p>0,35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0858726" calcext:value-type="float">
            <text:p>0,09</text:p>
          </table:table-cell>
          <table:table-cell table:style-name="ce93" office:value-type="float" office:value="5.42105" calcext:value-type="float">
            <text:p>5,42</text:p>
          </table:table-cell>
          <table:table-cell table:style-name="ce38"/>
          <table:table-cell table:style-name="ce38" office:value-type="string" calcext:value-type="string">
            <text:p>Clou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58" calcext:value-type="float">
            <text:p>58</text:p>
          </table:table-cell>
          <table:table-cell office:value-type="time" office:time-value="PT09H43M00S" calcext:value-type="time">
            <text:p>09:43</text:p>
          </table:table-cell>
          <table:table-cell office:value-type="time" office:time-value="PT09H38M00S" calcext:value-type="time">
            <text:p>09:3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0798" calcext:value-type="float">
            <text:p>0,010</text:p>
          </table:table-cell>
          <table:table-cell office:value-type="float" office:value="12.75" calcext:value-type="float">
            <text:p>12,75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88889" calcext:value-type="float">
            <text:p>0,3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85" calcext:value-type="float">
            <text:p>-0,29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längere Messung</text:p>
          </table:table-cell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59" calcext:value-type="float">
            <text:p>59</text:p>
          </table:table-cell>
          <table:table-cell office:value-type="time" office:time-value="PT10H18M00S" calcext:value-type="time">
            <text:p>10:18</text:p>
          </table:table-cell>
          <table:table-cell office:value-type="time" office:time-value="PT10H13M00S" calcext:value-type="time">
            <text:p>10:1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765" calcext:value-type="float">
            <text:p>0,009</text:p>
          </table:table-cell>
          <table:table-cell office:value-type="float" office:value="13.575" calcext:value-type="float">
            <text:p>13,58</text:p>
          </table:table-cell>
          <table:table-cell office:value-type="float" office:value="0.5" calcext:value-type="float">
            <text:p>0,5</text:p>
          </table:table-cell>
          <table:table-cell office:value-type="float" office:value="0.441176" calcext:value-type="float">
            <text:p>0,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25" calcext:value-type="float">
            <text:p>0,73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0" calcext:value-type="float">
            <text:p>60</text:p>
          </table:table-cell>
          <table:table-cell office:value-type="time" office:time-value="PT10H55M00S" calcext:value-type="time">
            <text:p>10:55</text:p>
          </table:table-cell>
          <table:table-cell office:value-type="time" office:time-value="PT10H50M00S" calcext:value-type="time">
            <text:p>10:5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7175" calcext:value-type="float">
            <text:p>0,012</text:p>
          </table:table-cell>
          <table:table-cell office:value-type="float" office:value="14.5375" calcext:value-type="float">
            <text:p>14,54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8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37" calcext:value-type="float">
            <text:p>0,37</text:p>
          </table:table-cell>
          <table:table-cell office:value-type="float" office:value="2.7" calcext:value-type="float">
            <text:p>2,7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1" calcext:value-type="float">
            <text:p>61</text:p>
          </table:table-cell>
          <table:table-cell office:value-type="time" office:time-value="PT11H36M00S" calcext:value-type="time">
            <text:p>11:36</text:p>
          </table:table-cell>
          <table:table-cell office:value-type="time" office:time-value="PT11H31M00S" calcext:value-type="time">
            <text:p>11: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6937" calcext:value-type="float">
            <text:p>0,012</text:p>
          </table:table-cell>
          <table:table-cell office:value-type="float" office:value="15.4" calcext:value-type="float">
            <text:p>15,40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62069" calcext:value-type="float">
            <text:p>0,3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2.6205" calcext:value-type="float">
            <text:p>2,62</text:p>
          </table:table-cell>
          <table:table-cell office:value-type="float" office:value="3.10526" calcext:value-type="float">
            <text:p>3,11</text:p>
          </table:table-cell>
          <table:table-cell office:value-type="string" calcext:value-type="string">
            <text:p>längere Messung</text:p>
          </table:table-cell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2" calcext:value-type="float">
            <text:p>62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11H54M00S" calcext:value-type="time">
            <text:p>11:5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31375" calcext:value-type="float">
            <text:p>0,013</text:p>
          </table:table-cell>
          <table:table-cell office:value-type="float" office:value="15.9625" calcext:value-type="float">
            <text:p>15,96</text:p>
          </table:table-cell>
          <table:table-cell office:value-type="float" office:value="0.5" calcext:value-type="float">
            <text:p>0,5</text:p>
          </table:table-cell>
          <table:table-cell office:value-type="float" office:value="0.335526" calcext:value-type="float">
            <text:p>0,34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365651" calcext:value-type="float">
            <text:p>0,37</text:p>
          </table:table-cell>
          <table:table-cell office:value-type="float" office:value="2.63158" calcext:value-type="float">
            <text:p>2,63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63" calcext:value-type="float">
            <text:p>63</text:p>
          </table:table-cell>
          <table:table-cell table:style-name="ce61" office:value-type="time" office:time-value="PT17H09M00S" calcext:value-type="time">
            <text:p>17:09</text:p>
          </table:table-cell>
          <table:table-cell table:style-name="ce61" office:value-type="time" office:time-value="PT17H05M00S" calcext:value-type="time">
            <text:p>17:05</text:p>
          </table:table-cell>
          <table:table-cell table:style-name="ce67" table:number-columns-repeated="2"/>
          <table:table-cell table:style-name="ce78" office:value-type="float" office:value="0.006062" calcext:value-type="float">
            <text:p>0,006</text:p>
          </table:table-cell>
          <table:table-cell table:style-name="ce93" office:value-type="float" office:value="16.05" calcext:value-type="float">
            <text:p>16,05</text:p>
          </table:table-cell>
          <table:table-cell table:style-name="ce38" office:value-type="float" office:value="0.7" calcext:value-type="float">
            <text:p>0,7</text:p>
          </table:table-cell>
          <table:table-cell table:style-name="ce99" office:value-type="float" office:value="-0.409091" calcext:value-type="float">
            <text:p>-0,4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58131" calcext:value-type="float">
            <text:p>1,58</text:p>
          </table:table-cell>
          <table:table-cell table:style-name="ce93" office:value-type="float" office:value="2.05882" calcext:value-type="float">
            <text:p>2,06</text:p>
          </table:table-cell>
          <table:table-cell table:style-name="ce38" office:value-type="string" calcext:value-type="string">
            <text:p>Gruppe nur aus Rauschen</text:p>
          </table:table-cell>
          <table:table-cell table:style-name="ce38" office:value-type="string" calcext:value-type="string">
            <text:p>Clear. fringes wide +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4" calcext:value-type="float">
            <text:p>64</text:p>
          </table:table-cell>
          <table:table-cell office:value-type="time" office:time-value="PT17H43M00S" calcext:value-type="time">
            <text:p>17:43</text:p>
          </table:table-cell>
          <table:table-cell office:value-type="time" office:time-value="PT17H39M00S" calcext:value-type="time">
            <text:p>17:39</text:p>
          </table:table-cell>
          <table:table-cell table:number-columns-repeated="2"/>
          <table:table-cell office:value-type="float" office:value="0.00984221" calcext:value-type="float">
            <text:p>0,010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3" calcext:value-type="float">
            <text:p>0,3</text:p>
          </table:table-cell>
          <table:table-cell table:style-name="ce105" office:value-type="float" office:value="-0.539062" calcext:value-type="float">
            <text:p>-0,54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2.19945" calcext:value-type="float">
            <text:p>2,20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5" calcext:value-type="float">
            <text:p>65</text:p>
          </table:table-cell>
          <table:table-cell office:value-type="time" office:time-value="PT18H22M00S" calcext:value-type="time">
            <text:p>18:22</text:p>
          </table:table-cell>
          <table:table-cell office:value-type="time" office:time-value="PT18H18M00S" calcext:value-type="time">
            <text:p>18:18</text:p>
          </table:table-cell>
          <table:table-cell table:number-columns-repeated="2"/>
          <table:table-cell office:value-type="float" office:value="0.0206648" calcext:value-type="float">
            <text:p>0,021</text:p>
          </table:table-cell>
          <table:table-cell office:value-type="float" office:value="14.15" calcext:value-type="float">
            <text:p>14,15</text:p>
          </table:table-cell>
          <table:table-cell office:value-type="float" office:value="0.2" calcext:value-type="float">
            <text:p>0,2</text:p>
          </table:table-cell>
          <table:table-cell office:value-type="float" office:value="-0.357143" calcext:value-type="float">
            <text:p>-0,36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7775" calcext:value-type="float">
            <text:p>0,78</text:p>
          </table:table-cell>
          <table:table-cell office:value-type="float" office:value="8.05" calcext:value-type="float">
            <text:p>8,05</text:p>
          </table:table-cell>
          <table:table-cell/>
          <table:table-cell office:value-type="string" calcext:value-type="string">
            <text:p>Clear. fringes very wide + very steady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9-19" calcext:value-type="date">
            <text:p>1925-09-19</text:p>
          </table:table-cell>
          <table:table-cell table:style-name="ce36" office:value-type="float" office:value="66" calcext:value-type="float">
            <text:p>66</text:p>
          </table:table-cell>
          <table:table-cell table:style-name="ce61" office:value-type="time" office:time-value="PT06H41M00S" calcext:value-type="time">
            <text:p>06:41</text:p>
          </table:table-cell>
          <table:table-cell table:style-name="ce61" office:value-type="time" office:time-value="PT06H40M00S" calcext:value-type="time">
            <text:p>06:40</text:p>
          </table:table-cell>
          <table:table-cell table:style-name="ce67" table:number-columns-repeated="2"/>
          <table:table-cell table:style-name="ce78" office:value-type="float" office:value="0.0085887" calcext:value-type="float">
            <text:p>0,009</text:p>
          </table:table-cell>
          <table:table-cell table:style-name="ce93" office:value-type="float" office:value="8.85" calcext:value-type="float">
            <text:p>8,85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94444" calcext:value-type="float">
            <text:p>0,19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8" calcext:value-type="float">
            <text:p>0,38</text:p>
          </table:table-cell>
          <table:table-cell table:style-name="ce93" office:value-type="float" office:value="2.8" calcext:value-type="float">
            <text:p>2,80</text:p>
          </table:table-cell>
          <table:table-cell table:style-name="ce36" office:value-type="string" calcext:value-type="string">
            <text:p>starker Temperaturanstieg und Amplitude in Grupp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7" calcext:value-type="float">
            <text:p>67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22M00S" calcext:value-type="time">
            <text:p>07:22</text:p>
          </table:table-cell>
          <table:table-cell table:number-columns-repeated="2"/>
          <table:table-cell office:value-type="float" office:value="0.010532" calcext:value-type="float">
            <text:p>0,011</text:p>
          </table:table-cell>
          <table:table-cell office:value-type="float" office:value="9.8375" calcext:value-type="float">
            <text:p>9,84</text:p>
          </table:table-cell>
          <table:table-cell table:style-name="ce37" office:value-type="float" office:value="1.4" calcext:value-type="float">
            <text:p>1,4</text:p>
          </table:table-cell>
          <table:table-cell table:style-name="ce95" office:value-type="float" office:value="0.479167" calcext:value-type="float">
            <text:p>0,4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1.06648" calcext:value-type="float">
            <text:p>-1,07</text:p>
          </table:table-cell>
          <table:table-cell office:value-type="float" office:value="3.84211" calcext:value-type="float">
            <text:p>3,8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8" calcext:value-type="float">
            <text:p>68</text:p>
          </table:table-cell>
          <table:table-cell office:value-type="time" office:time-value="PT07H52M00S" calcext:value-type="time">
            <text:p>07:52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float" office:value="0.0157371" calcext:value-type="float">
            <text:p>0,016</text:p>
          </table:table-cell>
          <table:table-cell office:value-type="float" office:value="10.6875" calcext:value-type="float">
            <text:p>10,69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02679" calcext:value-type="float">
            <text:p>0,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922438" calcext:value-type="float">
            <text:p>-0,92</text:p>
          </table:table-cell>
          <table:table-cell office:value-type="float" office:value="2.68421" calcext:value-type="float">
            <text:p>2,68</text:p>
          </table:table-cell>
          <table:table-cell/>
          <table:table-cell office:value-type="string" calcext:value-type="string">
            <text:p>Clear. Fringes extra wide - (6 to field)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9" calcext:value-type="float">
            <text:p>69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8H14M00S" calcext:value-type="time">
            <text:p>08:14</text:p>
          </table:table-cell>
          <table:table-cell table:number-columns-repeated="2"/>
          <table:table-cell office:value-type="float" office:value="0.0165943" calcext:value-type="float">
            <text:p>0,017</text:p>
          </table:table-cell>
          <table:table-cell office:value-type="float" office:value="11.7625" calcext:value-type="float">
            <text:p>11,76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68478" calcext:value-type="float">
            <text:p>0,67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0.85" calcext:value-type="float">
            <text:p>-0,85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Clear. fringes (8 to field)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21" calcext:value-type="date">
            <text:p>1925-09-21</text:p>
          </table:table-cell>
          <table:table-cell table:style-name="ce42" office:value-type="float" office:value="70" calcext:value-type="float">
            <text:p>70</text:p>
          </table:table-cell>
          <table:table-cell table:style-name="ce61" office:value-type="time" office:time-value="PT18H57M00S" calcext:value-type="time">
            <text:p>18:57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67" table:number-columns-repeated="2"/>
          <table:table-cell table:style-name="ce82" office:value-type="float" office:value="0.0234273" calcext:value-type="float">
            <text:p>0,023</text:p>
          </table:table-cell>
          <table:table-cell table:style-name="ce93" office:value-type="float" office:value="16.35" calcext:value-type="float">
            <text:p>16,35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75069" calcext:value-type="float">
            <text:p>1,75</text:p>
          </table:table-cell>
          <table:table-cell table:style-name="ce93" office:value-type="float" office:value="5.84211" calcext:value-type="float">
            <text:p>5,84</text:p>
          </table:table-cell>
          <table:table-cell table:style-name="ce38"/>
          <table:table-cell table:style-name="ce38" office:value-type="string" calcext:value-type="string">
            <text:p>Clear. Fringes wide.</text:p>
          </table:table-cell>
          <table:table-cell table:style-name="ce38" table:number-columns-repeated="1005"/>
        </table:table-row>
        <table:table-row table:style-name="ro1">
          <table:table-cell table:style-name="ce26" office:value-type="date" office:date-value="1925-09-21" calcext:value-type="date">
            <text:p>1925-09-21</text:p>
          </table:table-cell>
          <table:table-cell table:style-name="ce51" office:value-type="float" office:value="71" calcext:value-type="float">
            <text:p>71</text:p>
          </table:table-cell>
          <table:table-cell office:value-type="time" office:time-value="PT19H35M00S" calcext:value-type="time">
            <text:p>19:35</text:p>
          </table:table-cell>
          <table:table-cell office:value-type="time" office:time-value="PT19H44M00S" calcext:value-type="time">
            <text:p>19:44</text:p>
          </table:table-cell>
          <table:table-cell table:number-columns-repeated="2"/>
          <table:table-cell table:style-name="ce80" office:value-type="float" office:value="0.0217267" calcext:value-type="float">
            <text:p>0,022</text:p>
          </table:table-cell>
          <table:table-cell office:value-type="float" office:value="15.7875" calcext:value-type="float">
            <text:p>15,79</text:p>
          </table:table-cell>
          <table:table-cell office:value-type="float" office:value="0.3" calcext:value-type="float">
            <text:p>0,3</text:p>
          </table:table-cell>
          <table:table-cell office:value-type="float" office:value="-0.154412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2" calcext:value-type="float">
            <text:p>-1,20</text:p>
          </table:table-cell>
          <table:table-cell office:value-type="float" office:value="7" calcext:value-type="float">
            <text:p>7,00</text:p>
          </table:table-cell>
          <table:table-cell table:style-name="ce46" office:value-type="string" calcext:value-type="string">
            <text:p>stark abweichendes Signal</text:p>
          </table:table-cell>
          <table:table-cell office:value-type="string" calcext:value-type="string">
            <text:p>Clear. Very wide fringes (8 to field)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20H23M00S" calcext:value-type="time">
            <text:p>20:23</text:p>
          </table:table-cell>
          <table:table-cell office:value-type="time" office:time-value="PT20H32M00S" calcext:value-type="time">
            <text:p>20:32</text:p>
          </table:table-cell>
          <table:table-cell table:number-columns-repeated="2"/>
          <table:table-cell table:style-name="ce80" office:value-type="float" office:value="0.0227235" calcext:value-type="float">
            <text:p>0,02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3" calcext:value-type="float">
            <text:p>0,3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1175" calcext:value-type="float">
            <text:p>-2,12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med wide fringes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09M00S" calcext:value-type="time">
            <text:p>21:09</text:p>
          </table:table-cell>
          <table:table-cell table:number-columns-repeated="2"/>
          <table:table-cell table:style-name="ce80" office:value-type="float" office:value="0.0271816" calcext:value-type="float">
            <text:p>0,027</text:p>
          </table:table-cell>
          <table:table-cell office:value-type="float" office:value="14.9125" calcext:value-type="float">
            <text:p>14,91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3.54438" calcext:value-type="float">
            <text:p>-3,54</text:p>
          </table:table-cell>
          <table:table-cell office:value-type="float" office:value="6.23077" calcext:value-type="float">
            <text:p>6,23</text:p>
          </table:table-cell>
          <table:table-cell/>
          <table:table-cell office:value-type="string" calcext:value-type="string">
            <text:p>Clear. Fringes ( 6 to field)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4" calcext:value-type="float">
            <text:p>74</text:p>
          </table:table-cell>
          <table:table-cell office:value-type="time" office:time-value="PT21H39M00S" calcext:value-type="time">
            <text:p>21:39</text:p>
          </table:table-cell>
          <table:table-cell office:value-type="time" office:time-value="PT21H48M00S" calcext:value-type="time">
            <text:p>21:48</text:p>
          </table:table-cell>
          <table:table-cell table:number-columns-repeated="2"/>
          <table:table-cell table:style-name="ce80" office:value-type="float" office:value="0.0236976" calcext:value-type="float">
            <text:p>0,024</text:p>
          </table:table-cell>
          <table:table-cell office:value-type="float" office:value="14.7375" calcext:value-type="float">
            <text:p>14,74</text:p>
          </table:table-cell>
          <table:table-cell office:value-type="float" office:value="0.2" calcext:value-type="float">
            <text:p>0,2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2.72576" calcext:value-type="float">
            <text:p>-2,73</text:p>
          </table:table-cell>
          <table:table-cell office:value-type="float" office:value="7.31579" calcext:value-type="float">
            <text:p>7,32</text:p>
          </table:table-cell>
          <table:table-cell/>
          <table:table-cell office:value-type="string" calcext:value-type="string">
            <text:p>Clear. Wide fringes (6 in field)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23" calcext:value-type="date">
            <text:p>1925-09-23</text:p>
          </table:table-cell>
          <table:table-cell table:style-name="ce42" office:value-type="float" office:value="75" calcext:value-type="float">
            <text:p>75</text:p>
          </table:table-cell>
          <table:table-cell table:style-name="ce61" office:value-type="time" office:time-value="PT00H10M00S" calcext:value-type="time">
            <text:p>00:10</text:p>
          </table:table-cell>
          <table:table-cell table:style-name="ce61" office:value-type="time" office:time-value="PT00H23M00S" calcext:value-type="time">
            <text:p>00:23</text:p>
          </table:table-cell>
          <table:table-cell table:style-name="ce70" table:number-columns-repeated="2"/>
          <table:table-cell table:style-name="ce82" office:value-type="float" office:value="0.02155" calcext:value-type="float">
            <text:p>0,022</text:p>
          </table:table-cell>
          <table:table-cell table:style-name="ce93" office:value-type="float" office:value="14.75" calcext:value-type="float">
            <text:p>14,75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882353" calcext:value-type="float">
            <text:p>-0,09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3.85042" calcext:value-type="float">
            <text:p>-3,85</text:p>
          </table:table-cell>
          <table:table-cell table:style-name="ce93" office:value-type="float" office:value="8.47368" calcext:value-type="float">
            <text:p>8,47</text:p>
          </table:table-cell>
          <table:table-cell table:style-name="ce38" office:value-type="string" calcext:value-type="string">
            <text:p>Anomale Gruppe. Starke Amplitude, sieht aus wie SW Signal. Gruppe 39-43 sieht anders aus.</text:p>
          </table:table-cell>
          <table:table-cell table:style-name="ce38" office:value-type="string" calcext:value-type="string">
            <text:p>Clear. med wide fringes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23" calcext:value-type="date">
            <text:p>1925-09-23</text:p>
          </table:table-cell>
          <table:table-cell table:style-name="ce40" office:value-type="float" office:value="76" calcext:value-type="float">
            <text:p>76</text:p>
          </table:table-cell>
          <table:table-cell office:value-type="time" office:time-value="PT01H09M00S" calcext:value-type="time">
            <text:p>01:09</text:p>
          </table:table-cell>
          <table:table-cell office:value-type="time" office:time-value="PT01H22M00S" calcext:value-type="time">
            <text:p>01:22</text:p>
          </table:table-cell>
          <table:table-cell table:style-name="ce71" table:number-columns-repeated="2"/>
          <table:table-cell table:style-name="ce80" office:value-type="float" office:value="0.0202974" calcext:value-type="float">
            <text:p>0,020</text:p>
          </table:table-cell>
          <table:table-cell office:value-type="float" office:value="14.325" calcext:value-type="float">
            <text:p>14,33</text:p>
          </table:table-cell>
          <table:table-cell office:value-type="float" office:value="0.4" calcext:value-type="float">
            <text:p>0,4</text:p>
          </table:table-cell>
          <table:table-cell office:value-type="float" office:value="0.0882353" calcext:value-type="float">
            <text:p>0,09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2.40625" calcext:value-type="float">
            <text:p>-2,41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26" office:value-type="date" office:date-value="1925-09-23" calcext:value-type="date">
            <text:p>1925-09-23</text:p>
          </table:table-cell>
          <table:table-cell table:style-name="ce51" office:value-type="float" office:value="77" calcext:value-type="float">
            <text:p>77</text:p>
          </table:table-cell>
          <table:table-cell office:value-type="time" office:time-value="PT01H56M00S" calcext:value-type="time">
            <text:p>01:56</text:p>
          </table:table-cell>
          <table:table-cell office:value-type="time" office:time-value="PT02H09M00S" calcext:value-type="time">
            <text:p>02:09</text:p>
          </table:table-cell>
          <table:table-cell table:style-name="ce71" table:number-columns-repeated="2"/>
          <table:table-cell table:style-name="ce80" office:value-type="float" office:value="0.0239395" calcext:value-type="float">
            <text:p>0,024</text:p>
          </table:table-cell>
          <table:table-cell office:value-type="float" office:value="14.1375" calcext:value-type="float">
            <text:p>14,14</text:p>
          </table:table-cell>
          <table:table-cell office:value-type="float" office:value="0.4" calcext:value-type="float">
            <text:p>0,4</text:p>
          </table:table-cell>
          <table:table-cell office:value-type="float" office:value="-0.0511364" calcext:value-type="float">
            <text:p>-0,05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48" calcext:value-type="float">
            <text:p>0,48</text:p>
          </table:table-cell>
          <table:table-cell office:value-type="float" office:value="5.46667" calcext:value-type="float">
            <text:p>5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8" calcext:value-type="float">
            <text:p>78</text:p>
          </table:table-cell>
          <table:table-cell office:value-type="time" office:time-value="PT02H23M00S" calcext:value-type="time">
            <text:p>02:23</text:p>
          </table:table-cell>
          <table:table-cell office:value-type="time" office:time-value="PT02H36M00S" calcext:value-type="time">
            <text:p>02:36</text:p>
          </table:table-cell>
          <table:table-cell table:style-name="ce71" table:number-columns-repeated="2"/>
          <table:table-cell office:value-type="float" office:value="0.0159214" calcext:value-type="float">
            <text:p>0,016</text:p>
          </table:table-cell>
          <table:table-cell office:value-type="float" office:value="14.075" calcext:value-type="float">
            <text:p>14,08</text:p>
          </table:table-cell>
          <table:table-cell office:value-type="float" office:value="0.3" calcext:value-type="float">
            <text:p>0,3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725" calcext:value-type="float">
            <text:p>-1,97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 Wide fringes (8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9" calcext:value-type="float">
            <text:p>79</text:p>
          </table:table-cell>
          <table:table-cell office:value-type="time" office:time-value="PT03H09M00S" calcext:value-type="time">
            <text:p>03:09</text:p>
          </table:table-cell>
          <table:table-cell office:value-type="time" office:time-value="PT03H22M00S" calcext:value-type="time">
            <text:p>03:22</text:p>
          </table:table-cell>
          <table:table-cell table:style-name="ce71" table:number-columns-repeated="2"/>
          <table:table-cell office:value-type="float" office:value="0.012872" calcext:value-type="float">
            <text:p>0,013</text:p>
          </table:table-cell>
          <table:table-cell office:value-type="float" office:value="14" calcext:value-type="float">
            <text:p>14,00</text:p>
          </table:table-cell>
          <table:table-cell office:value-type="float" office:value="0.3" calcext:value-type="float">
            <text:p>0,3</text:p>
          </table:table-cell>
          <table:table-cell office:value-type="float" office:value="-0.0681818" calcext:value-type="float">
            <text:p>-0,0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635" calcext:value-type="float">
            <text:p>-2,64</text:p>
          </table:table-cell>
          <table:table-cell office:value-type="float" office:value="5.55" calcext:value-type="float">
            <text:p>5,55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0" calcext:value-type="float">
            <text:p>80</text:p>
          </table:table-cell>
          <table:table-cell office:value-type="time" office:time-value="PT04H04M00S" calcext:value-type="time">
            <text:p>04:04</text:p>
          </table:table-cell>
          <table:table-cell office:value-type="time" office:time-value="PT04H18M00S" calcext:value-type="time">
            <text:p>04:18</text:p>
          </table:table-cell>
          <table:table-cell table:style-name="ce71" table:number-columns-repeated="2"/>
          <table:table-cell office:value-type="float" office:value="0.0126996" calcext:value-type="float">
            <text:p>0,013</text:p>
          </table:table-cell>
          <table:table-cell office:value-type="float" office:value="13.85" calcext:value-type="float">
            <text:p>13,85</text:p>
          </table:table-cell>
          <table:table-cell office:value-type="float" office:value="0.3" calcext:value-type="float">
            <text:p>0,3</text:p>
          </table:table-cell>
          <table:table-cell office:value-type="float" office:value="0.0375" calcext:value-type="float">
            <text:p>0,0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45675" calcext:value-type="float">
            <text:p>-1,46</text:p>
          </table:table-cell>
          <table:table-cell office:value-type="float" office:value="5.52941" calcext:value-type="float">
            <text:p>5,53</text:p>
          </table:table-cell>
          <table:table-cell/>
          <table:table-cell office:value-type="string" calcext:value-type="string">
            <text:p>Clear. 6 fringes to fiel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1" calcext:value-type="float">
            <text:p>81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15M00S" calcext:value-type="time">
            <text:p>05:15</text:p>
          </table:table-cell>
          <table:table-cell table:style-name="ce71" table:number-columns-repeated="2"/>
          <table:table-cell office:value-type="float" office:value="0.0116487" calcext:value-type="float">
            <text:p>0,012</text:p>
          </table:table-cell>
          <table:table-cell office:value-type="float" office:value="13.7625" calcext:value-type="float">
            <text:p>13,76</text:p>
          </table:table-cell>
          <table:table-cell office:value-type="float" office:value="0.3" calcext:value-type="float">
            <text:p>0,3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57407" calcext:value-type="float">
            <text:p>-2,57</text:p>
          </table:table-cell>
          <table:table-cell office:value-type="float" office:value="6.77778" calcext:value-type="float">
            <text:p>6,78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2" calcext:value-type="float">
            <text:p>82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5H42M00S" calcext:value-type="time">
            <text:p>05:42</text:p>
          </table:table-cell>
          <table:table-cell table:style-name="ce71" table:number-columns-repeated="2"/>
          <table:table-cell office:value-type="float" office:value="0.0093043" calcext:value-type="float">
            <text:p>0,009</text:p>
          </table:table-cell>
          <table:table-cell office:value-type="float" office:value="13.675" calcext:value-type="float">
            <text:p>13,68</text:p>
          </table:table-cell>
          <table:table-cell office:value-type="float" office:value="0.3" calcext:value-type="float">
            <text:p>0,3</text:p>
          </table:table-cell>
          <table:table-cell office:value-type="float" office:value="-0.0535714" calcext:value-type="float">
            <text:p>-0,0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722222" calcext:value-type="float">
            <text:p>-0,7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Clear. Fringes very wide (8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3" calcext:value-type="float">
            <text:p>83</text:p>
          </table:table-cell>
          <table:table-cell office:value-type="time" office:time-value="PT05H52M00S" calcext:value-type="time">
            <text:p>05:52</text:p>
          </table:table-cell>
          <table:table-cell office:value-type="time" office:time-value="PT06H06M00S" calcext:value-type="time">
            <text:p>06:06</text:p>
          </table:table-cell>
          <table:table-cell table:style-name="ce71" table:number-columns-repeated="2"/>
          <table:table-cell office:value-type="float" office:value="0.0109436" calcext:value-type="float">
            <text:p>0,011</text:p>
          </table:table-cell>
          <table:table-cell office:value-type="float" office:value="13.6375" calcext:value-type="float">
            <text:p>13,64</text:p>
          </table:table-cell>
          <table:table-cell office:value-type="float" office:value="0.3" calcext:value-type="float">
            <text:p>0,3</text:p>
          </table:table-cell>
          <table:table-cell office:value-type="float" office:value="0.0170455" calcext:value-type="float">
            <text:p>0,02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0.149584" calcext:value-type="float">
            <text:p>-0,15</text:p>
          </table:table-cell>
          <table:table-cell office:value-type="float" office:value="6.10526" calcext:value-type="float">
            <text:p>6,11</text:p>
          </table:table-cell>
          <table:table-cell/>
          <table:table-cell office:value-type="string" calcext:value-type="string">
            <text:p>Clear. Sun rose during readings. Fringes wide (8 to field).</text:p>
          </table:table-cell>
          <table:table-cell table:number-columns-repeated="1005"/>
        </table:table-row>
        <table:table-row table:style-name="ro1">
          <table:table-cell table:style-name="ce18" office:value-type="date" office:date-value="1926-02-03" calcext:value-type="date">
            <text:p>1926-02-03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20H10M00S" calcext:value-type="time">
            <text:p>20:10</text:p>
          </table:table-cell>
          <table:table-cell table:style-name="ce63" office:value-type="time" office:time-value="PT05H10M00S" calcext:value-type="time">
            <text:p>05:10</text:p>
          </table:table-cell>
          <table:table-cell table:style-name="ce69"/>
          <table:table-cell table:style-name="ce69" office:value-type="string" calcext:value-type="string">
            <text:p>fw</text:p>
          </table:table-cell>
          <table:table-cell table:style-name="ce85" office:value-type="float" office:value="0.0210456" calcext:value-type="float">
            <text:p>0,021</text:p>
          </table:table-cell>
          <table:table-cell table:style-name="ce96" office:value-type="float" office:value="3.9" calcext:value-type="float">
            <text:p>3,90</text:p>
          </table:table-cell>
          <table:table-cell table:style-name="ce48" office:value-type="float" office:value="1" calcext:value-type="float">
            <text:p>1</text:p>
          </table:table-cell>
          <table:table-cell table:style-name="ce96" office:value-type="float" office:value="-0.125" calcext:value-type="float">
            <text:p>-0,13</text:p>
          </table:table-cell>
          <table:table-cell table:style-name="ce69"/>
          <table:table-cell table:style-name="ce48" office:value-type="float" office:value="3" calcext:value-type="float">
            <text:p>3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1.53" calcext:value-type="float">
            <text:p>1,53</text:p>
          </table:table-cell>
          <table:table-cell table:style-name="ce96" office:value-type="float" office:value="8.6" calcext:value-type="float">
            <text:p>8,60</text:p>
          </table:table-cell>
          <table:table-cell table:style-name="ce48" office:value-type="string" calcext:value-type="string">
            <text:p>Von Miller verworfen</text:p>
          </table:table-cell>
          <table:table-cell table:style-name="ce43" office:value-type="string" calcext:value-type="string">
            <text:p>Some fog. rising wind. fringes med. width, steady+straight. Bicycle lamps on center of (?). Cancel 'very poor' (?)</text:p>
          </table:table-cell>
          <table:table-cell/>
          <table:table-cell table:style-name="ce48" table:number-columns-repeated="1004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2" calcext:value-type="float">
            <text:p>2</text:p>
          </table:table-cell>
          <table:table-cell office:value-type="time" office:time-value="PT20H38M00S" calcext:value-type="time">
            <text:p>20:38</text:p>
          </table:table-cell>
          <table:table-cell office:value-type="time" office:time-value="PT05H38M00S" calcext:value-type="time">
            <text:p>05:38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6831" calcext:value-type="float">
            <text:p>0,017</text:p>
          </table:table-cell>
          <table:table-cell office:value-type="float" office:value="3.725" calcext:value-type="float">
            <text:p>3,73</text:p>
          </table:table-cell>
          <table:table-cell office:value-type="float" office:value="0.7" calcext:value-type="float">
            <text:p>0,7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5725" calcext:value-type="float">
            <text:p>-0,57</text:p>
          </table:table-cell>
          <table:table-cell office:value-type="float" office:value="5.95" calcext:value-type="float">
            <text:p>5,95</text:p>
          </table:table-cell>
          <table:table-cell table:style-name="ce46" office:value-type="string" calcext:value-type="string">
            <text:p>Signal scheint gestört, passt nicht zu Gruppe 21 und 47. TD ?</text:p>
          </table:table-cell>
          <table:table-cell office:value-type="string" calcext:value-type="string">
            <text:p>Mist. fringes steady, med. wide.</text:p>
          </table:table-cell>
          <table:table-cell table:number-columns-repeated="1005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3" calcext:value-type="float">
            <text:p>3</text:p>
          </table:table-cell>
          <table:table-cell office:value-type="time" office:time-value="PT21H04M00S" calcext:value-type="time">
            <text:p>21:04</text:p>
          </table:table-cell>
          <table:table-cell office:value-type="time" office:time-value="PT06H05M00S" calcext:value-type="time">
            <text:p>06:05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84383" calcext:value-type="float">
            <text:p>0,018</text:p>
          </table:table-cell>
          <table:table-cell office:value-type="float" office:value="3.6375" calcext:value-type="float">
            <text:p>3,64</text:p>
          </table:table-cell>
          <table:table-cell office:value-type="float" office:value="0.6" calcext:value-type="float">
            <text:p>0,6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69" calcext:value-type="float">
            <text:p>-0,69</text:p>
          </table:table-cell>
          <table:table-cell office:value-type="float" office:value="5.8" calcext:value-type="float">
            <text:p>5,80</text:p>
          </table:table-cell>
          <table:table-cell table:style-name="ce46" office:value-type="string" calcext:value-type="string">
            <text:p>Signal scheint gestört</text:p>
          </table:table-cell>
          <table:table-cell office:value-type="string" calcext:value-type="string">
            <text:p>Mist. sign has remained correct all evening, screws not touched since beginning (1). fringes med,steady. good fringes all evening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6-02-04" calcext:value-type="date">
            <text:p>1926-02-04</text:p>
          </table:table-cell>
          <table:table-cell table:style-name="ce36" office:value-type="float" office:value="4" calcext:value-type="float">
            <text:p>4</text:p>
          </table:table-cell>
          <table:table-cell table:style-name="ce61" office:value-type="time" office:time-value="PT14H23M00S" calcext:value-type="time">
            <text:p>14:23</text:p>
          </table:table-cell>
          <table:table-cell table:style-name="ce61" office:value-type="time" office:time-value="PT23H27M00S" calcext:value-type="time">
            <text:p>23:27</text:p>
          </table:table-cell>
          <table:table-cell table:style-name="ce67" table:number-columns-repeated="2"/>
          <table:table-cell table:style-name="ce82" office:value-type="float" office:value="0.0270779" calcext:value-type="float">
            <text:p>0,027</text:p>
          </table:table-cell>
          <table:table-cell table:style-name="ce93" office:value-type="float" office:value="14.08" calcext:value-type="float">
            <text:p>14,08</text:p>
          </table:table-cell>
          <table:table-cell table:style-name="ce36" office:value-type="float" office:value="2.14" calcext:value-type="float">
            <text:p>2,14</text:p>
          </table:table-cell>
          <table:table-cell table:style-name="ce93" office:value-type="float" office:value="0.133929" calcext:value-type="float">
            <text:p>0,1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91406" calcext:value-type="float">
            <text:p>1,91</text:p>
          </table:table-cell>
          <table:table-cell table:style-name="ce93" office:value-type="float" office:value="3.875" calcext:value-type="float">
            <text:p>3,88</text:p>
          </table:table-cell>
          <table:table-cell table:style-name="ce38"/>
          <table:table-cell table:style-name="ce38" office:value-type="string" calcext:value-type="string">
            <text:p>fairly clear. weak sun. fringes wide straigt steady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5" calcext:value-type="float">
            <text:p>5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23H52M00S" calcext:value-type="time">
            <text:p>23:52</text:p>
          </table:table-cell>
          <table:table-cell table:number-columns-repeated="2"/>
          <table:table-cell table:style-name="ce80" office:value-type="float" office:value="0.0218652" calcext:value-type="float">
            <text:p>0,022</text:p>
          </table:table-cell>
          <table:table-cell office:value-type="float" office:value="14.1612" calcext:value-type="float">
            <text:p>14,16</text:p>
          </table:table-cell>
          <table:table-cell table:style-name="ce37" office:value-type="float" office:value="2.7" calcext:value-type="float">
            <text:p>2,7</text:p>
          </table:table-cell>
          <table:table-cell office:value-type="float" office:value="-0.105357" calcext:value-type="float">
            <text:p>-0,1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.525" calcext:value-type="float">
            <text:p>3,53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fairly clear, sun shaded. fringes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6" calcext:value-type="float">
            <text:p>6</text:p>
          </table:table-cell>
          <table:table-cell office:value-type="time" office:time-value="PT15H17M00S" calcext:value-type="time">
            <text:p>15:17</text:p>
          </table:table-cell>
          <table:table-cell office:value-type="time" office:time-value="PT00H21M00S" calcext:value-type="time">
            <text:p>00: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93172" calcext:value-type="float">
            <text:p>0,019</text:p>
          </table:table-cell>
          <table:table-cell office:value-type="float" office:value="14.175" calcext:value-type="float">
            <text:p>14,18</text:p>
          </table:table-cell>
          <table:table-cell table:style-name="ce37" office:value-type="float" office:value="1.5" calcext:value-type="float">
            <text:p>1,5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.56" calcext:value-type="float">
            <text:p>1,56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slightly cloudy. fringes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7" calcext:value-type="float">
            <text:p>7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00H54M00S" calcext:value-type="time">
            <text:p>00:5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992" calcext:value-type="float">
            <text:p>0,015</text:p>
          </table:table-cell>
          <table:table-cell office:value-type="float" office:value="13.4375" calcext:value-type="float">
            <text:p>13,44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2133" calcext:value-type="float">
            <text:p>1,21</text:p>
          </table:table-cell>
          <table:table-cell office:value-type="float" office:value="3.15789" calcext:value-type="float">
            <text:p>3,16</text:p>
          </table:table-cell>
          <table:table-cell/>
          <table:table-cell office:value-type="string" calcext:value-type="string">
            <text:p>slightly cloudy. fringes wide + very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8" calcext:value-type="float">
            <text:p>8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01H34M00S" calcext:value-type="time">
            <text:p>01:34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04907" calcext:value-type="float">
            <text:p>0,010</text:p>
          </table:table-cell>
          <table:table-cell office:value-type="float" office:value="11.9375" calcext:value-type="float">
            <text:p>11,94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-0.345" calcext:value-type="float">
            <text:p>-0,3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.22715" calcext:value-type="float">
            <text:p>2,23</text:p>
          </table:table-cell>
          <table:table-cell office:value-type="float" office:value="2.89474" calcext:value-type="float">
            <text:p>2,89</text:p>
          </table:table-cell>
          <table:table-cell/>
          <table:table-cell office:value-type="string" calcext:value-type="string">
            <text:p>slightly cloudy. rising north wind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9" calcext:value-type="float">
            <text:p>9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02H02M00S" calcext:value-type="time">
            <text:p>02:02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8867" calcext:value-type="float">
            <text:p>0,012</text:p>
          </table:table-cell>
          <table:table-cell office:value-type="float" office:value="11.275" calcext:value-type="float">
            <text:p>11,28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416667" calcext:value-type="float">
            <text:p>-0,4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964" calcext:value-type="float">
            <text:p>-1,30</text:p>
          </table:table-cell>
          <table:table-cell office:value-type="float" office:value="3.05263" calcext:value-type="float">
            <text:p>3,05</text:p>
          </table:table-cell>
          <table:table-cell/>
          <table:table-cell office:value-type="string" calcext:value-type="string">
            <text:p>slightly cloudy. some(?) wind. fringes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0" calcext:value-type="float">
            <text:p>10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29M00S" calcext:value-type="time">
            <text:p>02:29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45981" calcext:value-type="float">
            <text:p>0,015</text:p>
          </table:table-cell>
          <table:table-cell office:value-type="float" office:value="10.3313" calcext:value-type="float">
            <text:p>10,33</text:p>
          </table:table-cell>
          <table:table-cell office:value-type="float" office:value="0.75" calcext:value-type="float">
            <text:p>0,75</text:p>
          </table:table-cell>
          <table:table-cell table:style-name="ce103" office:value-type="float" office:value="-0.601974" calcext:value-type="float">
            <text:p>-0,6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18006" calcext:value-type="float">
            <text:p>-0,52</text:p>
          </table:table-cell>
          <table:table-cell office:value-type="float" office:value="4.68421" calcext:value-type="float">
            <text:p>4,68</text:p>
          </table:table-cell>
          <table:table-cell/>
          <table:table-cell office:value-type="string" calcext:value-type="string">
            <text:p>sl. cloudy. some wind. fringes very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1" calcext:value-type="float">
            <text:p>11</text:p>
          </table:table-cell>
          <table:table-cell office:value-type="time" office:time-value="PT17H51M00S" calcext:value-type="time">
            <text:p>17:51</text:p>
          </table:table-cell>
          <table:table-cell office:value-type="time" office:time-value="PT02H55M00S" calcext:value-type="time">
            <text:p>02:55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20035" calcext:value-type="float">
            <text:p>0,020</text:p>
          </table:table-cell>
          <table:table-cell office:value-type="float" office:value="9.4125" calcext:value-type="float">
            <text:p>9,41</text:p>
          </table:table-cell>
          <table:table-cell office:value-type="float" office:value="0.85" calcext:value-type="float">
            <text:p>0,85</text:p>
          </table:table-cell>
          <table:table-cell table:style-name="ce103" office:value-type="float" office:value="-0.597222" calcext:value-type="float">
            <text:p>-0,6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.41358" calcext:value-type="float">
            <text:p>1,41</text:p>
          </table:table-cell>
          <table:table-cell office:value-type="float" office:value="8.94444" calcext:value-type="float">
            <text:p>8,94</text:p>
          </table:table-cell>
          <table:table-cell/>
          <table:table-cell office:value-type="string" calcext:value-type="string">
            <text:p>slightly cloudy. very windy. signs are certainly correct for sets 4-11 incl. fringes very wide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05" calcext:value-type="date">
            <text:p>1926-02-05</text:p>
          </table:table-cell>
          <table:table-cell table:style-name="ce42" office:value-type="float" office:value="12" calcext:value-type="float">
            <text:p>12</text:p>
          </table:table-cell>
          <table:table-cell table:style-name="ce61" office:value-type="time" office:time-value="PT11H48M00S" calcext:value-type="time">
            <text:p>11:48</text:p>
          </table:table-cell>
          <table:table-cell table:style-name="ce61" office:value-type="time" office:time-value="PT20H55M00S" calcext:value-type="time">
            <text:p>20:55</text:p>
          </table:table-cell>
          <table:table-cell table:style-name="ce67" table:number-columns-repeated="2"/>
          <table:table-cell table:style-name="ce82" office:value-type="float" office:value="0.0280944" calcext:value-type="float">
            <text:p>0,028</text:p>
          </table:table-cell>
          <table:table-cell table:style-name="ce93" office:value-type="float" office:value="14.3063" calcext:value-type="float">
            <text:p>14,31</text:p>
          </table:table-cell>
          <table:table-cell table:style-name="ce36" office:value-type="float" office:value="2.4" calcext:value-type="float">
            <text:p>2,4</text:p>
          </table:table-cell>
          <table:table-cell table:style-name="ce93" office:value-type="float" office:value="0.171196" calcext:value-type="float">
            <text:p>0,17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4.59568" calcext:value-type="float">
            <text:p>4,60</text:p>
          </table:table-cell>
          <table:table-cell table:style-name="ce93" office:value-type="float" office:value="9.05556" calcext:value-type="float">
            <text:p>9,06</text:p>
          </table:table-cell>
          <table:table-cell table:style-name="ce38" office:value-type="string" calcext:value-type="string">
            <text:p>ab hier Zelt aufgebaut</text:p>
          </table:table-cell>
          <table:table-cell table:style-name="ce38" office:value-type="string" calcext:value-type="string">
            <text:p>clear. fringes wide + steady. canvas put over house at 10:30 AM.</text:p>
          </table:table-cell>
          <table:table-cell table:style-name="ce38" table:number-columns-repeated="1005"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3" calcext:value-type="float">
            <text:p>13</text:p>
          </table:table-cell>
          <table:table-cell table:style-name="ce61" office:value-type="time" office:time-value="PT13H53M00S" calcext:value-type="time">
            <text:p>13:53</text:p>
          </table:table-cell>
          <table:table-cell table:style-name="ce61" office:value-type="time" office:time-value="PT23H01M00S" calcext:value-type="time">
            <text:p>23:01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29884" calcext:value-type="float">
            <text:p>0,013</text:p>
          </table:table-cell>
          <table:table-cell table:style-name="ce93" office:value-type="float" office:value="14.8188" calcext:value-type="float">
            <text:p>14,82</text:p>
          </table:table-cell>
          <table:table-cell table:style-name="ce36" office:value-type="float" office:value="1.4" calcext:value-type="float">
            <text:p>1,4</text:p>
          </table:table-cell>
          <table:table-cell table:style-name="ce93" office:value-type="float" office:value="0.128289" calcext:value-type="float">
            <text:p>0,1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2.12" calcext:value-type="float">
            <text:p>-2,12</text:p>
          </table:table-cell>
          <table:table-cell table:style-name="ce93" office:value-type="float" office:value="3.95" calcext:value-type="float">
            <text:p>3,95</text:p>
          </table:table-cell>
          <table:table-cell table:style-name="ce38"/>
          <table:table-cell table:style-name="ce38" office:value-type="string" calcext:value-type="string">
            <text:p>fleeing clouds. fringes very wide + steady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6-02-05" calcext:value-type="date">
            <text:p>1926-02-05</text:p>
          </table:table-cell>
          <table:table-cell table:style-name="ce37" office:value-type="float" office:value="14" calcext:value-type="float">
            <text:p>14</text:p>
          </table:table-cell>
          <table:table-cell office:value-type="time" office:time-value="PT14H43M00S" calcext:value-type="time">
            <text:p>14:43</text:p>
          </table:table-cell>
          <table:table-cell office:value-type="time" office:time-value="PT23H51M00S" calcext:value-type="time">
            <text:p>23: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2159" calcext:value-type="float">
            <text:p>0,011</text:p>
          </table:table-cell>
          <table:table-cell office:value-type="float" office:value="15.1312" calcext:value-type="float">
            <text:p>15,13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138587" calcext:value-type="float">
            <text:p>0,1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275" calcext:value-type="float">
            <text:p>0,93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fleeing clouds.</text:p>
          </table:table-cell>
          <table:table-cell table:number-columns-repeated="1005"/>
        </table:table-row>
        <table:table-row table:style-name="ro1">
          <table:table-cell table:style-name="ce28" office:value-type="date" office:date-value="1926-02-05" calcext:value-type="date">
            <text:p>1926-02-05</text:p>
          </table:table-cell>
          <table:table-cell table:style-name="ce53" office:value-type="float" office:value="15" calcext:value-type="float">
            <text:p>15</text:p>
          </table:table-cell>
          <table:table-cell table:style-name="ce61" office:value-type="time" office:time-value="PT15H07M00S" calcext:value-type="time">
            <text:p>15:07</text:p>
          </table:table-cell>
          <table:table-cell table:style-name="ce61" office:value-type="time" office:time-value="PT00H15M00S" calcext:value-type="time">
            <text:p>00:1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99563" calcext:value-type="float">
            <text:p>0,010</text:p>
          </table:table-cell>
          <table:table-cell table:style-name="ce93" office:value-type="float" office:value="15.25" calcext:value-type="float">
            <text:p>15,25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5" calcext:value-type="float">
            <text:p>-0,05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3825" calcext:value-type="float">
            <text:p>0,38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53" office:value-type="string" calcext:value-type="string">
            <text:p>fleeing clouds. (extra fast). Extra rapid rotation, 1-turn in 35 sec. (less than (?) fringes in field) extra wide, very steady.</text:p>
          </table:table-cell>
          <table:table-cell table:style-name="ce38" table:number-columns-repeated="1005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6" calcext:value-type="float">
            <text:p>16</text:p>
          </table:table-cell>
          <table:table-cell office:value-type="time" office:time-value="PT15H38M00S" calcext:value-type="time">
            <text:p>15:38</text:p>
          </table:table-cell>
          <table:table-cell office:value-type="time" office:time-value="PT00H46M00S" calcext:value-type="time">
            <text:p>00:4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8004" calcext:value-type="float">
            <text:p>0,015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4" calcext:value-type="float">
            <text:p>0,4</text:p>
          </table:table-cell>
          <table:table-cell office:value-type="float" office:value="-0.0520833" calcext:value-type="float">
            <text:p>-0,0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88643" calcext:value-type="float">
            <text:p>3,89</text:p>
          </table:table-cell>
          <table:table-cell office:value-type="float" office:value="5.05263" calcext:value-type="float">
            <text:p>5,05</text:p>
          </table:table-cell>
          <table:table-cell/>
          <table:table-cell table:style-name="ce54" office:value-type="string" calcext:value-type="string">
            <text:p>fleeing clouds. Extra slow rotation, 1 turn in 70 sec. (10 fringes to field) very steady, extra slow.</text:p>
          </table:table-cell>
          <table:table-cell table:number-columns-repeated="1005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7" calcext:value-type="float">
            <text:p>17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1H18M00S" calcext:value-type="time">
            <text:p>01:1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2059" calcext:value-type="float">
            <text:p>0,010</text:p>
          </table:table-cell>
          <table:table-cell office:value-type="float" office:value="14.425" calcext:value-type="float">
            <text:p>14,43</text:p>
          </table:table-cell>
          <table:table-cell office:value-type="float" office:value="0.2" calcext:value-type="float">
            <text:p>0,2</text:p>
          </table:table-cell>
          <table:table-cell office:value-type="float" office:value="-0.273649" calcext:value-type="float">
            <text:p>-0,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625" calcext:value-type="float">
            <text:p>1,76</text:p>
          </table:table-cell>
          <table:table-cell office:value-type="float" office:value="3.35" calcext:value-type="float">
            <text:p>3,35</text:p>
          </table:table-cell>
          <table:table-cell/>
          <table:table-cell table:style-name="ce54" office:value-type="string" calcext:value-type="string">
            <text:p>fleeing clouds. Reversed rotation. Reversed rotation!! fringes med wide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05" calcext:value-type="date">
            <text:p>1926-02-05</text:p>
          </table:table-cell>
          <table:table-cell table:style-name="ce38" office:value-type="float" office:value="18" calcext:value-type="float">
            <text:p>18</text:p>
          </table:table-cell>
          <table:table-cell table:style-name="ce61" office:value-type="time" office:time-value="PT16H57M00S" calcext:value-type="time">
            <text:p>16:57</text:p>
          </table:table-cell>
          <table:table-cell table:style-name="ce61" office:value-type="time" office:time-value="PT02H05M00S" calcext:value-type="time">
            <text:p>02:05</text:p>
          </table:table-cell>
          <table:table-cell table:style-name="ce67" office:value-type="string" calcext:value-type="string">
            <text:p>D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073436" calcext:value-type="float">
            <text:p>0,007</text:p>
          </table:table-cell>
          <table:table-cell table:style-name="ce93" office:value-type="float" office:value="13.8" calcext:value-type="float">
            <text:p>13,80</text:p>
          </table:table-cell>
          <table:table-cell table:style-name="ce38" office:value-type="float" office:value="0.45" calcext:value-type="float">
            <text:p>0,45</text:p>
          </table:table-cell>
          <table:table-cell table:style-name="ce93" office:value-type="float" office:value="-0.288462" calcext:value-type="float">
            <text:p>-0,2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260388" calcext:value-type="float">
            <text:p>0,26</text:p>
          </table:table-cell>
          <table:table-cell table:style-name="ce93" office:value-type="float" office:value="1.57895" calcext:value-type="float">
            <text:p>1,58</text:p>
          </table:table-cell>
          <table:table-cell table:style-name="ce38"/>
          <table:table-cell table:style-name="ce38" office:value-type="string" calcext:value-type="string">
            <text:p>fleeing clouds. ususal direction again, fringes wide +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19" calcext:value-type="float">
            <text:p>19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33M00S" calcext:value-type="time">
            <text:p>02: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0.007544" calcext:value-type="float">
            <text:p>0,008</text:p>
          </table:table-cell>
          <table:table-cell office:value-type="float" office:value="13.35" calcext:value-type="float">
            <text:p>13,35</text:p>
          </table:table-cell>
          <table:table-cell office:value-type="float" office:value="0.35" calcext:value-type="float">
            <text:p>0,35</text:p>
          </table:table-cell>
          <table:table-cell office:value-type="float" office:value="-0.198529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7" calcext:value-type="float">
            <text:p>-0,97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20" calcext:value-type="float">
            <text:p>20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1M00S" calcext:value-type="time">
            <text:p>03: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0.00912831" calcext:value-type="float">
            <text:p>0,009</text:p>
          </table:table-cell>
          <table:table-cell office:value-type="float" office:value="12.7812" calcext:value-type="float">
            <text:p>12,78</text:p>
          </table:table-cell>
          <table:table-cell office:value-type="float" office:value="0.6" calcext:value-type="float">
            <text:p>0,6</text:p>
          </table:table-cell>
          <table:table-cell office:value-type="float" office:value="-0.222656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4.15" calcext:value-type="float">
            <text:p>4,15</text:p>
          </table:table-cell>
          <table:table-cell/>
          <table:table-cell office:value-type="string" calcext:value-type="string">
            <text:p>fleeing clouds. med fringes very steady.</text:p>
          </table:table-cell>
          <table:table-cell table:number-columns-repeated="1005"/>
        </table:table-row>
        <table:table-row table:style-name="ro1">
          <table:table-cell table:style-name="ce10" office:value-type="date" office:date-value="1926-02-05" calcext:value-type="date">
            <text:p>1926-02-05</text:p>
          </table:table-cell>
          <table:table-cell table:style-name="ce35" office:value-type="float" office:value="21" calcext:value-type="float">
            <text:p>21</text:p>
          </table:table-cell>
          <table:table-cell table:style-name="ce61" office:value-type="time" office:time-value="PT19H32M00S" calcext:value-type="time">
            <text:p>19:32</text:p>
          </table:table-cell>
          <table:table-cell table:style-name="ce61" office:value-type="time" office:time-value="PT04H40M00S" calcext:value-type="time">
            <text:p>04:40</text:p>
          </table:table-cell>
          <table:table-cell table:style-name="ce67" table:number-columns-repeated="2"/>
          <table:table-cell table:style-name="ce78" office:value-type="float" office:value="0.0194987" calcext:value-type="float">
            <text:p>0,019</text:p>
          </table:table-cell>
          <table:table-cell table:style-name="ce93" office:value-type="float" office:value="11.0938" calcext:value-type="float">
            <text:p>11,0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35417" calcext:value-type="float">
            <text:p>-0,1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1.09259" calcext:value-type="float">
            <text:p>1,09</text:p>
          </table:table-cell>
          <table:table-cell table:style-name="ce93" office:value-type="float" office:value="6.22222" calcext:value-type="float">
            <text:p>6,22</text:p>
          </table:table-cell>
          <table:table-cell table:style-name="ce35" office:value-type="string" calcext:value-type="string">
            <text:p>Unruhige Gruppe. Starker Temperaturunterschiedabfall von 0.6 auf 0.</text:p>
          </table:table-cell>
          <table:table-cell table:style-name="ce38" office:value-type="string" calcext:value-type="string">
            <text:p>clear. fringes wide + moderately steady.</text:p>
          </table:table-cell>
          <table:table-cell table:style-name="ce38" table:number-columns-repeated="1005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2" calcext:value-type="float">
            <text:p>22</text:p>
          </table:table-cell>
          <table:table-cell office:value-type="time" office:time-value="PT20H06M00S" calcext:value-type="time">
            <text:p>20:06</text:p>
          </table:table-cell>
          <table:table-cell office:value-type="time" office:time-value="PT05H14M00S" calcext:value-type="time">
            <text:p>05:14</text:p>
          </table:table-cell>
          <table:table-cell table:number-columns-repeated="2"/>
          <table:table-cell table:style-name="ce86" office:value-type="float" office:value="0.0206871" calcext:value-type="float">
            <text:p>0,021</text:p>
          </table:table-cell>
          <table:table-cell office:value-type="float" office:value="10.7438" calcext:value-type="float">
            <text:p>10,74</text:p>
          </table:table-cell>
          <table:table-cell office:value-type="float" office:value="0.3" calcext:value-type="float">
            <text:p>0,3</text:p>
          </table:table-cell>
          <table:table-cell office:value-type="float" office:value="-0.121324" calcext:value-type="float">
            <text:p>-0,1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85319" calcext:value-type="float">
            <text:p>0,29</text:p>
          </table:table-cell>
          <table:table-cell office:value-type="float" office:value="6.84211" calcext:value-type="float">
            <text:p>6,84</text:p>
          </table:table-cell>
          <table:table-cell/>
          <table:table-cell office:value-type="string" calcext:value-type="string">
            <text:p>clear. fringes wide + pretty steady.</text:p>
          </table:table-cell>
          <table:table-cell table:number-columns-repeated="1005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3" calcext:value-type="float">
            <text:p>23</text:p>
          </table:table-cell>
          <table:table-cell office:value-type="time" office:time-value="PT20H42M00S" calcext:value-type="time">
            <text:p>20:42</text:p>
          </table:table-cell>
          <table:table-cell office:value-type="time" office:time-value="PT05H50M00S" calcext:value-type="time">
            <text:p>05:50</text:p>
          </table:table-cell>
          <table:table-cell table:number-columns-repeated="2"/>
          <table:table-cell table:style-name="ce80" office:value-type="float" office:value="0.0220819" calcext:value-type="float">
            <text:p>0,022</text:p>
          </table:table-cell>
          <table:table-cell office:value-type="float" office:value="10.3625" calcext:value-type="float">
            <text:p>10,36</text:p>
          </table:table-cell>
          <table:table-cell office:value-type="float" office:value="0.35" calcext:value-type="float">
            <text:p>0,35</text:p>
          </table:table-cell>
          <table:table-cell office:value-type="float" office:value="-0.0833333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6925" calcext:value-type="float">
            <text:p>-1,69</text:p>
          </table:table-cell>
          <table:table-cell office:value-type="float" office:value="7.35" calcext:value-type="float">
            <text:p>7,3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31" office:value-type="date" office:date-value="1926-02-05" calcext:value-type="date">
            <text:p>1926-02-05</text:p>
          </table:table-cell>
          <table:table-cell table:style-name="ce56" office:value-type="float" office:value="24" calcext:value-type="float">
            <text:p>24</text:p>
          </table:table-cell>
          <table:table-cell office:value-type="time" office:time-value="PT21H11M00S" calcext:value-type="time">
            <text:p>21:11</text:p>
          </table:table-cell>
          <table:table-cell office:value-type="time" office:time-value="PT06H19M00S" calcext:value-type="time">
            <text:p>06:19</text:p>
          </table:table-cell>
          <table:table-cell table:number-columns-repeated="2"/>
          <table:table-cell table:style-name="ce87" office:value-type="float" office:value="0.0237976" calcext:value-type="float">
            <text:p>0,024</text:p>
          </table:table-cell>
          <table:table-cell office:value-type="float" office:value="10.1937" calcext:value-type="float">
            <text:p>10,19</text:p>
          </table:table-cell>
          <table:table-cell office:value-type="float" office:value="0.2" calcext:value-type="float">
            <text:p>0,2</text:p>
          </table:table-cell>
          <table:table-cell office:value-type="float" office:value="-0.0296053" calcext:value-type="float">
            <text:p>-0,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412742" calcext:value-type="float">
            <text:p>-0,41</text:p>
          </table:table-cell>
          <table:table-cell office:value-type="float" office:value="5.68421" calcext:value-type="float">
            <text:p>5,68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5" calcext:value-type="float">
            <text:p>25</text:p>
          </table:table-cell>
          <table:table-cell office:value-type="time" office:time-value="PT21H41M00S" calcext:value-type="time">
            <text:p>21:41</text:p>
          </table:table-cell>
          <table:table-cell office:value-type="time" office:time-value="PT06H49M00S" calcext:value-type="time">
            <text:p>06:4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9659" calcext:value-type="float">
            <text:p>0,017</text:p>
          </table:table-cell>
          <table:table-cell office:value-type="float" office:value="9.9625" calcext:value-type="float">
            <text:p>9,96</text:p>
          </table:table-cell>
          <table:table-cell office:value-type="float" office:value="0.25" calcext:value-type="float">
            <text:p>0,2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08333" calcext:value-type="float">
            <text:p>-1,08</text:p>
          </table:table-cell>
          <table:table-cell office:value-type="float" office:value="5.72222" calcext:value-type="float">
            <text:p>5,72</text:p>
          </table:table-cell>
          <table:table-cell/>
          <table:table-cell office:value-type="string" calcext:value-type="string">
            <text:p>haze. Temp. dif. 1/20°. fringes wide (8 to field) + steady.</text:p>
          </table:table-cell>
          <table:table-cell table:number-columns-repeated="1005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6" calcext:value-type="float">
            <text:p>26</text:p>
          </table:table-cell>
          <table:table-cell office:value-type="time" office:time-value="PT22H17M00S" calcext:value-type="time">
            <text:p>22:17</text:p>
          </table:table-cell>
          <table:table-cell office:value-type="time" office:time-value="PT07H25M00S" calcext:value-type="time">
            <text:p>07:2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7096" calcext:value-type="float">
            <text:p>0,017</text:p>
          </table:table-cell>
          <table:table-cell office:value-type="float" office:value="9.80625" calcext:value-type="float">
            <text:p>9,81</text:p>
          </table:table-cell>
          <table:table-cell office:value-type="float" office:value="0.05" calcext:value-type="float">
            <text:p>0,05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76817" calcext:value-type="float">
            <text:p>-1,77</text:p>
          </table:table-cell>
          <table:table-cell office:value-type="float" office:value="4.82353" calcext:value-type="float">
            <text:p>4,82</text:p>
          </table:table-cell>
          <table:table-cell/>
          <table:table-cell office:value-type="string" calcext:value-type="string">
            <text:p>slight haze. Temp. dif. 1/20°. Mr. Hoge called at 10:30. fringes extra wide (5 in field) very steady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06" calcext:value-type="date">
            <text:p>1926-02-06</text:p>
          </table:table-cell>
          <table:table-cell table:style-name="ce42" office:value-type="float" office:value="27" calcext:value-type="float">
            <text:p>27</text:p>
          </table:table-cell>
          <table:table-cell table:style-name="ce61" office:value-type="time" office:time-value="PT09H58M00S" calcext:value-type="time">
            <text:p>09:58</text:p>
          </table:table-cell>
          <table:table-cell table:style-name="ce61" office:value-type="time" office:time-value="PT19H09M00S" calcext:value-type="time">
            <text:p>19:09</text:p>
          </table:table-cell>
          <table:table-cell table:style-name="ce67" table:number-columns-repeated="2"/>
          <table:table-cell table:style-name="ce82" office:value-type="float" office:value="0.0266543" calcext:value-type="float">
            <text:p>0,027</text:p>
          </table:table-cell>
          <table:table-cell table:style-name="ce93" office:value-type="float" office:value="11.8438" calcext:value-type="float">
            <text:p>11,84</text:p>
          </table:table-cell>
          <table:table-cell table:style-name="ce36" office:value-type="float" office:value="1.45" calcext:value-type="float">
            <text:p>1,45</text:p>
          </table:table-cell>
          <table:table-cell table:style-name="ce104" office:value-type="float" office:value="0.6525" calcext:value-type="float">
            <text:p>0,6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/>
          <table:table-cell table:style-name="ce93" office:value-type="float" office:value="-5.57407" calcext:value-type="float">
            <text:p>-5,57</text:p>
          </table:table-cell>
          <table:table-cell table:style-name="ce93" office:value-type="float" office:value="6.83333" calcext:value-type="float">
            <text:p>6,83</text:p>
          </table:table-cell>
          <table:table-cell table:style-name="ce38"/>
          <table:table-cell table:style-name="ce36" office:value-type="string" calcext:value-type="string">
            <text:p>clear. sun shining in door. fringes med wide + steady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28" calcext:value-type="float">
            <text:p>28</text:p>
          </table:table-cell>
          <table:table-cell office:value-type="time" office:time-value="PT10H52M00S" calcext:value-type="time">
            <text:p>10:52</text:p>
          </table:table-cell>
          <table:table-cell office:value-type="time" office:time-value="PT20H03M00S" calcext:value-type="time">
            <text:p>20:03</text:p>
          </table:table-cell>
          <table:table-cell table:number-columns-repeated="2"/>
          <table:table-cell table:style-name="ce80" office:value-type="float" office:value="0.0260077" calcext:value-type="float">
            <text:p>0,026</text:p>
          </table:table-cell>
          <table:table-cell office:value-type="float" office:value="13.45" calcext:value-type="float">
            <text:p>13,45</text:p>
          </table:table-cell>
          <table:table-cell table:style-name="ce37" office:value-type="float" office:value="1.6" calcext:value-type="float">
            <text:p>1,6</text:p>
          </table:table-cell>
          <table:table-cell table:style-name="ce103" office:value-type="float" office:value="0.617647" calcext:value-type="float">
            <text:p>0,62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925" calcext:value-type="float">
            <text:p>1,39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 fringes med + steady (covered cracks + put cloth over door)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29" calcext:value-type="float">
            <text:p>29</text:p>
          </table:table-cell>
          <table:table-cell office:value-type="time" office:time-value="PT11H22M00S" calcext:value-type="time">
            <text:p>11:22</text:p>
          </table:table-cell>
          <table:table-cell office:value-type="time" office:time-value="PT20H33M00S" calcext:value-type="time">
            <text:p>20:33</text:p>
          </table:table-cell>
          <table:table-cell table:number-columns-repeated="2"/>
          <table:table-cell table:style-name="ce80" office:value-type="float" office:value="0.0301054" calcext:value-type="float">
            <text:p>0,030</text:p>
          </table:table-cell>
          <table:table-cell office:value-type="float" office:value="14.3625" calcext:value-type="float">
            <text:p>14,36</text:p>
          </table:table-cell>
          <table:table-cell table:style-name="ce37" office:value-type="float" office:value="3.45" calcext:value-type="float">
            <text:p>3,45</text:p>
          </table:table-cell>
          <table:table-cell office:value-type="float" office:value="-0.166667" calcext:value-type="float">
            <text:p>-0,1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925" calcext:value-type="float">
            <text:p>0,29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clear. fringes wide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0" calcext:value-type="float">
            <text:p>3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21H07M00S" calcext:value-type="time">
            <text:p>21:07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37208" calcext:value-type="float">
            <text:p>0,024</text:p>
          </table:table-cell>
          <table:table-cell office:value-type="float" office:value="14.8438" calcext:value-type="float">
            <text:p>14,84</text:p>
          </table:table-cell>
          <table:table-cell table:style-name="ce37" office:value-type="float" office:value="1.65" calcext:value-type="float">
            <text:p>1,65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06648" calcext:value-type="float">
            <text:p>4,07</text:p>
          </table:table-cell>
          <table:table-cell office:value-type="float" office:value="4.73684" calcext:value-type="float">
            <text:p>4,74</text:p>
          </table:table-cell>
          <table:table-cell/>
          <table:table-cell office:value-type="string" calcext:value-type="string">
            <text:p>clear. corrugated paper on. corrugated paper put over glass, fringes wide + very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1" calcext:value-type="float">
            <text:p>31</text:p>
          </table:table-cell>
          <table:table-cell office:value-type="time" office:time-value="PT12H19M00S" calcext:value-type="time">
            <text:p>12:19</text:p>
          </table:table-cell>
          <table:table-cell office:value-type="time" office:time-value="PT21H30M00S" calcext:value-type="time">
            <text:p>21:30</text:p>
          </table:table-cell>
          <table:table-cell office:value-type="string" calcext:value-type="string">
            <text:p>p</text:p>
          </table:table-cell>
          <table:table-cell/>
          <table:table-cell table:style-name="ce88" office:value-type="float" office:value="0.0167106" calcext:value-type="float">
            <text:p>0,017</text:p>
          </table:table-cell>
          <table:table-cell office:value-type="float" office:value="15.1938" calcext:value-type="float">
            <text:p>15,19</text:p>
          </table:table-cell>
          <table:table-cell office:value-type="float" office:value="1.1" calcext:value-type="float">
            <text:p>1,1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27424" calcext:value-type="float">
            <text:p>2,27</text:p>
          </table:table-cell>
          <table:table-cell office:value-type="float" office:value="4.63158" calcext:value-type="float">
            <text:p>4,63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orrugated paper up. (corrugated paper up) fringes wide + very steady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06" calcext:value-type="date">
            <text:p>1926-02-06</text:p>
          </table:table-cell>
          <table:table-cell table:style-name="ce42" office:value-type="float" office:value="32" calcext:value-type="float">
            <text:p>32</text:p>
          </table:table-cell>
          <table:table-cell table:style-name="ce61" office:value-type="time" office:time-value="PT19H01M00S" calcext:value-type="time">
            <text:p>19:01</text:p>
          </table:table-cell>
          <table:table-cell table:style-name="ce61" office:value-type="time" office:time-value="PT04H13M00S" calcext:value-type="time">
            <text:p>04:13</text:p>
          </table:table-cell>
          <table:table-cell table:style-name="ce67" office:value-type="string" calcext:value-type="string">
            <text:p>p</text:p>
          </table:table-cell>
          <table:table-cell table:style-name="ce67"/>
          <table:table-cell table:style-name="ce82" office:value-type="float" office:value="0.0217105" calcext:value-type="float">
            <text:p>0,022</text:p>
          </table:table-cell>
          <table:table-cell table:style-name="ce93" office:value-type="float" office:value="11.175" calcext:value-type="float">
            <text:p>11,1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214286" calcext:value-type="float">
            <text:p>-0,2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0.325" calcext:value-type="float">
            <text:p>-0,33</text:p>
          </table:table-cell>
          <table:table-cell table:style-name="ce93" office:value-type="float" office:value="6.45" calcext:value-type="float">
            <text:p>6,45</text:p>
          </table:table-cell>
          <table:table-cell table:style-name="ce38"/>
          <table:table-cell table:style-name="ce38" office:value-type="string" calcext:value-type="string">
            <text:p>clear. corrugated paper up. fringes wide + unsteady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19H28M00S" calcext:value-type="time">
            <text:p>19:28</text:p>
          </table:table-cell>
          <table:table-cell office:value-type="time" office:time-value="PT04H40M00S" calcext:value-type="time">
            <text:p>04:40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334" calcext:value-type="float">
            <text:p>0,022</text:p>
          </table:table-cell>
          <table:table-cell office:value-type="float" office:value="10.7562" calcext:value-type="float">
            <text:p>10,76</text:p>
          </table:table-cell>
          <table:table-cell office:value-type="float" office:value="0.3" calcext:value-type="float">
            <text:p>0,3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0556" calcext:value-type="float">
            <text:p>1,81</text:p>
          </table:table-cell>
          <table:table-cell office:value-type="float" office:value="8.5" calcext:value-type="float">
            <text:p>8,50</text:p>
          </table:table-cell>
          <table:table-cell/>
          <table:table-cell office:value-type="string" calcext:value-type="string">
            <text:p>clear. corrugated paper up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0H22M00S" calcext:value-type="time">
            <text:p>20:22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9617" calcext:value-type="float">
            <text:p>0,023</text:p>
          </table:table-cell>
          <table:table-cell office:value-type="float" office:value="10.425" calcext:value-type="float">
            <text:p>10,43</text:p>
          </table:table-cell>
          <table:table-cell office:value-type="float" office:value="0.5" calcext:value-type="float">
            <text:p>0,5</text:p>
          </table:table-cell>
          <table:table-cell office:value-type="float" office:value="-0.203125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79297" calcext:value-type="float">
            <text:p>3,79</text:p>
          </table:table-cell>
          <table:table-cell office:value-type="float" office:value="6.4375" calcext:value-type="float">
            <text:p>6,44</text:p>
          </table:table-cell>
          <table:table-cell/>
          <table:table-cell office:value-type="string" calcext:value-type="string">
            <text:p>clear. corrugated paper up. Sinclair Smith + friend called. fringes very wide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5" calcext:value-type="float">
            <text:p>35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73019" calcext:value-type="float">
            <text:p>0,027</text:p>
          </table:table-cell>
          <table:table-cell office:value-type="float" office:value="10.0437" calcext:value-type="float">
            <text:p>10,04</text:p>
          </table:table-cell>
          <table:table-cell office:value-type="float" office:value="0.35" calcext:value-type="float">
            <text:p>0,35</text:p>
          </table:table-cell>
          <table:table-cell office:value-type="float" office:value="-0.0446429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4615" calcext:value-type="float">
            <text:p>1,85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clear. corrugated paper up. fringes wide + very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06H48M00S" calcext:value-type="time">
            <text:p>06:48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84928" calcext:value-type="float">
            <text:p>0,018</text:p>
          </table:table-cell>
          <table:table-cell office:value-type="float" office:value="9.84375" calcext:value-type="float">
            <text:p>9,84</text:p>
          </table:table-cell>
          <table:table-cell office:value-type="float" office:value="0.45" calcext:value-type="float">
            <text:p>0,45</text:p>
          </table:table-cell>
          <table:table-cell office:value-type="float" office:value="-0.0675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805" calcext:value-type="float">
            <text:p>1,81</text:p>
          </table:table-cell>
          <table:table-cell office:value-type="float" office:value="6.7" calcext:value-type="float">
            <text:p>6,7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orrugated paper up. fringes wide (6 to field)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07" calcext:value-type="date">
            <text:p>1926-02-07</text:p>
          </table:table-cell>
          <table:table-cell table:style-name="ce42" office:value-type="float" office:value="37" calcext:value-type="float">
            <text:p>37</text:p>
          </table:table-cell>
          <table:table-cell table:style-name="ce61" office:value-type="time" office:time-value="PT09H48M00S" calcext:value-type="time">
            <text:p>09:48</text:p>
          </table:table-cell>
          <table:table-cell table:style-name="ce61" office:value-type="time" office:time-value="PT19H03M00S" calcext:value-type="time">
            <text:p>19:03</text:p>
          </table:table-cell>
          <table:table-cell table:style-name="ce67" office:value-type="string" calcext:value-type="string">
            <text:p>p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5586" calcext:value-type="float">
            <text:p>0,016</text:p>
          </table:table-cell>
          <table:table-cell table:style-name="ce93" office:value-type="float" office:value="12.1" calcext:value-type="float">
            <text:p>12,10</text:p>
          </table:table-cell>
          <table:table-cell table:style-name="ce36" office:value-type="float" office:value="2.15" calcext:value-type="float">
            <text:p>2,15</text:p>
          </table:table-cell>
          <table:table-cell table:style-name="ce104" office:value-type="float" office:value="0.578125" calcext:value-type="float">
            <text:p>0,5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0.1" calcext:value-type="float">
            <text:p>0,10</text:p>
          </table:table-cell>
          <table:table-cell table:style-name="ce93" office:value-type="float" office:value="6" calcext:value-type="float">
            <text:p>6,00</text:p>
          </table:table-cell>
          <table:table-cell table:style-name="ce38"/>
          <table:table-cell table:style-name="ce38" office:value-type="string" calcext:value-type="string">
            <text:p>thin clouds. corrugated paper up. wide fringes + steady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07" calcext:value-type="date">
            <text:p>1926-02-07</text:p>
          </table:table-cell>
          <table:table-cell table:style-name="ce40" office:value-type="float" office:value="38" calcext:value-type="float">
            <text:p>38</text:p>
          </table:table-cell>
          <table:table-cell office:value-type="time" office:time-value="PT10H16M00S" calcext:value-type="time">
            <text:p>10:16</text:p>
          </table:table-cell>
          <table:table-cell office:value-type="time" office:time-value="PT19H31M00S" calcext:value-type="time">
            <text:p>19: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27742" calcext:value-type="float">
            <text:p>0,023</text:p>
          </table:table-cell>
          <table:table-cell office:value-type="float" office:value="12.9062" calcext:value-type="float">
            <text:p>12,91</text:p>
          </table:table-cell>
          <table:table-cell table:style-name="ce37" office:value-type="float" office:value="2.15" calcext:value-type="float">
            <text:p>2,15</text:p>
          </table:table-cell>
          <table:table-cell table:style-name="ce95" office:value-type="float" office:value="0.429688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31579" calcext:value-type="float">
            <text:p>-1,3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thind clouds. corrugated paper up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7" calcext:value-type="date">
            <text:p>1926-02-07</text:p>
          </table:table-cell>
          <table:table-cell table:style-name="ce40" office:value-type="float" office:value="39" calcext:value-type="float">
            <text:p>39</text:p>
          </table:table-cell>
          <table:table-cell office:value-type="time" office:time-value="PT10H57M00S" calcext:value-type="time">
            <text:p>10:57</text:p>
          </table:table-cell>
          <table:table-cell office:value-type="time" office:time-value="PT20H12M00S" calcext:value-type="time">
            <text:p>20: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47361" calcext:value-type="float">
            <text:p>0,025</text:p>
          </table:table-cell>
          <table:table-cell office:value-type="float" office:value="14.0875" calcext:value-type="float">
            <text:p>14,09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507353" calcext:value-type="float">
            <text:p>0,5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74074" calcext:value-type="float">
            <text:p>-1,74</text:p>
          </table:table-cell>
          <table:table-cell office:value-type="float" office:value="4.66667" calcext:value-type="float">
            <text:p>4,67</text:p>
          </table:table-cell>
          <table:table-cell/>
          <table:table-cell office:value-type="string" calcext:value-type="string">
            <text:p>thin clouds. corrugated paper up. fringes wide+steady (8 to field)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7" calcext:value-type="date">
            <text:p>1926-02-07</text:p>
          </table:table-cell>
          <table:table-cell table:style-name="ce40" office:value-type="float" office:value="40" calcext:value-type="float">
            <text:p>40</text:p>
          </table:table-cell>
          <table:table-cell office:value-type="time" office:time-value="PT11H39M00S" calcext:value-type="time">
            <text:p>11:39</text:p>
          </table:table-cell>
          <table:table-cell office:value-type="time" office:time-value="PT20H54M00S" calcext:value-type="time">
            <text:p>20:54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421418" calcext:value-type="float">
            <text:p>0,042</text:p>
          </table:table-cell>
          <table:table-cell office:value-type="float" office:value="14.9938" calcext:value-type="float">
            <text:p>14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1562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87963" calcext:value-type="float">
            <text:p>1,88</text:p>
          </table:table-cell>
          <table:table-cell office:value-type="float" office:value="6.16667" calcext:value-type="float">
            <text:p>6,17</text:p>
          </table:table-cell>
          <table:table-cell/>
          <table:table-cell office:value-type="string" calcext:value-type="string">
            <text:p>thin clouds. Took corrugated paper down. ((?)(?) 30-39 inclusive). fringes wide +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7" calcext:value-type="date">
            <text:p>1926-02-07</text:p>
          </table:table-cell>
          <table:table-cell table:style-name="ce40" office:value-type="float" office:value="41" calcext:value-type="float">
            <text:p>41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21H20M00S" calcext:value-type="time">
            <text:p>21:20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366603" calcext:value-type="float">
            <text:p>0,037</text:p>
          </table:table-cell>
          <table:table-cell office:value-type="float" office:value="15.325" calcext:value-type="float">
            <text:p>15,3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15" calcext:value-type="float">
            <text:p>0,3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22531" calcext:value-type="float">
            <text:p>3,23</text:p>
          </table:table-cell>
          <table:table-cell office:value-type="float" office:value="5.38889" calcext:value-type="float">
            <text:p>5,39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7" calcext:value-type="date">
            <text:p>1926-02-07</text:p>
          </table:table-cell>
          <table:table-cell table:style-name="ce40" office:value-type="float" office:value="42" calcext:value-type="float">
            <text:p>42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21H56M00S" calcext:value-type="time">
            <text:p>21:56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263385" calcext:value-type="float">
            <text:p>0,026</text:p>
          </table:table-cell>
          <table:table-cell office:value-type="float" office:value="15.8187" calcext:value-type="float">
            <text:p>15,82</text:p>
          </table:table-cell>
          <table:table-cell office:value-type="float" office:value="0.9" calcext:value-type="float">
            <text:p>0,9</text:p>
          </table:table-cell>
          <table:table-cell office:value-type="float" office:value="0.167763" calcext:value-type="float">
            <text:p>0,1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3795" calcext:value-type="float">
            <text:p>3,38</text:p>
          </table:table-cell>
          <table:table-cell office:value-type="float" office:value="4.94737" calcext:value-type="float">
            <text:p>4,95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07" calcext:value-type="date">
            <text:p>1926-02-07</text:p>
          </table:table-cell>
          <table:table-cell table:style-name="ce38" office:value-type="float" office:value="43" calcext:value-type="float">
            <text:p>43</text:p>
          </table:table-cell>
          <table:table-cell table:style-name="ce61" office:value-type="time" office:time-value="PT17H27M00S" calcext:value-type="time">
            <text:p>17:27</text:p>
          </table:table-cell>
          <table:table-cell table:style-name="ce61" office:value-type="time" office:time-value="PT02H43M00S" calcext:value-type="time">
            <text:p>02:43</text:p>
          </table:table-cell>
          <table:table-cell table:style-name="ce67" office:value-type="string" calcext:value-type="string">
            <text:p>D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0711728" calcext:value-type="float">
            <text:p>0,007</text:p>
          </table:table-cell>
          <table:table-cell table:style-name="ce93" office:value-type="float" office:value="13.925" calcext:value-type="float">
            <text:p>13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8" calcext:value-type="float">
            <text:p>-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4.065" calcext:value-type="float">
            <text:p>-4,07</text:p>
          </table:table-cell>
          <table:table-cell table:style-name="ce93" office:value-type="float" office:value="4.9" calcext:value-type="float">
            <text:p>4,90</text:p>
          </table:table-cell>
          <table:table-cell table:style-name="ce38"/>
          <table:table-cell table:style-name="ce38" office:value-type="string" calcext:value-type="string">
            <text:p>cloudy. Dr. Reynolds called at 4:30pm. fringes wide +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4" calcext:value-type="float">
            <text:p>44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9M00S" calcext:value-type="time">
            <text:p>03: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0.0089263" calcext:value-type="float">
            <text:p>0,009</text:p>
          </table:table-cell>
          <table:table-cell office:value-type="float" office:value="13.6" calcext:value-type="float">
            <text:p>13,60</text:p>
          </table:table-cell>
          <table:table-cell office:value-type="float" office:value="0.3" calcext:value-type="float">
            <text:p>0,3</text:p>
          </table:table-cell>
          <table:table-cell office:value-type="float" office:value="-0.201923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.3125" calcext:value-type="float">
            <text:p>-2,31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5" calcext:value-type="float">
            <text:p>45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03H36M00S" calcext:value-type="time">
            <text:p>03: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0.00916006" calcext:value-type="float">
            <text:p>0,009</text:p>
          </table:table-cell>
          <table:table-cell office:value-type="float" office:value="13.1812" calcext:value-type="float">
            <text:p>13,18</text:p>
          </table:table-cell>
          <table:table-cell office:value-type="float" office:value="0.2" calcext:value-type="float">
            <text:p>0,2</text:p>
          </table:table-cell>
          <table:table-cell office:value-type="float" office:value="-0.21875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175" calcext:value-type="float">
            <text:p>-0,72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oudy. fringes wide + extra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6" calcext:value-type="float">
            <text:p>46</text:p>
          </table:table-cell>
          <table:table-cell office:value-type="time" office:time-value="PT18H41M00S" calcext:value-type="time">
            <text:p>18:41</text:p>
          </table:table-cell>
          <table:table-cell office:value-type="time" office:time-value="PT03H57M00S" calcext:value-type="time">
            <text:p>03: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0.0104514" calcext:value-type="float">
            <text:p>0,010</text:p>
          </table:table-cell>
          <table:table-cell office:value-type="float" office:value="12.9" calcext:value-type="float">
            <text:p>12,90</text:p>
          </table:table-cell>
          <table:table-cell office:value-type="float" office:value="0.2" calcext:value-type="float">
            <text:p>0,2</text:p>
          </table:table-cell>
          <table:table-cell office:value-type="float" office:value="-0.204545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2.06925" calcext:value-type="float">
            <text:p>-2,07</text:p>
          </table:table-cell>
          <table:table-cell office:value-type="float" office:value="5.94737" calcext:value-type="float">
            <text:p>5,9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5"/>
        </table:table-row>
        <table:table-row table:style-name="ro1">
          <table:table-cell table:style-name="ce25" office:value-type="date" office:date-value="1926-02-07" calcext:value-type="date">
            <text:p>1926-02-07</text:p>
          </table:table-cell>
          <table:table-cell table:style-name="ce50" office:value-type="float" office:value="47" calcext:value-type="float">
            <text:p>47</text:p>
          </table:table-cell>
          <table:table-cell table:style-name="ce61" office:value-type="time" office:time-value="PT21H36M00S" calcext:value-type="time">
            <text:p>21:36</text:p>
          </table:table-cell>
          <table:table-cell table:style-name="ce61" office:value-type="time" office:time-value="PT06H52M00S" calcext:value-type="time">
            <text:p>06:52</text:p>
          </table:table-cell>
          <table:table-cell table:style-name="ce67" table:number-columns-repeated="2"/>
          <table:table-cell table:style-name="ce78" office:value-type="float" office:value="0.0173424" calcext:value-type="float">
            <text:p>0,017</text:p>
          </table:table-cell>
          <table:table-cell table:style-name="ce93" office:value-type="float" office:value="10.9438" calcext:value-type="float">
            <text:p>10,94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0.121324" calcext:value-type="float">
            <text:p>0,1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617284" calcext:value-type="float">
            <text:p>0,62</text:p>
          </table:table-cell>
          <table:table-cell table:style-name="ce93" office:value-type="float" office:value="3.11111" calcext:value-type="float">
            <text:p>3,11</text:p>
          </table:table-cell>
          <table:table-cell table:style-name="ce50" office:value-type="string" calcext:value-type="string">
            <text:p>Ausreißer</text:p>
          </table:table-cell>
          <table:table-cell table:style-name="ce38" office:value-type="string" calcext:value-type="string">
            <text:p>clear. Temps. difference 1/20°C. fringes wide (7 in field) very steady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6-02-07" calcext:value-type="date">
            <text:p>1926-02-07</text:p>
          </table:table-cell>
          <table:table-cell table:style-name="ce41" office:value-type="float" office:value="48" calcext:value-type="float">
            <text:p>48</text:p>
          </table:table-cell>
          <table:table-cell office:value-type="time" office:time-value="PT22H12M00S" calcext:value-type="time">
            <text:p>22:12</text:p>
          </table:table-cell>
          <table:table-cell office:value-type="time" office:time-value="PT07H28M00S" calcext:value-type="time">
            <text:p>07:28</text:p>
          </table:table-cell>
          <table:table-cell table:number-columns-repeated="2"/>
          <table:table-cell office:value-type="float" office:value="0.0150073" calcext:value-type="float">
            <text:p>0,015</text:p>
          </table:table-cell>
          <table:table-cell office:value-type="float" office:value="10.9375" calcext:value-type="float">
            <text:p>10,94</text:p>
          </table:table-cell>
          <table:table-cell office:value-type="float" office:value="0.1" calcext:value-type="float">
            <text:p>0,1</text:p>
          </table:table-cell>
          <table:table-cell office:value-type="float" office:value="0.0535714" calcext:value-type="float">
            <text:p>0,0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625" calcext:value-type="float">
            <text:p>-2,6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 fringes extra wide (5 or 6 in field) very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9" calcext:value-type="float">
            <text:p>49</text:p>
          </table:table-cell>
          <table:table-cell office:value-type="time" office:time-value="PT22H49M00S" calcext:value-type="time">
            <text:p>22:49</text:p>
          </table:table-cell>
          <table:table-cell office:value-type="time" office:time-value="PT08H05M00S" calcext:value-type="time">
            <text:p>08:05</text:p>
          </table:table-cell>
          <table:table-cell table:number-columns-repeated="2"/>
          <table:table-cell office:value-type="float" office:value="0.0135816" calcext:value-type="float">
            <text:p>0,014</text:p>
          </table:table-cell>
          <table:table-cell office:value-type="float" office:value="10.8688" calcext:value-type="float">
            <text:p>10,87</text:p>
          </table:table-cell>
          <table:table-cell office:value-type="float" office:value="0.1" calcext:value-type="float">
            <text:p>0,1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no temperature difference. fringes extra wide (5 to field)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50" calcext:value-type="float">
            <text:p>50</text:p>
          </table:table-cell>
          <table:table-cell office:value-type="time" office:time-value="PT23H30M00S" calcext:value-type="time">
            <text:p>23:30</text:p>
          </table:table-cell>
          <table:table-cell office:value-type="time" office:time-value="PT08H47M00S" calcext:value-type="time">
            <text:p>08:47</text:p>
          </table:table-cell>
          <table:table-cell table:number-columns-repeated="2"/>
          <table:table-cell office:value-type="float" office:value="0.0153448" calcext:value-type="float">
            <text:p>0,015</text:p>
          </table:table-cell>
          <table:table-cell office:value-type="float" office:value="10.795" calcext:value-type="float">
            <text:p>10,80</text:p>
          </table:table-cell>
          <table:table-cell office:value-type="float" office:value="0.18" calcext:value-type="float">
            <text:p>0,18</text:p>
          </table:table-cell>
          <table:table-cell office:value-type="float" office:value="0.000323276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" calcext:value-type="float">
            <text:p>-0,70</text:p>
          </table:table-cell>
          <table:table-cell office:value-type="float" office:value="5.9" calcext:value-type="float">
            <text:p>5,9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9H17M00S" calcext:value-type="time">
            <text:p>09:17</text:p>
          </table:table-cell>
          <table:table-cell table:number-columns-repeated="2"/>
          <table:table-cell office:value-type="float" office:value="0.0110517" calcext:value-type="float">
            <text:p>0,011</text:p>
          </table:table-cell>
          <table:table-cell office:value-type="float" office:value="10.7263" calcext:value-type="float">
            <text:p>10,73</text:p>
          </table:table-cell>
          <table:table-cell office:value-type="float" office:value="0.12" calcext:value-type="float">
            <text:p>0,12</text:p>
          </table:table-cell>
          <table:table-cell office:value-type="float" office:value="-0.00208333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0.742382" calcext:value-type="float">
            <text:p>-0,74</text:p>
          </table:table-cell>
          <table:table-cell office:value-type="float" office:value="5.21053" calcext:value-type="float">
            <text:p>5,21</text:p>
          </table:table-cell>
          <table:table-cell/>
          <table:table-cell office:value-type="string" calcext:value-type="string">
            <text:p>clear. extra (5) wide fringes very straight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2" calcext:value-type="float">
            <text:p>52</text:p>
          </table:table-cell>
          <table:table-cell office:value-type="time" office:time-value="PT00H31M00S" calcext:value-type="time">
            <text:p>00:31</text:p>
          </table:table-cell>
          <table:table-cell office:value-type="time" office:time-value="PT09H48M00S" calcext:value-type="time">
            <text:p>09:48</text:p>
          </table:table-cell>
          <table:table-cell table:number-columns-repeated="2"/>
          <table:table-cell office:value-type="float" office:value="0.0102773" calcext:value-type="float">
            <text:p>0,010</text:p>
          </table:table-cell>
          <table:table-cell office:value-type="float" office:value="10.6562" calcext:value-type="float">
            <text:p>10,66</text:p>
          </table:table-cell>
          <table:table-cell office:value-type="float" office:value="0.14" calcext:value-type="float">
            <text:p>0,1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.625" calcext:value-type="float">
            <text:p>-2,63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Fringes extra (5) wide + 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09" calcext:value-type="date">
            <text:p>1926-02-09</text:p>
          </table:table-cell>
          <table:table-cell table:style-name="ce38" office:value-type="float" office:value="53" calcext:value-type="float">
            <text:p>53</text:p>
          </table:table-cell>
          <table:table-cell table:style-name="ce61" office:value-type="time" office:time-value="PT04H48M00S" calcext:value-type="time">
            <text:p>04:48</text:p>
          </table:table-cell>
          <table:table-cell table:style-name="ce61" office:value-type="time" office:time-value="PT14H10M00S" calcext:value-type="time">
            <text:p>14:10</text:p>
          </table:table-cell>
          <table:table-cell table:style-name="ce67" table:number-columns-repeated="2"/>
          <table:table-cell table:style-name="ce78" office:value-type="float" office:value="0.0115387" calcext:value-type="float">
            <text:p>0,012</text:p>
          </table:table-cell>
          <table:table-cell table:style-name="ce93" office:value-type="float" office:value="9.31625" calcext:value-type="float">
            <text:p>9,32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31875" calcext:value-type="float">
            <text:p>0,0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2.94" calcext:value-type="float">
            <text:p>-2,94</text:p>
          </table:table-cell>
          <table:table-cell table:style-name="ce93" office:value-type="float" office:value="5.7" calcext:value-type="float">
            <text:p>5,7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4" calcext:value-type="float">
            <text:p>54</text:p>
          </table:table-cell>
          <table:table-cell office:value-type="time" office:time-value="PT05H17M00S" calcext:value-type="time">
            <text:p>05:17</text:p>
          </table:table-cell>
          <table:table-cell office:value-type="time" office:time-value="PT14H39M00S" calcext:value-type="time">
            <text:p>14:39</text:p>
          </table:table-cell>
          <table:table-cell table:number-columns-repeated="2"/>
          <table:table-cell office:value-type="float" office:value="0.00877761" calcext:value-type="float">
            <text:p>0,009</text:p>
          </table:table-cell>
          <table:table-cell office:value-type="float" office:value="9.42875" calcext:value-type="float">
            <text:p>9,43</text:p>
          </table:table-cell>
          <table:table-cell office:value-type="float" office:value="0.32" calcext:value-type="float">
            <text:p>0,32</text:p>
          </table:table-cell>
          <table:table-cell office:value-type="float" office:value="0.0641129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75" calcext:value-type="float">
            <text:p>0,77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ear. Fringes extra wide (5+)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5" calcext:value-type="float">
            <text:p>55</text:p>
          </table:table-cell>
          <table:table-cell office:value-type="time" office:time-value="PT06H01M00S" calcext:value-type="time">
            <text:p>06:01</text:p>
          </table:table-cell>
          <table:table-cell office:value-type="time" office:time-value="PT15H23M00S" calcext:value-type="time">
            <text:p>15:23</text:p>
          </table:table-cell>
          <table:table-cell table:number-columns-repeated="2"/>
          <table:table-cell office:value-type="float" office:value="0.00656202" calcext:value-type="float">
            <text:p>0,007</text:p>
          </table:table-cell>
          <table:table-cell office:value-type="float" office:value="9.52375" calcext:value-type="float">
            <text:p>9,52</text:p>
          </table:table-cell>
          <table:table-cell office:value-type="float" office:value="0.42" calcext:value-type="float">
            <text:p>0,42</text:p>
          </table:table-cell>
          <table:table-cell office:value-type="float" office:value="-0.0278226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30471" calcext:value-type="float">
            <text:p>1,30</text:p>
          </table:table-cell>
          <table:table-cell office:value-type="float" office:value="2.84211" calcext:value-type="float">
            <text:p>2,84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6" calcext:value-type="float">
            <text:p>56</text:p>
          </table:table-cell>
          <table:table-cell office:value-type="time" office:time-value="PT06H29M00S" calcext:value-type="time">
            <text:p>06:29</text:p>
          </table:table-cell>
          <table:table-cell office:value-type="time" office:time-value="PT15H51M00S" calcext:value-type="time">
            <text:p>15:51</text:p>
          </table:table-cell>
          <table:table-cell table:number-columns-repeated="2"/>
          <table:table-cell office:value-type="float" office:value="0.00493162" calcext:value-type="float">
            <text:p>0,005</text:p>
          </table:table-cell>
          <table:table-cell office:value-type="float" office:value="9.49625" calcext:value-type="float">
            <text:p>9,50</text:p>
          </table:table-cell>
          <table:table-cell office:value-type="float" office:value="0.4" calcext:value-type="float">
            <text:p>0,4</text:p>
          </table:table-cell>
          <table:table-cell office:value-type="float" office:value="-0.01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39889" calcext:value-type="float">
            <text:p>0,64</text:p>
          </table:table-cell>
          <table:table-cell office:value-type="float" office:value="1.36842" calcext:value-type="float">
            <text:p>1,37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7" calcext:value-type="float">
            <text:p>57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16H12M00S" calcext:value-type="time">
            <text:p>16:12</text:p>
          </table:table-cell>
          <table:table-cell table:number-columns-repeated="2"/>
          <table:table-cell office:value-type="float" office:value="0.00540347" calcext:value-type="float">
            <text:p>0,005</text:p>
          </table:table-cell>
          <table:table-cell office:value-type="float" office:value="9.5175" calcext:value-type="float">
            <text:p>9,52</text:p>
          </table:table-cell>
          <table:table-cell office:value-type="float" office:value="0.32" calcext:value-type="float">
            <text:p>0,32</text:p>
          </table:table-cell>
          <table:table-cell office:value-type="float" office:value="0.00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25" calcext:value-type="float">
            <text:p>0,43</text:p>
          </table:table-cell>
          <table:table-cell office:value-type="float" office:value="1.5" calcext:value-type="float">
            <text:p>1,50</text:p>
          </table:table-cell>
          <table:table-cell/>
          <table:table-cell office:value-type="string" calcext:value-type="string">
            <text:p>Clear. Sun rose clear during set. Fringes wide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8" calcext:value-type="float">
            <text:p>58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16H42M00S" calcext:value-type="time">
            <text:p>16:42</text:p>
          </table:table-cell>
          <table:table-cell table:number-columns-repeated="2"/>
          <table:table-cell office:value-type="float" office:value="0.00472121" calcext:value-type="float">
            <text:p>0,005</text:p>
          </table:table-cell>
          <table:table-cell office:value-type="float" office:value="9.69125" calcext:value-type="float">
            <text:p>9,69</text:p>
          </table:table-cell>
          <table:table-cell office:value-type="float" office:value="0.53" calcext:value-type="float">
            <text:p>0,53</text:p>
          </table:table-cell>
          <table:table-cell office:value-type="float" office:value="0.161719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875" calcext:value-type="float">
            <text:p>0,59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 Fringes wide (6) very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59" calcext:value-type="float">
            <text:p>59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7H12M00S" calcext:value-type="time">
            <text:p>17:12</text:p>
          </table:table-cell>
          <table:table-cell table:number-columns-repeated="2"/>
          <table:table-cell office:value-type="float" office:value="0.0100594" calcext:value-type="float">
            <text:p>0,010</text:p>
          </table:table-cell>
          <table:table-cell office:value-type="float" office:value="10.2587" calcext:value-type="float">
            <text:p>10,26</text:p>
          </table:table-cell>
          <table:table-cell table:style-name="ce37" office:value-type="float" office:value="1.39" calcext:value-type="float">
            <text:p>1,39</text:p>
          </table:table-cell>
          <table:table-cell office:value-type="float" office:value="0.480469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19136" calcext:value-type="float">
            <text:p>-1,19</text:p>
          </table:table-cell>
          <table:table-cell office:value-type="float" office:value="3.22222" calcext:value-type="float">
            <text:p>3,22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0" calcext:value-type="float">
            <text:p>60</text:p>
          </table:table-cell>
          <table:table-cell office:value-type="time" office:time-value="PT08H14M00S" calcext:value-type="time">
            <text:p>08:14</text:p>
          </table:table-cell>
          <table:table-cell office:value-type="time" office:time-value="PT17H36M00S" calcext:value-type="time">
            <text:p>17:36</text:p>
          </table:table-cell>
          <table:table-cell table:number-columns-repeated="2"/>
          <table:table-cell office:value-type="float" office:value="0.0154261" calcext:value-type="float">
            <text:p>0,015</text:p>
          </table:table-cell>
          <table:table-cell office:value-type="float" office:value="10.9838" calcext:value-type="float">
            <text:p>10,98</text:p>
          </table:table-cell>
          <table:table-cell table:style-name="ce37" office:value-type="float" office:value="1.85" calcext:value-type="float">
            <text:p>1,85</text:p>
          </table:table-cell>
          <table:table-cell office:value-type="float" office:value="0.425735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.12457" calcext:value-type="float">
            <text:p>-2,12</text:p>
          </table:table-cell>
          <table:table-cell office:value-type="float" office:value="4.47059" calcext:value-type="float">
            <text:p>4,47</text:p>
          </table:table-cell>
          <table:table-cell/>
          <table:table-cell table:style-name="ce37" office:value-type="string" calcext:value-type="string">
            <text:p>Clear. Sun light through cracks near door. (covered after set). Fringes extra wide (5)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1" calcext:value-type="float">
            <text:p>61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8H06M00S" calcext:value-type="time">
            <text:p>18:06</text:p>
          </table:table-cell>
          <table:table-cell table:number-columns-repeated="2"/>
          <table:table-cell office:value-type="float" office:value="0.0122648" calcext:value-type="float">
            <text:p>0,012</text:p>
          </table:table-cell>
          <table:table-cell office:value-type="float" office:value="11.8613" calcext:value-type="float">
            <text:p>11,86</text:p>
          </table:table-cell>
          <table:table-cell table:style-name="ce37" office:value-type="float" office:value="3.05" calcext:value-type="float">
            <text:p>3,05</text:p>
          </table:table-cell>
          <table:table-cell office:value-type="float" office:value="0.293382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625" calcext:value-type="float">
            <text:p>0,56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s wide (6) medium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2" calcext:value-type="float">
            <text:p>62</text:p>
          </table:table-cell>
          <table:table-cell office:value-type="time" office:time-value="PT09H09M00S" calcext:value-type="time">
            <text:p>09:09</text:p>
          </table:table-cell>
          <table:table-cell office:value-type="time" office:time-value="PT18H32M00S" calcext:value-type="time">
            <text:p>18:32</text:p>
          </table:table-cell>
          <table:table-cell table:number-columns-repeated="2"/>
          <table:table-cell office:value-type="float" office:value="0.0144743" calcext:value-type="float">
            <text:p>0,014</text:p>
          </table:table-cell>
          <table:table-cell office:value-type="float" office:value="12.5663" calcext:value-type="float">
            <text:p>12,57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55625" calcext:value-type="float">
            <text:p>0,5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04709" calcext:value-type="float">
            <text:p>0,30</text:p>
          </table:table-cell>
          <table:table-cell office:value-type="float" office:value="4.57895" calcext:value-type="float">
            <text:p>4,58</text:p>
          </table:table-cell>
          <table:table-cell/>
          <table:table-cell office:value-type="string" calcext:value-type="string">
            <text:p>Clear. Fringes (8 in field)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3" calcext:value-type="float">
            <text:p>63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8H55M00S" calcext:value-type="time">
            <text:p>18:55</text:p>
          </table:table-cell>
          <table:table-cell table:number-columns-repeated="2"/>
          <table:table-cell office:value-type="float" office:value="0.0164368" calcext:value-type="float">
            <text:p>0,016</text:p>
          </table:table-cell>
          <table:table-cell office:value-type="float" office:value="13.25" calcext:value-type="float">
            <text:p>13,25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477273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2222" calcext:value-type="float">
            <text:p>0,97</text:p>
          </table:table-cell>
          <table:table-cell office:value-type="float" office:value="2.5" calcext:value-type="float">
            <text:p>2,50</text:p>
          </table:table-cell>
          <table:table-cell/>
          <table:table-cell office:value-type="string" calcext:value-type="string">
            <text:p>Clear. Fringes wide + med steady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04H49M00S" calcext:value-type="time">
            <text:p>04:49</text:p>
          </table:table-cell>
          <table:table-cell table:style-name="ce67" table:number-columns-repeated="2"/>
          <table:table-cell table:style-name="ce82" office:value-type="float" office:value="0.0293868" calcext:value-type="float">
            <text:p>0,029</text:p>
          </table:table-cell>
          <table:table-cell table:style-name="ce93" office:value-type="float" office:value="12.1837" calcext:value-type="float">
            <text:p>12,18</text:p>
          </table:table-cell>
          <table:table-cell table:style-name="ce38" office:value-type="float" office:value="0.39" calcext:value-type="float">
            <text:p>0,39</text:p>
          </table:table-cell>
          <table:table-cell table:style-name="ce93" office:value-type="float" office:value="-0.2205" calcext:value-type="float">
            <text:p>-0,2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5" calcext:value-type="float">
            <text:p>0,50</text:p>
          </table:table-cell>
          <table:table-cell table:style-name="ce93" office:value-type="float" office:value="7.7" calcext:value-type="float">
            <text:p>7,70</text:p>
          </table:table-cell>
          <table:table-cell table:style-name="ce38"/>
          <table:table-cell table:style-name="ce38" office:value-type="string" calcext:value-type="string">
            <text:p>Clear. Fringes med. width. Poorest set of the series!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47M00S" calcext:value-type="time">
            <text:p>19:47</text:p>
          </table:table-cell>
          <table:table-cell office:value-type="time" office:time-value="PT05H11M00S" calcext:value-type="time">
            <text:p>05:11</text:p>
          </table:table-cell>
          <table:table-cell table:number-columns-repeated="2"/>
          <table:table-cell table:style-name="ce80" office:value-type="float" office:value="0.0252015" calcext:value-type="float">
            <text:p>0,025</text:p>
          </table:table-cell>
          <table:table-cell office:value-type="float" office:value="11.8562" calcext:value-type="float">
            <text:p>11,86</text:p>
          </table:table-cell>
          <table:table-cell office:value-type="float" office:value="0.3" calcext:value-type="float">
            <text:p>0,3</text:p>
          </table:table-cell>
          <table:table-cell office:value-type="float" office:value="-0.205357" calcext:value-type="float">
            <text:p>-0,21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84259" calcext:value-type="float">
            <text:p>-1,84</text:p>
          </table:table-cell>
          <table:table-cell office:value-type="float" office:value="5.83333" calcext:value-type="float">
            <text:p>5,8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2H35M00S" calcext:value-type="time">
            <text:p>22:35</text:p>
          </table:table-cell>
          <table:table-cell table:style-name="ce61" office:value-type="time" office:time-value="PT08H00M00S" calcext:value-type="time">
            <text:p>08:00</text:p>
          </table:table-cell>
          <table:table-cell table:style-name="ce67" table:number-columns-repeated="2"/>
          <table:table-cell table:style-name="ce82" office:value-type="float" office:value="0.0287299" calcext:value-type="float">
            <text:p>0,029</text:p>
          </table:table-cell>
          <table:table-cell table:style-name="ce93" office:value-type="float" office:value="9.655" calcext:value-type="float">
            <text:p>9,66</text:p>
          </table:table-cell>
          <table:table-cell table:style-name="ce38" office:value-type="float" office:value="0.37" calcext:value-type="float">
            <text:p>0,37</text:p>
          </table:table-cell>
          <table:table-cell table:style-name="ce93" office:value-type="float" office:value="-0.077027" calcext:value-type="float">
            <text:p>-0,08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24913" calcext:value-type="float">
            <text:p>-1,25</text:p>
          </table:table-cell>
          <table:table-cell table:style-name="ce93" office:value-type="float" office:value="8.47059" calcext:value-type="float">
            <text:p>8,47</text:p>
          </table:table-cell>
          <table:table-cell table:style-name="ce38"/>
          <table:table-cell table:style-name="ce38" office:value-type="string" calcext:value-type="string">
            <text:p>Clear. Fringes wide unsteady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3H03M00S" calcext:value-type="time">
            <text:p>23:03</text:p>
          </table:table-cell>
          <table:table-cell office:value-type="time" office:time-value="PT08H28M00S" calcext:value-type="time">
            <text:p>08:28</text:p>
          </table:table-cell>
          <table:table-cell table:number-columns-repeated="2"/>
          <table:table-cell table:style-name="ce80" office:value-type="float" office:value="0.0275293" calcext:value-type="float">
            <text:p>0,028</text:p>
          </table:table-cell>
          <table:table-cell office:value-type="float" office:value="9.38" calcext:value-type="float">
            <text:p>9,38</text:p>
          </table:table-cell>
          <table:table-cell office:value-type="float" office:value="0.26" calcext:value-type="float">
            <text:p>0,26</text:p>
          </table:table-cell>
          <table:table-cell office:value-type="float" office:value="-0.127941" calcext:value-type="float">
            <text:p>-0,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11111" calcext:value-type="float">
            <text:p>1,11</text:p>
          </table:table-cell>
          <table:table-cell office:value-type="float" office:value="5.06667" calcext:value-type="float">
            <text:p>5,07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3H38M00S" calcext:value-type="time">
            <text:p>23:38</text:p>
          </table:table-cell>
          <table:table-cell office:value-type="time" office:time-value="PT09H03M00S" calcext:value-type="time">
            <text:p>09:03</text:p>
          </table:table-cell>
          <table:table-cell table:number-columns-repeated="2"/>
          <table:table-cell table:style-name="ce80" office:value-type="float" office:value="0.0265714" calcext:value-type="float">
            <text:p>0,027</text:p>
          </table:table-cell>
          <table:table-cell office:value-type="float" office:value="9.1025" calcext:value-type="float">
            <text:p>9,10</text:p>
          </table:table-cell>
          <table:table-cell office:value-type="float" office:value="0.3" calcext:value-type="float">
            <text:p>0,3</text:p>
          </table:table-cell>
          <table:table-cell office:value-type="float" office:value="-0.0847826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19668" calcext:value-type="float">
            <text:p>-2,20</text:p>
          </table:table-cell>
          <table:table-cell office:value-type="float" office:value="9.15789" calcext:value-type="float">
            <text:p>9,16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69" calcext:value-type="float">
            <text:p>69</text:p>
          </table:table-cell>
          <table:table-cell table:style-name="ce61" office:value-type="time" office:time-value="PT07H00M00S" calcext:value-type="time">
            <text:p>07:00</text:p>
          </table:table-cell>
          <table:table-cell table:style-name="ce61" office:value-type="time" office:time-value="PT16H26M00S" calcext:value-type="time">
            <text:p>16:26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03057" calcext:value-type="float">
            <text:p>0,007</text:p>
          </table:table-cell>
          <table:table-cell table:style-name="ce93" office:value-type="float" office:value="8.39375" calcext:value-type="float">
            <text:p>8,3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85937" calcext:value-type="float">
            <text:p>0,0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4375" calcext:value-type="float">
            <text:p>0,44</text:p>
          </table:table-cell>
          <table:table-cell table:style-name="ce93" office:value-type="float" office:value="2.75" calcext:value-type="float">
            <text:p>2,75</text:p>
          </table:table-cell>
          <table:table-cell table:style-name="ce38"/>
          <table:table-cell table:style-name="ce38" office:value-type="string" calcext:value-type="string">
            <text:p>Cloudy. sun rose at 6:40 sky covered with clouds. Temps mild. Excellent conditions. Fringes wide (7)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0" calcext:value-type="float">
            <text:p>70</text:p>
          </table:table-cell>
          <table:table-cell office:value-type="time" office:time-value="PT07H24M00S" calcext:value-type="time">
            <text:p>07:24</text:p>
          </table:table-cell>
          <table:table-cell office:value-type="time" office:time-value="PT16H50M00S" calcext:value-type="time">
            <text:p>16:5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02451" calcext:value-type="float">
            <text:p>0,006</text:p>
          </table:table-cell>
          <table:table-cell office:value-type="float" office:value="8.4725" calcext:value-type="float">
            <text:p>8,47</text:p>
          </table:table-cell>
          <table:table-cell office:value-type="float" office:value="0.32" calcext:value-type="float">
            <text:p>0,32</text:p>
          </table:table-cell>
          <table:table-cell office:value-type="float" office:value="0.057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05" calcext:value-type="float">
            <text:p>1,01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string" calcext:value-type="string">
            <text:p>Cloudy. 8 fringes to field, very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1" calcext:value-type="float">
            <text:p>71</text:p>
          </table:table-cell>
          <table:table-cell office:value-type="time" office:time-value="PT07H51M00S" calcext:value-type="time">
            <text:p>07:51</text:p>
          </table:table-cell>
          <table:table-cell office:value-type="time" office:time-value="PT17H07M00S" calcext:value-type="time">
            <text:p>17:0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37145" calcext:value-type="float">
            <text:p>0,006</text:p>
          </table:table-cell>
          <table:table-cell office:value-type="float" office:value="8.7" calcext:value-type="float">
            <text:p>8,70</text:p>
          </table:table-cell>
          <table:table-cell office:value-type="float" office:value="0.45" calcext:value-type="float">
            <text:p>0,45</text:p>
          </table:table-cell>
          <table:table-cell office:value-type="float" office:value="0.270833" calcext:value-type="float">
            <text:p>0,2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2941" calcext:value-type="float">
            <text:p>0,35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Cloudy. fringes wide (6) very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2" calcext:value-type="float">
            <text:p>72</text:p>
          </table:table-cell>
          <table:table-cell office:value-type="time" office:time-value="PT08H19M00S" calcext:value-type="time">
            <text:p>08:19</text:p>
          </table:table-cell>
          <table:table-cell office:value-type="time" office:time-value="PT17H45M00S" calcext:value-type="time">
            <text:p>17:4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834" calcext:value-type="float">
            <text:p>0,008</text:p>
          </table:table-cell>
          <table:table-cell office:value-type="float" office:value="9.185" calcext:value-type="float">
            <text:p>9,19</text:p>
          </table:table-cell>
          <table:table-cell office:value-type="float" office:value="0.64" calcext:value-type="float">
            <text:p>0,64</text:p>
          </table:table-cell>
          <table:table-cell office:value-type="float" office:value="0.228571" calcext:value-type="float">
            <text:p>0,23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95" calcext:value-type="float">
            <text:p>0,1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Cloudy. widest fringes ever used. fringes extra wide (4+) very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3" calcext:value-type="float">
            <text:p>73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8H16M00S" calcext:value-type="time">
            <text:p>18: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30544" calcext:value-type="float">
            <text:p>0,007</text:p>
          </table:table-cell>
          <table:table-cell office:value-type="float" office:value="9.5375" calcext:value-type="float">
            <text:p>9,54</text:p>
          </table:table-cell>
          <table:table-cell office:value-type="float" office:value="0.7" calcext:value-type="float">
            <text:p>0,7</text:p>
          </table:table-cell>
          <table:table-cell office:value-type="float" office:value="0.15789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875" calcext:value-type="float">
            <text:p>0,89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 Fringes extra wide (5) very 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18H51M00S" calcext:value-type="time">
            <text:p>18:51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0828349" calcext:value-type="float">
            <text:p>0,008</text:p>
          </table:table-cell>
          <table:table-cell table:style-name="ce93" office:value-type="float" office:value="10.0563" calcext:value-type="float">
            <text:p>10,06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78125" calcext:value-type="float">
            <text:p>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2" calcext:value-type="float">
            <text:p>2</text:p>
          </table:table-cell>
          <table:table-cell table:style-name="ce67"/>
          <table:table-cell table:style-name="ce93" office:value-type="float" office:value="-0.1" calcext:value-type="float">
            <text:p>-0,10</text:p>
          </table:table-cell>
          <table:table-cell table:style-name="ce93" office:value-type="float" office:value="2.1" calcext:value-type="float">
            <text:p>2,10</text:p>
          </table:table-cell>
          <table:table-cell table:style-name="ce38"/>
          <table:table-cell table:style-name="ce38" office:value-type="string" calcext:value-type="string">
            <text:p>Cloudy. Recording stand moved to South-West corner. (continued here till end of series). Fringes wide and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5" calcext:value-type="float">
            <text:p>75</text:p>
          </table:table-cell>
          <table:table-cell office:value-type="time" office:time-value="PT10H01M00S" calcext:value-type="time">
            <text:p>10:01</text:p>
          </table:table-cell>
          <table:table-cell office:value-type="time" office:time-value="PT19H28M00S" calcext:value-type="time">
            <text:p>19: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0970086" calcext:value-type="float">
            <text:p>0,010</text:p>
          </table:table-cell>
          <table:table-cell office:value-type="float" office:value="10.4375" calcext:value-type="float">
            <text:p>10,44</text:p>
          </table:table-cell>
          <table:table-cell office:value-type="float" office:value="0.8" calcext:value-type="float">
            <text:p>0,8</text:p>
          </table:table-cell>
          <table:table-cell office:value-type="float" office:value="0.145833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0</text:p>
          </table:table-cell>
          <table:table-cell/>
          <table:table-cell office:value-type="string" calcext:value-type="string">
            <text:p>Cloudy. desk in SW corner. wide (6) fringes very steady.</text:p>
          </table:table-cell>
          <table:table-cell table:number-columns-repeated="1005"/>
        </table:table-row>
        <table:table-row table:style-name="ro1">
          <table:table-cell table:style-name="ce19" office:value-type="date" office:date-value="1926-02-10" calcext:value-type="date">
            <text:p>1926-02-10</text:p>
          </table:table-cell>
          <table:table-cell table:style-name="ce44" office:value-type="float" office:value="76" calcext:value-type="float">
            <text:p>76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9H55M00S" calcext:value-type="time">
            <text:p>19: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09519" calcext:value-type="float">
            <text:p>0,011</text:p>
          </table:table-cell>
          <table:table-cell office:value-type="float" office:value="10.8438" calcext:value-type="float">
            <text:p>1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433594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5" calcext:value-type="float">
            <text:p>-0,95</text:p>
          </table:table-cell>
          <table:table-cell office:value-type="float" office:value="2.5" calcext:value-type="float">
            <text:p>2,50</text:p>
          </table:table-cell>
          <table:table-cell table:style-name="ce44" office:value-type="string" calcext:value-type="string">
            <text:p>Ausreißer</text:p>
          </table:table-cell>
          <table:table-cell office:value-type="string" calcext:value-type="string">
            <text:p>Cloudy. desk in SW. wide fringes steady.</text:p>
          </table:table-cell>
          <table:table-cell table:number-columns-repeated="1005"/>
        </table:table-row>
        <table:table-row table:style-name="ro1">
          <table:table-cell table:style-name="ce32" office:value-type="date" office:date-value="1926-02-10" calcext:value-type="date">
            <text:p>1926-02-10</text:p>
          </table:table-cell>
          <table:table-cell table:style-name="ce57" office:value-type="float" office:value="77" calcext:value-type="float">
            <text:p>77</text:p>
          </table:table-cell>
          <table:table-cell table:style-name="ce64" office:value-type="time" office:time-value="PT12H56M00S" calcext:value-type="time">
            <text:p>12:56</text:p>
          </table:table-cell>
          <table:table-cell table:style-name="ce64" office:value-type="time" office:time-value="PT22H23M00S" calcext:value-type="time">
            <text:p>22:23</text:p>
          </table:table-cell>
          <table:table-cell table:style-name="ce72" office:value-type="string" calcext:value-type="string">
            <text:p>s</text:p>
          </table:table-cell>
          <table:table-cell table:style-name="ce72" office:value-type="string" calcext:value-type="string">
            <text:p>c</text:p>
          </table:table-cell>
          <table:table-cell table:style-name="ce89" office:value-type="float" office:value="0.0126798" calcext:value-type="float">
            <text:p>0,013</text:p>
          </table:table-cell>
          <table:table-cell table:style-name="ce97" office:value-type="float" office:value="13.1188" calcext:value-type="float">
            <text:p>13,12</text:p>
          </table:table-cell>
          <table:table-cell table:style-name="ce57" office:value-type="float" office:value="1" calcext:value-type="float">
            <text:p>1</text:p>
          </table:table-cell>
          <table:table-cell table:style-name="ce97" office:value-type="float" office:value="0.264205" calcext:value-type="float">
            <text:p>0,26</text:p>
          </table:table-cell>
          <table:table-cell table:style-name="ce72" office:value-type="string" calcext:value-type="string">
            <text:p>+</text:p>
          </table:table-cell>
          <table:table-cell table:style-name="ce57" office:value-type="float" office:value="3" calcext:value-type="float">
            <text:p>3</text:p>
          </table:table-cell>
          <table:table-cell table:style-name="ce72"/>
          <table:table-cell table:style-name="ce97" office:value-type="float" office:value="-3.145" calcext:value-type="float">
            <text:p>-3,15</text:p>
          </table:table-cell>
          <table:table-cell table:style-name="ce97" office:value-type="float" office:value="4.05" calcext:value-type="float">
            <text:p>4,05</text:p>
          </table:table-cell>
          <table:table-cell table:style-name="ce57"/>
          <table:table-cell table:style-name="ce57" office:value-type="string" calcext:value-type="string">
            <text:p>Cloudy. desk in SW. fringes med wide, very steady.</text:p>
          </table:table-cell>
          <table:table-cell table:style-name="ce57"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8" calcext:value-type="float">
            <text:p>78</text:p>
          </table:table-cell>
          <table:table-cell office:value-type="time" office:time-value="PT13H21M00S" calcext:value-type="time">
            <text:p>13:21</text:p>
          </table:table-cell>
          <table:table-cell office:value-type="time" office:time-value="PT22H48M00S" calcext:value-type="time">
            <text:p>22: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33686" calcext:value-type="float">
            <text:p>0,013</text:p>
          </table:table-cell>
          <table:table-cell office:value-type="float" office:value="13.5125" calcext:value-type="float">
            <text:p>13,51</text:p>
          </table:table-cell>
          <table:table-cell office:value-type="float" office:value="1" calcext:value-type="float">
            <text:p>1</text:p>
          </table:table-cell>
          <table:table-cell office:value-type="float" office:value="0.26087" calcext:value-type="float">
            <text:p>0,2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79" calcext:value-type="float">
            <text:p>-1,79</text:p>
          </table:table-cell>
          <table:table-cell office:value-type="float" office:value="2.4" calcext:value-type="float">
            <text:p>2,40</text:p>
          </table:table-cell>
          <table:table-cell/>
          <table:table-cell office:value-type="string" calcext:value-type="string">
            <text:p>Cloudy. desk in SW. med fringes(8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9" calcext:value-type="float">
            <text:p>79</text:p>
          </table:table-cell>
          <table:table-cell office:value-type="time" office:time-value="PT13H42M00S" calcext:value-type="time">
            <text:p>13:42</text:p>
          </table:table-cell>
          <table:table-cell office:value-type="time" office:time-value="PT23H09M00S" calcext:value-type="time">
            <text:p>23: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18259" calcext:value-type="float">
            <text:p>0,012</text:p>
          </table:table-cell>
          <table:table-cell office:value-type="float" office:value="13.7188" calcext:value-type="float">
            <text:p>13,72</text:p>
          </table:table-cell>
          <table:table-cell office:value-type="float" office:value="0.85" calcext:value-type="float">
            <text:p>0,85</text:p>
          </table:table-cell>
          <table:table-cell office:value-type="float" office:value="0.00892857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2.45" calcext:value-type="float">
            <text:p>2,45</text:p>
          </table:table-cell>
          <table:table-cell/>
          <table:table-cell office:value-type="string" calcext:value-type="string">
            <text:p>Cloudy. desk in SW. Fringes wide + very steady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11" calcext:value-type="date">
            <text:p>1926-02-11</text:p>
          </table:table-cell>
          <table:table-cell table:style-name="ce42" office:value-type="float" office:value="80" calcext:value-type="float">
            <text:p>80</text:p>
          </table:table-cell>
          <table:table-cell table:style-name="ce61" office:value-type="time" office:time-value="PT00H42M00S" calcext:value-type="time">
            <text:p>00:42</text:p>
          </table:table-cell>
          <table:table-cell table:style-name="ce61" office:value-type="time" office:time-value="PT10H11M00S" calcext:value-type="time">
            <text:p>10:11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w</text:p>
          </table:table-cell>
          <table:table-cell table:style-name="ce82" office:value-type="float" office:value="0.0249193" calcext:value-type="float">
            <text:p>0,025</text:p>
          </table:table-cell>
          <table:table-cell table:style-name="ce93" office:value-type="float" office:value="6.3875" calcext:value-type="float">
            <text:p>6,3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60714" calcext:value-type="float">
            <text:p>-0,1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65374" calcext:value-type="float">
            <text:p>-1,65</text:p>
          </table:table-cell>
          <table:table-cell table:style-name="ce93" office:value-type="float" office:value="5.94737" calcext:value-type="float">
            <text:p>5,95</text:p>
          </table:table-cell>
          <table:table-cell table:style-name="ce38" office:value-type="string" calcext:value-type="string">
            <text:p>Ganze Gruppe mit mittlerem Nordwind und böeig</text:p>
          </table:table-cell>
          <table:table-cell table:style-name="ce38" office:value-type="string" calcext:value-type="string">
            <text:p>Clear. Mod. north wind. gusty. Fringes wide (6) + med steady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1" calcext:value-type="float">
            <text:p>81</text:p>
          </table:table-cell>
          <table:table-cell office:value-type="time" office:time-value="PT01H08M00S" calcext:value-type="time">
            <text:p>01:08</text:p>
          </table:table-cell>
          <table:table-cell office:value-type="time" office:time-value="PT10H37M00S" calcext:value-type="time">
            <text:p>10:3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20355" calcext:value-type="float">
            <text:p>0,022</text:p>
          </table:table-cell>
          <table:table-cell office:value-type="float" office:value="6.2875" calcext:value-type="float">
            <text:p>6,29</text:p>
          </table:table-cell>
          <table:table-cell office:value-type="float" office:value="0.6" calcext:value-type="float">
            <text:p>0,6</text:p>
          </table:table-cell>
          <table:table-cell office:value-type="float" office:value="0.0144231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fringes very wide(5) med steady.</text:p>
          </table:table-cell>
          <table:table-cell table:number-columns-repeated="1005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2" calcext:value-type="float">
            <text:p>82</text:p>
          </table:table-cell>
          <table:table-cell office:value-type="time" office:time-value="PT01H36M00S" calcext:value-type="time">
            <text:p>01:36</text:p>
          </table:table-cell>
          <table:table-cell office:value-type="time" office:time-value="PT11H05M00S" calcext:value-type="time">
            <text:p>11: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19434" calcext:value-type="float">
            <text:p>0,022</text:p>
          </table:table-cell>
          <table:table-cell office:value-type="float" office:value="6.2" calcext:value-type="float">
            <text:p>6,20</text:p>
          </table:table-cell>
          <table:table-cell office:value-type="float" office:value="0.6" calcext:value-type="float">
            <text:p>0,6</text:p>
          </table:table-cell>
          <table:table-cell office:value-type="float" office:value="-0.111111" calcext:value-type="float">
            <text:p>-0,1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425" calcext:value-type="float">
            <text:p>-0,43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Phasenverschoben</text:p>
          </table:table-cell>
          <table:table-cell office:value-type="string" calcext:value-type="string">
            <text:p>Clear. (9 fr) steady.</text:p>
          </table:table-cell>
          <table:table-cell table:number-columns-repeated="1005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3" calcext:value-type="float">
            <text:p>83</text:p>
          </table:table-cell>
          <table:table-cell office:value-type="time" office:time-value="PT02H07M00S" calcext:value-type="time">
            <text:p>02:07</text:p>
          </table:table-cell>
          <table:table-cell office:value-type="time" office:time-value="PT11H36M00S" calcext:value-type="time">
            <text:p>11: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04803" calcext:value-type="float">
            <text:p>0,020</text:p>
          </table:table-cell>
          <table:table-cell office:value-type="float" office:value="6.0375" calcext:value-type="float">
            <text:p>6,04</text:p>
          </table:table-cell>
          <table:table-cell office:value-type="float" office:value="0.7" calcext:value-type="float">
            <text:p>0,7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57064" calcext:value-type="float">
            <text:p>-1,57</text:p>
          </table:table-cell>
          <table:table-cell office:value-type="float" office:value="5.68421" calcext:value-type="float">
            <text:p>5,68</text:p>
          </table:table-cell>
          <table:table-cell office:value-type="string" calcext:value-type="string">
            <text:p>Phasenverschoben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4" calcext:value-type="float">
            <text:p>84</text:p>
          </table:table-cell>
          <table:table-cell office:value-type="time" office:time-value="PT02H42M00S" calcext:value-type="time">
            <text:p>02:42</text:p>
          </table:table-cell>
          <table:table-cell office:value-type="time" office:time-value="PT12H11M00S" calcext:value-type="time">
            <text:p>12: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4795" calcext:value-type="float">
            <text:p>0,025</text:p>
          </table:table-cell>
          <table:table-cell office:value-type="float" office:value="5.95" calcext:value-type="float">
            <text:p>5,95</text:p>
          </table:table-cell>
          <table:table-cell office:value-type="float" office:value="0.7" calcext:value-type="float">
            <text:p>0,7</text:p>
          </table:table-cell>
          <table:table-cell office:value-type="float" office:value="-0.0208333" calcext:value-type="float">
            <text:p>-0,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2.69" calcext:value-type="float">
            <text:p>-2,69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Fringes wide (5)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1" calcext:value-type="date">
            <text:p>1926-02-11</text:p>
          </table:table-cell>
          <table:table-cell table:style-name="ce41" office:value-type="float" office:value="85" calcext:value-type="float">
            <text:p>85</text:p>
          </table:table-cell>
          <table:table-cell office:value-type="time" office:time-value="PT03H12M00S" calcext:value-type="time">
            <text:p>03:12</text:p>
          </table:table-cell>
          <table:table-cell office:value-type="time" office:time-value="PT12H41M00S" calcext:value-type="time">
            <text:p>12: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64197" calcext:value-type="float">
            <text:p>0,016</text:p>
          </table:table-cell>
          <table:table-cell office:value-type="float" office:value="5.85" calcext:value-type="float">
            <text:p>5,85</text:p>
          </table:table-cell>
          <table:table-cell office:value-type="float" office:value="0.7" calcext:value-type="float">
            <text:p>0,7</text:p>
          </table:table-cell>
          <table:table-cell office:value-type="float" office:value="-0.0775862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99446" calcext:value-type="float">
            <text:p>-0,99</text:p>
          </table:table-cell>
          <table:table-cell office:value-type="float" office:value="4.78947" calcext:value-type="float">
            <text:p>4,79</text:p>
          </table:table-cell>
          <table:table-cell/>
          <table:table-cell office:value-type="string" calcext:value-type="string">
            <text:p>Clear. desk in SW all night. (6 fr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6" calcext:value-type="float">
            <text:p>86</text:p>
          </table:table-cell>
          <table:table-cell office:value-type="time" office:time-value="PT03H41M00S" calcext:value-type="time">
            <text:p>03:41</text:p>
          </table:table-cell>
          <table:table-cell office:value-type="time" office:time-value="PT13H10M00S" calcext:value-type="time">
            <text:p>13: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38122" calcext:value-type="float">
            <text:p>0,014</text:p>
          </table:table-cell>
          <table:table-cell office:value-type="float" office:value="5.675" calcext:value-type="float">
            <text:p>5,68</text:p>
          </table:table-cell>
          <table:table-cell office:value-type="float" office:value="0.7" calcext:value-type="float">
            <text:p>0,7</text:p>
          </table:table-cell>
          <table:table-cell office:value-type="float" office:value="-0.0967742" calcext:value-type="float">
            <text:p>-0,1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27" calcext:value-type="float">
            <text:p>-1,27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 (5)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7" calcext:value-type="float">
            <text:p>87</text:p>
          </table:table-cell>
          <table:table-cell office:value-type="time" office:time-value="PT04H13M00S" calcext:value-type="time">
            <text:p>04:13</text:p>
          </table:table-cell>
          <table:table-cell office:value-type="time" office:time-value="PT13H42M00S" calcext:value-type="time">
            <text:p>13: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3667" calcext:value-type="float">
            <text:p>0,015</text:p>
          </table:table-cell>
          <table:table-cell office:value-type="float" office:value="5.525" calcext:value-type="float">
            <text:p>5,53</text:p>
          </table:table-cell>
          <table:table-cell office:value-type="float" office:value="0.6" calcext:value-type="float">
            <text:p>0,6</text:p>
          </table:table-cell>
          <table:table-cell office:value-type="float" office:value="-0.046875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36011" calcext:value-type="float">
            <text:p>-1,36</text:p>
          </table:table-cell>
          <table:table-cell office:value-type="float" office:value="5.73684" calcext:value-type="float">
            <text:p>5,74</text:p>
          </table:table-cell>
          <table:table-cell/>
          <table:table-cell office:value-type="string" calcext:value-type="string">
            <text:p>Clear. Fringes wide (5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8" calcext:value-type="float">
            <text:p>88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14H19M00S" calcext:value-type="time">
            <text:p>14: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8739" calcext:value-type="float">
            <text:p>0,019</text:p>
          </table:table-cell>
          <table:table-cell office:value-type="float" office:value="5.4125" calcext:value-type="float">
            <text:p>5,41</text:p>
          </table:table-cell>
          <table:table-cell office:value-type="float" office:value="0.5" calcext:value-type="float">
            <text:p>0,5</text:p>
          </table:table-cell>
          <table:table-cell office:value-type="float" office:value="-0.0520833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21605" calcext:value-type="float">
            <text:p>-1,22</text:p>
          </table:table-cell>
          <table:table-cell office:value-type="float" office:value="7.44444" calcext:value-type="float">
            <text:p>7,44</text:p>
          </table:table-cell>
          <table:table-cell/>
          <table:table-cell office:value-type="string" calcext:value-type="string">
            <text:p>Clear. desk in SW. 8 fr in fiel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9" calcext:value-type="float">
            <text:p>89</text:p>
          </table:table-cell>
          <table:table-cell office:value-type="time" office:time-value="PT05H19M00S" calcext:value-type="time">
            <text:p>05:19</text:p>
          </table:table-cell>
          <table:table-cell office:value-type="time" office:time-value="PT14H49M00S" calcext:value-type="time">
            <text:p>14: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9473" calcext:value-type="float">
            <text:p>0,016</text:p>
          </table:table-cell>
          <table:table-cell office:value-type="float" office:value="5.325" calcext:value-type="float">
            <text:p>5,33</text:p>
          </table:table-cell>
          <table:table-cell office:value-type="float" office:value="0.4" calcext:value-type="float">
            <text:p>0,4</text:p>
          </table:table-cell>
          <table:table-cell office:value-type="float" office:value="-0.0258621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675" calcext:value-type="float">
            <text:p>0,17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8 fr in fiel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0" calcext:value-type="float">
            <text:p>90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15H09M00S" calcext:value-type="time">
            <text:p>15: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2337" calcext:value-type="float">
            <text:p>0,012</text:p>
          </table:table-cell>
          <table:table-cell office:value-type="float" office:value="5.28125" calcext:value-type="float">
            <text:p>5,28</text:p>
          </table:table-cell>
          <table:table-cell office:value-type="float" office:value="0.5" calcext:value-type="float">
            <text:p>0,5</text:p>
          </table:table-cell>
          <table:table-cell office:value-type="float" office:value="-0.0296053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415" calcext:value-type="float">
            <text:p>-1,42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8 fr to field,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1" calcext:value-type="date">
            <text:p>1926-02-11</text:p>
          </table:table-cell>
          <table:table-cell table:style-name="ce41" office:value-type="float" office:value="91" calcext:value-type="float">
            <text:p>9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49689" calcext:value-type="float">
            <text:p>0,015</text:p>
          </table:table-cell>
          <table:table-cell office:value-type="float" office:value="5.23125" calcext:value-type="float">
            <text:p>5,23</text:p>
          </table:table-cell>
          <table:table-cell office:value-type="float" office:value="0.5" calcext:value-type="float">
            <text:p>0,5</text:p>
          </table:table-cell>
          <table:table-cell office:value-type="float" office:value="-0.0183824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66" calcext:value-type="float">
            <text:p>-1,66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verringerte Amplitude</text:p>
          </table:table-cell>
          <table:table-cell office:value-type="string" calcext:value-type="string">
            <text:p>Clear. All night: moderate north wind, cool, and gusty. Sun rise about 6:40, 'sea of fog'. Fringes med width(8) 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11" calcext:value-type="date">
            <text:p>1926-02-11</text:p>
          </table:table-cell>
          <table:table-cell table:style-name="ce38" office:value-type="float" office:value="92" calcext:value-type="float">
            <text:p>92</text:p>
          </table:table-cell>
          <table:table-cell table:style-name="ce61" office:value-type="time" office:time-value="PT15H42M00S" calcext:value-type="time">
            <text:p>15:42</text:p>
          </table:table-cell>
          <table:table-cell table:style-name="ce61" office:value-type="time" office:time-value="PT01H14M00S" calcext:value-type="time">
            <text:p>01:14</text:p>
          </table:table-cell>
          <table:table-cell table:style-name="ce67" office:value-type="string" calcext:value-type="string">
            <text:p>sv</text:p>
          </table:table-cell>
          <table:table-cell table:style-name="ce67" office:value-type="string" calcext:value-type="string">
            <text:p>fw</text:p>
          </table:table-cell>
          <table:table-cell table:style-name="ce78" office:value-type="float" office:value="0.00730005" calcext:value-type="float">
            <text:p>0,007</text:p>
          </table:table-cell>
          <table:table-cell table:style-name="ce93" office:value-type="float" office:value="7.2225" calcext:value-type="float">
            <text:p>7,22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125" calcext:value-type="float">
            <text:p>-0,1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-0.3175" calcext:value-type="float">
            <text:p>-0,32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38" office:value-type="string" calcext:value-type="string">
            <text:p>Heavy fog, on the ground. Moderate south wind. cool. Fringes wide (6)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3" calcext:value-type="float">
            <text:p>93</text:p>
          </table:table-cell>
          <table:table-cell office:value-type="time" office:time-value="PT16H02M00S" calcext:value-type="time">
            <text:p>16:02</text:p>
          </table:table-cell>
          <table:table-cell office:value-type="time" office:time-value="PT01H34M00S" calcext:value-type="time">
            <text:p>01: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656413" calcext:value-type="float">
            <text:p>0,007</text:p>
          </table:table-cell>
          <table:table-cell office:value-type="float" office:value="7.19375" calcext:value-type="float">
            <text:p>7,19</text:p>
          </table:table-cell>
          <table:table-cell office:value-type="float" office:value="0.25" calcext:value-type="float">
            <text:p>0,25</text:p>
          </table:table-cell>
          <table:table-cell office:value-type="float" office:value="-0.006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string" calcext:value-type="string">
            <text:p>Fog. desk in SW. Fringes med(7) very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4" calcext:value-type="float">
            <text:p>94</text:p>
          </table:table-cell>
          <table:table-cell office:value-type="time" office:time-value="PT16H22M00S" calcext:value-type="time">
            <text:p>16:22</text:p>
          </table:table-cell>
          <table:table-cell office:value-type="time" office:time-value="PT01H54M00S" calcext:value-type="time">
            <text:p>01: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703503" calcext:value-type="float">
            <text:p>0,007</text:p>
          </table:table-cell>
          <table:table-cell office:value-type="float" office:value="7.125" calcext:value-type="float">
            <text:p>7,13</text:p>
          </table:table-cell>
          <table:table-cell office:value-type="float" office:value="0.25" calcext:value-type="float">
            <text:p>0,2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5" calcext:value-type="float">
            <text:p>0,7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Heavy Fog on ground, desk in SW. Fringes med wide (8)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12" calcext:value-type="date">
            <text:p>1926-02-12</text:p>
          </table:table-cell>
          <table:table-cell table:style-name="ce38" office:value-type="float" office:value="95" calcext:value-type="float">
            <text:p>95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61" office:value-type="time" office:time-value="PT10H41M00S" calcext:value-type="time">
            <text:p>10:41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fcrw</text:p>
          </table:table-cell>
          <table:table-cell table:style-name="ce78" office:value-type="float" office:value="0.0135595" calcext:value-type="float">
            <text:p>0,014</text:p>
          </table:table-cell>
          <table:table-cell table:style-name="ce93" office:value-type="float" office:value="3.80625" calcext:value-type="float">
            <text:p>3,8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09375" calcext:value-type="float">
            <text:p>-0,01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09695" calcext:value-type="float">
            <text:p>-1,10</text:p>
          </table:table-cell>
          <table:table-cell table:style-name="ce93" office:value-type="float" office:value="5.89474" calcext:value-type="float">
            <text:p>5,89</text:p>
          </table:table-cell>
          <table:table-cell table:style-name="ce38" office:value-type="string" calcext:value-type="string">
            <text:p>Gruppe im Sturm gemessen!</text:p>
          </table:table-cell>
          <table:table-cell table:style-name="ce38" office:value-type="string" calcext:value-type="string">
            <text:p>Rain, wind, fog. desk in SW. Fringes very wide (5) + steady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96" calcext:value-type="float">
            <text:p>96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1H04M00S" calcext:value-type="time">
            <text:p>11: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58594" calcext:value-type="float">
            <text:p>0,016</text:p>
          </table:table-cell>
          <table:table-cell office:value-type="float" office:value="3.765" calcext:value-type="float">
            <text:p>3,77</text:p>
          </table:table-cell>
          <table:table-cell office:value-type="float" office:value="0.15" calcext:value-type="float">
            <text:p>0,15</text:p>
          </table:table-cell>
          <table:table-cell office:value-type="float" office:value="-0.0456522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08951" calcext:value-type="float">
            <text:p>-1,09</text:p>
          </table:table-cell>
          <table:table-cell office:value-type="float" office:value="7.05556" calcext:value-type="float">
            <text:p>7,06</text:p>
          </table:table-cell>
          <table:table-cell office:value-type="string" calcext:value-type="string">
            <text:p>Kleine Störung</text:p>
          </table:table-cell>
          <table:table-cell office:value-type="string" calcext:value-type="string">
            <text:p>Rainstorm, desk in SW. Fringes wide (6)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97" calcext:value-type="float">
            <text:p>97</text:p>
          </table:table-cell>
          <table:table-cell office:value-type="time" office:time-value="PT02H02M00S" calcext:value-type="time">
            <text:p>02:02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32085" calcext:value-type="float">
            <text:p>0,013</text:p>
          </table:table-cell>
          <table:table-cell office:value-type="float" office:value="3.73625" calcext:value-type="float">
            <text:p>3,74</text:p>
          </table:table-cell>
          <table:table-cell office:value-type="float" office:value="0.12" calcext:value-type="float">
            <text:p>0,12</text:p>
          </table:table-cell>
          <table:table-cell office:value-type="float" office:value="0.0154412" calcext:value-type="float">
            <text:p>0,0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45" calcext:value-type="float">
            <text:p>-1,45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Rainstorm. desk in SW. Fringes med wide (7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8" calcext:value-type="float">
            <text:p>98</text:p>
          </table:table-cell>
          <table:table-cell office:value-type="time" office:time-value="PT02H21M00S" calcext:value-type="time">
            <text:p>02:21</text:p>
          </table:table-cell>
          <table:table-cell office:value-type="time" office:time-value="PT11H54M00S" calcext:value-type="time">
            <text:p>11: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26695" calcext:value-type="float">
            <text:p>0,013</text:p>
          </table:table-cell>
          <table:table-cell office:value-type="float" office:value="3.77" calcext:value-type="float">
            <text:p>3,77</text:p>
          </table:table-cell>
          <table:table-cell office:value-type="float" office:value="0.2" calcext:value-type="float">
            <text:p>0,2</text:p>
          </table:table-cell>
          <table:table-cell office:value-type="float" office:value="0.0394737" calcext:value-type="float">
            <text:p>0,04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47" calcext:value-type="float">
            <text:p>-0,47</text:p>
          </table:table-cell>
          <table:table-cell office:value-type="float" office:value="7.4" calcext:value-type="float">
            <text:p>7,40</text:p>
          </table:table-cell>
          <table:table-cell/>
          <table:table-cell office:value-type="string" calcext:value-type="string">
            <text:p>Rainstorm. desk in SW. fringes wide (6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9" calcext:value-type="float">
            <text:p>99</text:p>
          </table:table-cell>
          <table:table-cell office:value-type="time" office:time-value="PT02H50M00S" calcext:value-type="time">
            <text:p>02:50</text:p>
          </table:table-cell>
          <table:table-cell office:value-type="time" office:time-value="PT12H33M00S" calcext:value-type="time">
            <text:p>12: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0948" calcext:value-type="float">
            <text:p>0,011</text:p>
          </table:table-cell>
          <table:table-cell office:value-type="float" office:value="3.68375" calcext:value-type="float">
            <text:p>3,68</text:p>
          </table:table-cell>
          <table:table-cell office:value-type="float" office:value="0.15" calcext:value-type="float">
            <text:p>0,15</text:p>
          </table:table-cell>
          <table:table-cell office:value-type="float" office:value="-0.0479167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31481" calcext:value-type="float">
            <text:p>-1,31</text:p>
          </table:table-cell>
          <table:table-cell office:value-type="float" office:value="4.16667" calcext:value-type="float">
            <text:p>4,17</text:p>
          </table:table-cell>
          <table:table-cell/>
          <table:table-cell office:value-type="string" calcext:value-type="string">
            <text:p>Rainstorm. desk in SW. Fringes wide(7) very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100" calcext:value-type="float">
            <text:p>100</text:p>
          </table:table-cell>
          <table:table-cell office:value-type="time" office:time-value="PT03H19M00S" calcext:value-type="time">
            <text:p>03:19</text:p>
          </table:table-cell>
          <table:table-cell office:value-type="time" office:time-value="PT12H52M00S" calcext:value-type="time">
            <text:p>12: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19219" calcext:value-type="float">
            <text:p>0,012</text:p>
          </table:table-cell>
          <table:table-cell office:value-type="float" office:value="3.5825" calcext:value-type="float">
            <text:p>3,58</text:p>
          </table:table-cell>
          <table:table-cell office:value-type="float" office:value="0.28" calcext:value-type="float">
            <text:p>0,2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13019" calcext:value-type="float">
            <text:p>0,31</text:p>
          </table:table-cell>
          <table:table-cell office:value-type="float" office:value="6.63158" calcext:value-type="float">
            <text:p>6,63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torm. desk in SW. Fringes wide(6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101" calcext:value-type="float">
            <text:p>101</text:p>
          </table:table-cell>
          <table:table-cell office:value-type="time" office:time-value="PT03H40M00S" calcext:value-type="time">
            <text:p>03:40</text:p>
          </table:table-cell>
          <table:table-cell office:value-type="time" office:time-value="PT13H13M00S" calcext:value-type="time">
            <text:p>13: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0791443" calcext:value-type="float">
            <text:p>0,008</text:p>
          </table:table-cell>
          <table:table-cell office:value-type="float" office:value="3.5675" calcext:value-type="float">
            <text:p>3,57</text:p>
          </table:table-cell>
          <table:table-cell office:value-type="float" office:value="0.28" calcext:value-type="float">
            <text:p>0,28</text:p>
          </table:table-cell>
          <table:table-cell office:value-type="float" office:value="0.014062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525" calcext:value-type="float">
            <text:p>-0,5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Storm. desk in SW. End of Series. Dismounted optical Parts. Fringes wide (6) steady.</text:p>
          </table:table-cell>
          <table:table-cell table:number-columns-repeated="1005"/>
        </table:table-row>
        <table:table-row table:style-name="ro1" table:number-rows-repeated="10482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3:05:49.165940346</meta:creation-date>
    <dc:date>2020-12-27T13:22:09.284311703</dc:date>
    <meta:editing-duration>PT15M1S</meta:editing-duration>
    <meta:editing-cycles>5</meta:editing-cycles>
    <meta:generator>LibreOffice/6.1.5.2$Linux_X86_64 LibreOffice_project/10$Build-2</meta:generator>
    <meta:document-statistic meta:table-count="1" meta:cell-count="4530" meta:object-count="0"/>
  </office:meta>
</office:document-meta>
</file>